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2.3689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2H35M05.303S">
            <text:p>12:35:05.30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35M05.336S">
            <text:p>12:35:05.34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2H35M05.357S">
            <text:p>12:35:05.36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2H35M05.36S">
            <text:p>12:35:05.36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2H35M05.379S">
            <text:p>12:35:05.38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2H35M05.313S">
            <text:p>12:35:05.31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2H35M05.405S">
            <text:p>12:35:05.41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2H35M05.416S">
            <text:p>12:35:05.42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2H35M05.441S">
            <text:p>12:35:05.44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2H35M05.459S">
            <text:p>12:35:05.46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2H35M05.468S">
            <text:p>12:35:05.47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2H35M05.363S">
            <text:p>12:35:05.36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2H35M05.392S">
            <text:p>12:35:05.39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2H35M05.342S">
            <text:p>12:35:05.34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2H35M05.494S">
            <text:p>12:35:05.49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2H35M05.511S">
            <text:p>12:35:05.51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2H35M05.52S">
            <text:p>12:35:05.52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2H35M05.541S">
            <text:p>12:35:05.54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2H35M05.568S">
            <text:p>12:35:05.57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2H35M05.571S">
            <text:p>12:35:05.57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2H35M05.593S">
            <text:p>12:35:05.59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2H35M05.615S">
            <text:p>12:35:05.62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2H35M05.498S">
            <text:p>12:35:05.50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2H35M05.622S">
            <text:p>12:35:05.62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2H35M05.485S">
            <text:p>12:35:05.49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2H35M05.64S">
            <text:p>12:35:05.64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2H35M05.67S">
            <text:p>12:35:05.67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2H35M05.674S">
            <text:p>12:35:05.67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2H35M05.69S">
            <text:p>12:35:05.69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2H35M05.473S">
            <text:p>12:35:05.47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2H35M05.499S">
            <text:p>12:35:05.50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2H35M05.386S">
            <text:p>12:35:05.39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328">
            <text:p>328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2H35M05.717S">
            <text:p>12:35:05.72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2H35M05.723S">
            <text:p>12:35:05.72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2H35M05.739S">
            <text:p>12:35:05.74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2H35M05.472S">
            <text:p>12:35:05.47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2H35M05.361S">
            <text:p>12:35:05.36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406">
            <text:p>406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2H35M05.771S">
            <text:p>12:35:05.77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2H35M05.777S">
            <text:p>12:35:05.78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2H35M05.789S">
            <text:p>12:35:05.79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2H35M05.462S">
            <text:p>12:35:05.46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2H35M05.823S">
            <text:p>12:35:05.82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2H35M05.825S">
            <text:p>12:35:05.83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2H35M05.847S">
            <text:p>12:35:05.85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2H35M05.874S">
            <text:p>12:35:05.87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2H35M05.878S">
            <text:p>12:35:05.88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2H35M05.444S">
            <text:p>12:35:05.44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2H35M05.896S">
            <text:p>12:35:05.90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2H35M05.926S">
            <text:p>12:35:05.93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2H35M05.928S">
            <text:p>12:35:05.93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2H35M05.948S">
            <text:p>12:35:05.95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2H35M05.419S">
            <text:p>12:35:05.42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548">
            <text:p>548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2H35M05.975S">
            <text:p>12:35:05.98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2H35M05.408S">
            <text:p>12:35:05.41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577">
            <text:p>577</text:p>
          </table:table-cell>
          <table:table-cell office:value-type="string">
            <text:p>Success</text:p>
          </table:table-cell>
          <table:table-cell office:value-type="float" office:value="26348">
            <text:p>26348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2H35M05.983S">
            <text:p>12:35:05.98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2H35M05.828S">
            <text:p>12:35:05.83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2H35M05.999S">
            <text:p>12:35:06.00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2H35M05.813S">
            <text:p>12:35:05.81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2H35M06.031S">
            <text:p>12:35:06.03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2H35M06.034S">
            <text:p>12:35:06.03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2H35M06.05S">
            <text:p>12:35:06.05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2H35M05.827S">
            <text:p>12:35:05.83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2H35M06.077S">
            <text:p>12:35:06.08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2H35M06.089S">
            <text:p>12:35:06.09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2H35M06.101S">
            <text:p>12:35:06.10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2H35M05.792S">
            <text:p>12:35:05.79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318">
            <text:p>31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2H35M06.13S">
            <text:p>12:35:06.13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2H35M06.137S">
            <text:p>12:35:06.14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2H35M06.152S">
            <text:p>12:35:06.15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2H35M05.78S">
            <text:p>12:35:05.78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394">
            <text:p>39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2H35M06.181S">
            <text:p>12:35:06.18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2H35M05.768S">
            <text:p>12:35:05.77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2H35M06.191S">
            <text:p>12:35:06.19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2H35M05.774S">
            <text:p>12:35:05.77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2H35M06.203S">
            <text:p>12:35:06.20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2H35M06.232S">
            <text:p>12:35:06.23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2H35M06.237S">
            <text:p>12:35:06.24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2H35M06.254S">
            <text:p>12:35:06.25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2H35M05.755S">
            <text:p>12:35:05.76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511">
            <text:p>51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2H35M06.282S">
            <text:p>12:35:06.28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2H35M06.293S">
            <text:p>12:35:06.29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2H35M06.305S">
            <text:p>12:35:06.31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2H35M06.341S">
            <text:p>12:35:06.34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2H35M05.742S">
            <text:p>12:35:05.74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606">
            <text:p>60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2H35M05.727S">
            <text:p>12:35:05.73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633">
            <text:p>63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2H35M05.715S">
            <text:p>12:35:05.72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657">
            <text:p>657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2H35M05.708S">
            <text:p>12:35:05.71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674">
            <text:p>67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2H35M05.721S">
            <text:p>12:35:05.72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674">
            <text:p>67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2H35M05.699S">
            <text:p>12:35:05.70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755">
            <text:p>755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2H35M05.693S">
            <text:p>12:35:05.69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773">
            <text:p>77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2H35M05.678S">
            <text:p>12:35:05.68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816">
            <text:p>81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2H35M05.628S">
            <text:p>12:35:05.63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954">
            <text:p>95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2H35M05.627S">
            <text:p>12:35:05.63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1012">
            <text:p>1012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2H35M05.677S">
            <text:p>12:35:05.68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973">
            <text:p>97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2H35M05.618S">
            <text:p>12:35:05.62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1086">
            <text:p>108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2H35M05.644S">
            <text:p>12:35:05.64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1072">
            <text:p>107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2H35M05.597S">
            <text:p>12:35:05.60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1157">
            <text:p>115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2H35M05.574S">
            <text:p>12:35:05.57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1224">
            <text:p>122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2H35M05.571S">
            <text:p>12:35:05.57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1266">
            <text:p>126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2H35M05.545S">
            <text:p>12:35:05.55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1345">
            <text:p>1345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2H35M05.514S">
            <text:p>12:35:05.51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1393">
            <text:p>139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2H35M06.583S">
            <text:p>12:35:06.58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2H35M05.523S">
            <text:p>12:35:05.52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1662">
            <text:p>166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2H35M06.799S">
            <text:p>12:35:06.80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2H35M06.837S">
            <text:p>12:35:06.84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2H35M06.717S">
            <text:p>12:35:06.72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501">
            <text:p>50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2H35M06.704S">
            <text:p>12:35:06.70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530">
            <text:p>53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2H35M06.65S">
            <text:p>12:35:06.65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595">
            <text:p>59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2H35M06.495S">
            <text:p>12:35:06.50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763">
            <text:p>76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2H35M06.467S">
            <text:p>12:35:06.47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804">
            <text:p>80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2H35M06.395S">
            <text:p>12:35:06.40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889">
            <text:p>88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2H35M06.372S">
            <text:p>12:35:06.37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923">
            <text:p>923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2H35M06.383S">
            <text:p>12:35:06.38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924">
            <text:p>92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2H35M06.361S">
            <text:p>12:35:06.36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1005">
            <text:p>100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2H35M06.349S">
            <text:p>12:35:06.35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1033">
            <text:p>103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2H35M06.755S">
            <text:p>12:35:06.76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638">
            <text:p>63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2H35M06.344S">
            <text:p>12:35:06.34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1101">
            <text:p>110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2H35M06.308S">
            <text:p>12:35:06.31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1154">
            <text:p>115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2H35M06.285S">
            <text:p>12:35:06.29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1214">
            <text:p>121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2H35M06.296S">
            <text:p>12:35:06.30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1238">
            <text:p>123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2H35M06.267S">
            <text:p>12:35:06.27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1311">
            <text:p>131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2H35M06.257S">
            <text:p>12:35:06.26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1362">
            <text:p>136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2H35M06.24S">
            <text:p>12:35:06.24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1431">
            <text:p>143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2H35M06.201S">
            <text:p>12:35:06.20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1483">
            <text:p>148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2H35M06.235S">
            <text:p>12:35:06.24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1511">
            <text:p>151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2H35M06.206S">
            <text:p>12:35:06.21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1554">
            <text:p>155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2H35M06.188S">
            <text:p>12:35:06.19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1658">
            <text:p>1658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2H35M06.184S">
            <text:p>12:35:06.18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1674">
            <text:p>1674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2H35M06.175S">
            <text:p>12:35:06.18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1723">
            <text:p>172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2H35M06.155S">
            <text:p>12:35:06.16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1789">
            <text:p>178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2H35M06.194S">
            <text:p>12:35:06.19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1762">
            <text:p>176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2H35M06.14S">
            <text:p>12:35:06.14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1871">
            <text:p>187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2H35M06.11S">
            <text:p>12:35:06.11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941">
            <text:p>194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2H35M06.133S">
            <text:p>12:35:06.13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1930">
            <text:p>193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2H35M06.104S">
            <text:p>12:35:06.10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2011">
            <text:p>201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2H35M06.061S">
            <text:p>12:35:06.06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2066">
            <text:p>206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2H35M06.08S">
            <text:p>12:35:06.08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2078">
            <text:p>207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2H35M06.092S">
            <text:p>12:35:06.09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2086">
            <text:p>2086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2H35M06.053S">
            <text:p>12:35:06.05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2169">
            <text:p>216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2H35M06.038S">
            <text:p>12:35:06.04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2229">
            <text:p>222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2H35M06.034S">
            <text:p>12:35:06.03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2273">
            <text:p>2273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2H35M06.007S">
            <text:p>12:35:06.01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2368">
            <text:p>2368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2H35M05.993S">
            <text:p>12:35:05.99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2394">
            <text:p>239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2H35M06.003S">
            <text:p>12:35:06.00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2399">
            <text:p>239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2H35M05.986S">
            <text:p>12:35:05.99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2469">
            <text:p>246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2H35M05.987S">
            <text:p>12:35:05.99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2480">
            <text:p>2480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2H35M05.967S">
            <text:p>12:35:05.97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2580">
            <text:p>2580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2H35M05.931S">
            <text:p>12:35:05.93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2671">
            <text:p>267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2H35M05.952S">
            <text:p>12:35:05.95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2669">
            <text:p>2669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2H35M05.978S">
            <text:p>12:35:05.98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2657">
            <text:p>265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2H35M05.929S">
            <text:p>12:35:05.93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2782">
            <text:p>2782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2H35M05.89S">
            <text:p>12:35:05.89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2913">
            <text:p>2913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2H35M05.899S">
            <text:p>12:35:05.90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2918">
            <text:p>2918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2H35M08.547S">
            <text:p>12:35:08.55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949">
            <text:p>949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2H35M05.877S">
            <text:p>12:35:05.88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3670">
            <text:p>3670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2H35M05.882S">
            <text:p>12:35:05.88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3677">
            <text:p>3677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2H35M05.85S">
            <text:p>12:35:05.85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3721">
            <text:p>3721</text:p>
          </table:table-cell>
          <table:table-cell office:value-type="string">
            <text:p>Success</text:p>
          </table:table-cell>
          <table:table-cell office:value-type="float" office:value="26347">
            <text:p>26347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2H35M08.635S">
            <text:p>12:35:08.64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948">
            <text:p>94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2H35M08.603S">
            <text:p>12:35:08.60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992">
            <text:p>99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2H35M08.622S">
            <text:p>12:35:08.62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988">
            <text:p>98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2H35M08.456S">
            <text:p>12:35:08.46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1172">
            <text:p>117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2H35M08.402S">
            <text:p>12:35:08.40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1237">
            <text:p>123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2H35M08.388S">
            <text:p>12:35:08.39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1263">
            <text:p>126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2H35M08.308S">
            <text:p>12:35:08.31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1355">
            <text:p>135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2H35M08.268S">
            <text:p>12:35:08.27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1407">
            <text:p>140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2H35M08.223S">
            <text:p>12:35:08.22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1463">
            <text:p>146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2H35M08.159S">
            <text:p>12:35:08.16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1540">
            <text:p>154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2H35M08.468S">
            <text:p>12:35:08.47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1242">
            <text:p>1242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2H35M08.128S">
            <text:p>12:35:08.13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1599">
            <text:p>159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2H35M08.179S">
            <text:p>12:35:08.18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1563">
            <text:p>156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2H35M08.116S">
            <text:p>12:35:08.12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1638">
            <text:p>163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2H35M08.064S">
            <text:p>12:35:08.06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1702">
            <text:p>170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2H35M08.052S">
            <text:p>12:35:08.05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1730">
            <text:p>173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2H35M08.012S">
            <text:p>12:35:08.01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1786">
            <text:p>178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2H35M07.957S">
            <text:p>12:35:07.96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1855">
            <text:p>185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2H35M07.945S">
            <text:p>12:35:07.95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1881">
            <text:p>188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2H35M07.899S">
            <text:p>12:35:07.90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1939">
            <text:p>193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2H35M07.859S">
            <text:p>12:35:07.86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1996">
            <text:p>19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2H35M07.761S">
            <text:p>12:35:07.76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2105">
            <text:p>210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2H35M07.747S">
            <text:p>12:35:07.75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2131">
            <text:p>213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2H35M07.685S">
            <text:p>12:35:07.69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2204">
            <text:p>220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2H35M07.672S">
            <text:p>12:35:07.67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2236">
            <text:p>223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2H35M07.62S">
            <text:p>12:35:07.62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2299">
            <text:p>229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2H35M07.535S">
            <text:p>12:35:07.54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2396">
            <text:p>23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2H35M07.5S">
            <text:p>12:35:07.50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2443">
            <text:p>244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2H35M07.462S">
            <text:p>12:35:07.46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2493">
            <text:p>249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2H35M07.446S">
            <text:p>12:35:07.45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2531">
            <text:p>253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2H35M07.394S">
            <text:p>12:35:07.39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2590">
            <text:p>259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2H35M07.383S">
            <text:p>12:35:07.38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2611">
            <text:p>261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2H35M07.367S">
            <text:p>12:35:07.37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2644">
            <text:p>264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2H35M07.285S">
            <text:p>12:35:07.29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2739">
            <text:p>273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2H35M07.271S">
            <text:p>12:35:07.27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2763">
            <text:p>276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2H35M07.259S">
            <text:p>12:35:07.26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2786">
            <text:p>278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2H35M07.246S">
            <text:p>12:35:07.25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2812">
            <text:p>281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2H35M07.234S">
            <text:p>12:35:07.23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2840">
            <text:p>284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2H35M07.219S">
            <text:p>12:35:07.22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2867">
            <text:p>286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2H35M07.209S">
            <text:p>12:35:07.21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2893">
            <text:p>289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2H35M07.196S">
            <text:p>12:35:07.20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2921">
            <text:p>292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2H35M07.185S">
            <text:p>12:35:07.19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2950">
            <text:p>295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2H35M07.088S">
            <text:p>12:35:07.09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3057">
            <text:p>305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2H35M06.908S">
            <text:p>12:35:06.91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3251">
            <text:p>325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2H35M06.891S">
            <text:p>12:35:06.89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3279">
            <text:p>327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2H35M08.712S">
            <text:p>12:35:08.71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1517">
            <text:p>151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2H35M08.804S">
            <text:p>12:35:08.80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1451">
            <text:p>1451</text:p>
          </table:table-cell>
          <table:table-cell office:value-type="string">
            <text:p>Success</text:p>
          </table:table-cell>
          <table:table-cell office:value-type="float" office:value="26389">
            <text:p>26389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2H35M08.818S">
            <text:p>12:35:08.82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1470">
            <text:p>147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2H35M10.288S">
            <text:p>12:35:10.29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2H35M10.23S">
            <text:p>12:35:10.23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308">
            <text:p>30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2H35M10.171S">
            <text:p>12:35:10.17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516">
            <text:p>51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2H35M10.159S">
            <text:p>12:35:10.16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697">
            <text:p>69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2H35M10.136S">
            <text:p>12:35:10.14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882">
            <text:p>88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2H35M09.956S">
            <text:p>12:35:09.96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1293">
            <text:p>129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2H35M09.978S">
            <text:p>12:35:09.98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1307">
            <text:p>130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2H35M09.879S">
            <text:p>12:35:09.88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1579">
            <text:p>157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2H35M09.92S">
            <text:p>12:35:09.92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1575">
            <text:p>157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2H35M09.909S">
            <text:p>12:35:09.91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1614">
            <text:p>161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2H35M09.867S">
            <text:p>12:35:09.87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1667">
            <text:p>166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2H35M09.855S">
            <text:p>12:35:09.86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1690">
            <text:p>169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2H35M09.826S">
            <text:p>12:35:09.83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1732">
            <text:p>173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2H35M09.812S">
            <text:p>12:35:09.81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1763">
            <text:p>176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2H35M09.932S">
            <text:p>12:35:09.93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1695">
            <text:p>169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2H35M09.766S">
            <text:p>12:35:09.77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1896">
            <text:p>1896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2H35M09.798S">
            <text:p>12:35:09.80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1878">
            <text:p>1878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2H35M09.943S">
            <text:p>12:35:09.94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1745">
            <text:p>1745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2H35M09.743S">
            <text:p>12:35:09.74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2103">
            <text:p>210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2H35M09.699S">
            <text:p>12:35:09.70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2229">
            <text:p>222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2H35M09.755S">
            <text:p>12:35:09.76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2183">
            <text:p>218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2H35M09.687S">
            <text:p>12:35:09.69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2264">
            <text:p>2264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2H35M09.675S">
            <text:p>12:35:09.68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2289">
            <text:p>228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2H35M09.664S">
            <text:p>12:35:09.66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2330">
            <text:p>233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2H35M09.628S">
            <text:p>12:35:09.63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2550">
            <text:p>255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2H35M09.547S">
            <text:p>12:35:09.55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2763">
            <text:p>276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2H35M06.639S">
            <text:p>12:35:06.6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742">
            <text:p>5742</text:p>
          </table:table-cell>
          <table:table-cell office:value-type="string">
            <text:p>Success</text:p>
          </table:table-cell>
          <table:table-cell office:value-type="float" office:value="156824">
            <text:p>156824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2H35M11.663S">
            <text:p>12:35:11.6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72">
            <text:p>772</text:p>
          </table:table-cell>
          <table:table-cell office:value-type="string">
            <text:p>Success</text:p>
          </table:table-cell>
          <table:table-cell office:value-type="float" office:value="158250">
            <text:p>158250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2H35M07.579S">
            <text:p>12:35:07.5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863">
            <text:p>4863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2H35M08.376S">
            <text:p>12:35:08.3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073">
            <text:p>4073</text:p>
          </table:table-cell>
          <table:table-cell office:value-type="string">
            <text:p>Success</text:p>
          </table:table-cell>
          <table:table-cell office:value-type="float" office:value="156822">
            <text:p>156822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2H35M07.296S">
            <text:p>12:35:07.3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217">
            <text:p>5217</text:p>
          </table:table-cell>
          <table:table-cell office:value-type="string">
            <text:p>Success</text:p>
          </table:table-cell>
          <table:table-cell office:value-type="float" office:value="158136">
            <text:p>158136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2H35M10.856S">
            <text:p>12:35:10.8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694">
            <text:p>1694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2H35M09.639S">
            <text:p>12:35:09.64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2912">
            <text:p>291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2H35M11.995S">
            <text:p>12:35:12.0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85">
            <text:p>585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2H35M09.596S">
            <text:p>12:35:09.60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3003">
            <text:p>3003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2H35M09.783S">
            <text:p>12:35:09.7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835">
            <text:p>2835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2H35M09.611S">
            <text:p>12:35:09.61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3029">
            <text:p>3029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2H35M10.046S">
            <text:p>12:35:10.0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612">
            <text:p>2612</text:p>
          </table:table-cell>
          <table:table-cell office:value-type="string">
            <text:p>Success</text:p>
          </table:table-cell>
          <table:table-cell office:value-type="float" office:value="156838">
            <text:p>156838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2H35M07.308S">
            <text:p>12:35:07.3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393">
            <text:p>5393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2H35M07.847S">
            <text:p>12:35:07.8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871">
            <text:p>4871</text:p>
          </table:table-cell>
          <table:table-cell office:value-type="string">
            <text:p>Success</text:p>
          </table:table-cell>
          <table:table-cell office:value-type="float" office:value="156821">
            <text:p>156821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2H35M09.559S">
            <text:p>12:35:09.56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3191">
            <text:p>3191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2H35M09.572S">
            <text:p>12:35:09.57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3190">
            <text:p>319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2H35M09.994S">
            <text:p>12:35:09.9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772">
            <text:p>2772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2H35M09.496S">
            <text:p>12:35:09.5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323">
            <text:p>3323</text:p>
          </table:table-cell>
          <table:table-cell office:value-type="string">
            <text:p>Success</text:p>
          </table:table-cell>
          <table:table-cell office:value-type="float" office:value="156822">
            <text:p>156822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2H35M11.558S">
            <text:p>12:35:11.5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264">
            <text:p>1264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2H35M09.711S">
            <text:p>12:35:09.7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114">
            <text:p>3114</text:p>
          </table:table-cell>
          <table:table-cell office:value-type="string">
            <text:p>Success</text:p>
          </table:table-cell>
          <table:table-cell office:value-type="float" office:value="156822">
            <text:p>156822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2H35M11.952S">
            <text:p>12:35:11.9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85">
            <text:p>885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2H35M09.984S">
            <text:p>12:35:09.9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856">
            <text:p>2856</text:p>
          </table:table-cell>
          <table:table-cell office:value-type="string">
            <text:p>Success</text:p>
          </table:table-cell>
          <table:table-cell office:value-type="float" office:value="156838">
            <text:p>156838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2H35M12.311S">
            <text:p>12:35:12.31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542">
            <text:p>542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2H35M11.535S">
            <text:p>12:35:11.5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340">
            <text:p>1340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2H35M10.256S">
            <text:p>12:35:10.2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653">
            <text:p>2653</text:p>
          </table:table-cell>
          <table:table-cell office:value-type="string">
            <text:p>Success</text:p>
          </table:table-cell>
          <table:table-cell office:value-type="float" office:value="156858">
            <text:p>156858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2H35M10.024S">
            <text:p>12:35:10.0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953">
            <text:p>2953</text:p>
          </table:table-cell>
          <table:table-cell office:value-type="string">
            <text:p>Success</text:p>
          </table:table-cell>
          <table:table-cell office:value-type="float" office:value="156838">
            <text:p>156838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2H35M10.058S">
            <text:p>12:35:10.0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943">
            <text:p>2943</text:p>
          </table:table-cell>
          <table:table-cell office:value-type="string">
            <text:p>Success</text:p>
          </table:table-cell>
          <table:table-cell office:value-type="float" office:value="156838">
            <text:p>156838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2H35M06.455S">
            <text:p>12:35:06.4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553">
            <text:p>6553</text:p>
          </table:table-cell>
          <table:table-cell office:value-type="string">
            <text:p>Success</text:p>
          </table:table-cell>
          <table:table-cell office:value-type="float" office:value="156822">
            <text:p>156822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2H35M05.635S">
            <text:p>12:35:05.6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386">
            <text:p>7386</text:p>
          </table:table-cell>
          <table:table-cell office:value-type="string">
            <text:p>Success</text:p>
          </table:table-cell>
          <table:table-cell office:value-type="float" office:value="157563">
            <text:p>157563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2H35M10.087S">
            <text:p>12:35:10.0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955">
            <text:p>2955</text:p>
          </table:table-cell>
          <table:table-cell office:value-type="string">
            <text:p>Success</text:p>
          </table:table-cell>
          <table:table-cell office:value-type="float" office:value="156838">
            <text:p>156838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2H35M10.075S">
            <text:p>12:35:10.0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970">
            <text:p>2970</text:p>
          </table:table-cell>
          <table:table-cell office:value-type="string">
            <text:p>Success</text:p>
          </table:table-cell>
          <table:table-cell office:value-type="float" office:value="156838">
            <text:p>156838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2H35M11.688S">
            <text:p>12:35:11.6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60">
            <text:p>1360</text:p>
          </table:table-cell>
          <table:table-cell office:value-type="string">
            <text:p>Success</text:p>
          </table:table-cell>
          <table:table-cell office:value-type="float" office:value="158250">
            <text:p>158250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2H35M12.179S">
            <text:p>12:35:12.1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10">
            <text:p>910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2H35M09.652S">
            <text:p>12:35:09.6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453">
            <text:p>3453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2H35M11.25S">
            <text:p>12:35:11.2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856">
            <text:p>1856</text:p>
          </table:table-cell>
          <table:table-cell office:value-type="string">
            <text:p>Success</text:p>
          </table:table-cell>
          <table:table-cell office:value-type="float" office:value="156872">
            <text:p>156872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2H35M10.426S">
            <text:p>12:35:10.4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765">
            <text:p>2765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2H35M11.847S">
            <text:p>12:35:11.8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43">
            <text:p>1343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2H35M11.546S">
            <text:p>12:35:11.5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648">
            <text:p>1648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2H35M11.677S">
            <text:p>12:35:11.6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534">
            <text:p>1534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2H35M10.146S">
            <text:p>12:35:10.1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081">
            <text:p>3081</text:p>
          </table:table-cell>
          <table:table-cell office:value-type="string">
            <text:p>Success</text:p>
          </table:table-cell>
          <table:table-cell office:value-type="float" office:value="156838">
            <text:p>156838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2H35M10.011S">
            <text:p>12:35:10.0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268">
            <text:p>3268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2H35M11.459S">
            <text:p>12:35:11.4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825">
            <text:p>1825</text:p>
          </table:table-cell>
          <table:table-cell office:value-type="string">
            <text:p>Success</text:p>
          </table:table-cell>
          <table:table-cell office:value-type="float" office:value="156872">
            <text:p>156872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2H35M10.688S">
            <text:p>12:35:10.6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609">
            <text:p>2609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2H35M11.939S">
            <text:p>12:35:11.9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362">
            <text:p>1362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2H35M11.628S">
            <text:p>12:35:11.6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677">
            <text:p>1677</text:p>
          </table:table-cell>
          <table:table-cell office:value-type="string">
            <text:p>Success</text:p>
          </table:table-cell>
          <table:table-cell office:value-type="float" office:value="156872">
            <text:p>156872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2H35M11.496S">
            <text:p>12:35:11.5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812">
            <text:p>1812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2H35M10.539S">
            <text:p>12:35:10.5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764">
            <text:p>2764</text:p>
          </table:table-cell>
          <table:table-cell office:value-type="string">
            <text:p>Success</text:p>
          </table:table-cell>
          <table:table-cell office:value-type="float" office:value="156872">
            <text:p>156872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2H35M11.523S">
            <text:p>12:35:11.5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809">
            <text:p>1809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2H35M11.929S">
            <text:p>12:35:11.9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405">
            <text:p>1405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2H35M09.89S">
            <text:p>12:35:09.8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453">
            <text:p>3453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2H35M11.286S">
            <text:p>12:35:11.2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051">
            <text:p>2051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2H35M11.965S">
            <text:p>12:35:11.9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87">
            <text:p>1387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2H35M10.035S">
            <text:p>12:35:10.0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302">
            <text:p>3302</text:p>
          </table:table-cell>
          <table:table-cell office:value-type="string">
            <text:p>Success</text:p>
          </table:table-cell>
          <table:table-cell office:value-type="float" office:value="156838">
            <text:p>156838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2H35M11.019S">
            <text:p>12:35:11.0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336">
            <text:p>2336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2H35M09.728S">
            <text:p>12:35:09.7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645">
            <text:p>3645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2H35M10.103S">
            <text:p>12:35:10.1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278">
            <text:p>3278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2H35M10.118S">
            <text:p>12:35:10.1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264">
            <text:p>3264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2H35M09.839S">
            <text:p>12:35:09.8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545">
            <text:p>3545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2H35M11.575S">
            <text:p>12:35:11.5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820">
            <text:p>1820</text:p>
          </table:table-cell>
          <table:table-cell office:value-type="string">
            <text:p>Success</text:p>
          </table:table-cell>
          <table:table-cell office:value-type="float" office:value="156836">
            <text:p>156836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2H35M09.584S">
            <text:p>12:35:09.58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3967">
            <text:p>396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2H35M12.763S">
            <text:p>12:35:12.76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1667">
            <text:p>1667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2H35M12.751S">
            <text:p>12:35:12.75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1690">
            <text:p>1690</text:p>
          </table:table-cell>
          <table:table-cell office:value-type="string">
            <text:p>Success</text:p>
          </table:table-cell>
          <table:table-cell office:value-type="float" office:value="26388">
            <text:p>26388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2H35M13.36S">
            <text:p>12:35:13.3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02">
            <text:p>130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2H35M12.911S">
            <text:p>12:35:12.9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762">
            <text:p>176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2H35M12.827S">
            <text:p>12:35:12.8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854">
            <text:p>185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2H35M12.6S">
            <text:p>12:35:12.6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089">
            <text:p>2089</text:p>
          </table:table-cell>
          <table:table-cell office:value-type="string">
            <text:p>Success</text:p>
          </table:table-cell>
          <table:table-cell office:value-type="float" office:value="159324">
            <text:p>159324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2H35M13.213S">
            <text:p>12:35:13.2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486">
            <text:p>148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2H35M13.023S">
            <text:p>12:35:13.0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692">
            <text:p>169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2H35M12.877S">
            <text:p>12:35:12.8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858">
            <text:p>185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2H35M12.822S">
            <text:p>12:35:12.8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932">
            <text:p>19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2H35M12.582S">
            <text:p>12:35:12.5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179">
            <text:p>21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2H35M12.842S">
            <text:p>12:35:12.8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935">
            <text:p>19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2H35M14.7S">
            <text:p>12:35:14.70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2H35M12.72S">
            <text:p>12:35:12.7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075">
            <text:p>207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2H35M13.047S">
            <text:p>12:35:13.0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757">
            <text:p>175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2H35M13.11S">
            <text:p>12:35:13.1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717">
            <text:p>17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2H35M13.092S">
            <text:p>12:35:13.0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741">
            <text:p>17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2H35M12.703S">
            <text:p>12:35:12.7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143">
            <text:p>21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2H35M14.778S">
            <text:p>12:35:14.7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2H35M14.804S">
            <text:p>12:35:14.80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2H35M14.827S">
            <text:p>12:35:14.83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2H35M14.834S">
            <text:p>12:35:14.83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2H35M14.906S">
            <text:p>12:35:14.9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2H35M14.918S">
            <text:p>12:35:14.9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2H35M14.931S">
            <text:p>12:35:14.9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2H35M14.954S">
            <text:p>12:35:14.9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119709">
            <text:p>119709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2H35M14.964S">
            <text:p>12:35:14.9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119707">
            <text:p>119707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2H35M14.895S">
            <text:p>12:35:14.9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119706">
            <text:p>119706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2H35M14.847S">
            <text:p>12:35:14.8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83">
            <text:p>383</text:p>
          </table:table-cell>
          <table:table-cell office:value-type="string">
            <text:p>Success</text:p>
          </table:table-cell>
          <table:table-cell office:value-type="float" office:value="119706">
            <text:p>119706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2H35M15.231S">
            <text:p>12:35:15.23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2H35M15.244S">
            <text:p>12:35:15.2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2H35M14.778S">
            <text:p>12:35:14.7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06">
            <text:p>506</text:p>
          </table:table-cell>
          <table:table-cell office:value-type="string">
            <text:p>Success</text:p>
          </table:table-cell>
          <table:table-cell office:value-type="float" office:value="119709">
            <text:p>119709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2H35M14.674S">
            <text:p>12:35:14.6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37">
            <text:p>637</text:p>
          </table:table-cell>
          <table:table-cell office:value-type="string">
            <text:p>Success</text:p>
          </table:table-cell>
          <table:table-cell office:value-type="float" office:value="119706">
            <text:p>119706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2H35M15.313S">
            <text:p>12:35:15.31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2H35M15.325S">
            <text:p>12:35:15.3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2H35M14.736S">
            <text:p>12:35:14.7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837">
            <text:p>837</text:p>
          </table:table-cell>
          <table:table-cell office:value-type="string">
            <text:p>Success</text:p>
          </table:table-cell>
          <table:table-cell office:value-type="float" office:value="119719">
            <text:p>119719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2H35M15.575S">
            <text:p>12:35:15.58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2H35M14.796S">
            <text:p>12:35:14.80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88">
            <text:p>88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2H35M12.553S">
            <text:p>12:35:12.5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154">
            <text:p>3154</text:p>
          </table:table-cell>
          <table:table-cell office:value-type="string">
            <text:p>Success</text:p>
          </table:table-cell>
          <table:table-cell office:value-type="float" office:value="159613">
            <text:p>159613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2H35M14.716S">
            <text:p>12:35:14.72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99">
            <text:p>99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2H35M15.126S">
            <text:p>12:35:15.1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03">
            <text:p>603</text:p>
          </table:table-cell>
          <table:table-cell office:value-type="string">
            <text:p>Success</text:p>
          </table:table-cell>
          <table:table-cell office:value-type="float" office:value="37877">
            <text:p>37877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2H35M15.626S">
            <text:p>12:35:15.6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2H35M14.682S">
            <text:p>12:35:14.6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069">
            <text:p>106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2H35M14.431S">
            <text:p>12:35:14.4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345">
            <text:p>1345</text:p>
          </table:table-cell>
          <table:table-cell office:value-type="string">
            <text:p>Success</text:p>
          </table:table-cell>
          <table:table-cell office:value-type="float" office:value="160230">
            <text:p>160230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2H35M14.442S">
            <text:p>12:35:14.4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46">
            <text:p>1346</text:p>
          </table:table-cell>
          <table:table-cell office:value-type="string">
            <text:p>Success</text:p>
          </table:table-cell>
          <table:table-cell office:value-type="float" office:value="159613">
            <text:p>159613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2H35M14.986S">
            <text:p>12:35:14.9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35">
            <text:p>835</text:p>
          </table:table-cell>
          <table:table-cell office:value-type="string">
            <text:p>Success</text:p>
          </table:table-cell>
          <table:table-cell office:value-type="float" office:value="119723">
            <text:p>119723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2H35M15.73S">
            <text:p>12:35:15.7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2H35M12.642S">
            <text:p>12:35:12.6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229">
            <text:p>3229</text:p>
          </table:table-cell>
          <table:table-cell office:value-type="string">
            <text:p>Success</text:p>
          </table:table-cell>
          <table:table-cell office:value-type="float" office:value="159616">
            <text:p>159616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2H35M12.854S">
            <text:p>12:35:12.8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030">
            <text:p>3030</text:p>
          </table:table-cell>
          <table:table-cell office:value-type="string">
            <text:p>Success</text:p>
          </table:table-cell>
          <table:table-cell office:value-type="float" office:value="159616">
            <text:p>159616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2H35M13.05S">
            <text:p>12:35:13.0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886">
            <text:p>288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2H35M13.01S">
            <text:p>12:35:13.0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940">
            <text:p>294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2H35M13.357S">
            <text:p>12:35:13.3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606">
            <text:p>260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2H35M12.444S">
            <text:p>12:35:12.4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523">
            <text:p>352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2H35M13.35S">
            <text:p>12:35:13.3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654">
            <text:p>265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2H35M13.376S">
            <text:p>12:35:13.3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639">
            <text:p>26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2H35M13.383S">
            <text:p>12:35:13.3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39">
            <text:p>26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2H35M12.824S">
            <text:p>12:35:12.8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218">
            <text:p>321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2H35M13.31S">
            <text:p>12:35:13.3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744">
            <text:p>27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2H35M13.349S">
            <text:p>12:35:13.3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725">
            <text:p>27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2H35M13.303S">
            <text:p>12:35:13.3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776">
            <text:p>277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2H35M13.004S">
            <text:p>12:35:13.0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086">
            <text:p>308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2H35M14.755S">
            <text:p>12:35:14.76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43">
            <text:p>13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2H35M13.193S">
            <text:p>12:35:13.1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937">
            <text:p>29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2H35M12.62S">
            <text:p>12:35:12.6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517">
            <text:p>35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2H35M13.311S">
            <text:p>12:35:13.3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834">
            <text:p>28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2H35M13.299S">
            <text:p>12:35:13.3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852">
            <text:p>285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2H35M14.762S">
            <text:p>12:35:14.76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93">
            <text:p>139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2H35M12.515S">
            <text:p>12:35:12.5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647">
            <text:p>364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2H35M13.307S">
            <text:p>12:35:13.3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876">
            <text:p>287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2H35M16.075S">
            <text:p>12:35:16.08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2H35M15.861S">
            <text:p>12:35:15.8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2H35M13.044S">
            <text:p>12:35:13.0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160">
            <text:p>316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2H35M16.185S">
            <text:p>12:35:16.1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2H35M13.397S">
            <text:p>12:35:13.4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829">
            <text:p>28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2H35M16.196S">
            <text:p>12:35:16.2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2H35M15.739S">
            <text:p>12:35:15.7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579">
            <text:p>5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2H35M16.227S">
            <text:p>12:35:16.23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2H35M16.301S">
            <text:p>12:35:16.30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2H35M16.319S">
            <text:p>12:35:16.3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2H35M16.367S">
            <text:p>12:35:16.37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2H35M16.33S">
            <text:p>12:35:16.3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2H35M16.163S">
            <text:p>12:35:16.1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119749">
            <text:p>119749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2H35M16.205S">
            <text:p>12:35:16.2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09">
            <text:p>309</text:p>
          </table:table-cell>
          <table:table-cell office:value-type="string">
            <text:p>Success</text:p>
          </table:table-cell>
          <table:table-cell office:value-type="float" office:value="119751">
            <text:p>119751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2H35M16.225S">
            <text:p>12:35:16.2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119749">
            <text:p>119749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2H35M16.152S">
            <text:p>12:35:16.1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30">
            <text:p>430</text:p>
          </table:table-cell>
          <table:table-cell office:value-type="string">
            <text:p>Success</text:p>
          </table:table-cell>
          <table:table-cell office:value-type="float" office:value="119751">
            <text:p>119751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2H35M16.131S">
            <text:p>12:35:16.1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54">
            <text:p>454</text:p>
          </table:table-cell>
          <table:table-cell office:value-type="string">
            <text:p>Success</text:p>
          </table:table-cell>
          <table:table-cell office:value-type="float" office:value="119754">
            <text:p>119754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2H35M16.138S">
            <text:p>12:35:16.1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119756">
            <text:p>119756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2H35M16.043S">
            <text:p>12:35:16.0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90">
            <text:p>590</text:p>
          </table:table-cell>
          <table:table-cell office:value-type="string">
            <text:p>Success</text:p>
          </table:table-cell>
          <table:table-cell office:value-type="float" office:value="119759">
            <text:p>119759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2H35M16.055S">
            <text:p>12:35:16.0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36">
            <text:p>636</text:p>
          </table:table-cell>
          <table:table-cell office:value-type="string">
            <text:p>Success</text:p>
          </table:table-cell>
          <table:table-cell office:value-type="float" office:value="119761">
            <text:p>119761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2H35M16.08S">
            <text:p>12:35:16.0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05">
            <text:p>905</text:p>
          </table:table-cell>
          <table:table-cell office:value-type="string">
            <text:p>Success</text:p>
          </table:table-cell>
          <table:table-cell office:value-type="float" office:value="119771">
            <text:p>119771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2H35M16.184S">
            <text:p>12:35:16.18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845">
            <text:p>84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2H35M16.339S">
            <text:p>12:35:16.3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05">
            <text:p>705</text:p>
          </table:table-cell>
          <table:table-cell office:value-type="string">
            <text:p>Success</text:p>
          </table:table-cell>
          <table:table-cell office:value-type="float" office:value="20892">
            <text:p>20892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2H35M16.446S">
            <text:p>12:35:16.4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14">
            <text:p>614</text:p>
          </table:table-cell>
          <table:table-cell office:value-type="string">
            <text:p>Success</text:p>
          </table:table-cell>
          <table:table-cell office:value-type="float" office:value="119771">
            <text:p>119771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2H35M16.42S">
            <text:p>12:35:16.4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119772">
            <text:p>119772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2H35M17.169S">
            <text:p>12:35:17.1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2H35M14.663S">
            <text:p>12:35:14.66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592">
            <text:p>259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2H35M15.873S">
            <text:p>12:35:15.8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391">
            <text:p>1391</text:p>
          </table:table-cell>
          <table:table-cell office:value-type="string">
            <text:p>Success</text:p>
          </table:table-cell>
          <table:table-cell office:value-type="float" office:value="67549">
            <text:p>67549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2H35M13.109S">
            <text:p>12:35:13.1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165">
            <text:p>4165</text:p>
          </table:table-cell>
          <table:table-cell office:value-type="string">
            <text:p>Success</text:p>
          </table:table-cell>
          <table:table-cell office:value-type="float" office:value="67571">
            <text:p>67571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2H35M17.03S">
            <text:p>12:35:17.0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35710">
            <text:p>35710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2H35M16.586S">
            <text:p>12:35:16.59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84">
            <text:p>78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2H35M16.515S">
            <text:p>12:35:16.52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861">
            <text:p>861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2H35M16.634S">
            <text:p>12:35:16.63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58">
            <text:p>75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2H35M15.286S">
            <text:p>12:35:15.29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118">
            <text:p>211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2H35M16.467S">
            <text:p>12:35:16.47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939">
            <text:p>93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2H35M15.951S">
            <text:p>12:35:15.95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462">
            <text:p>146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2H35M13.195S">
            <text:p>12:35:13.2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234">
            <text:p>4234</text:p>
          </table:table-cell>
          <table:table-cell office:value-type="string">
            <text:p>Success</text:p>
          </table:table-cell>
          <table:table-cell office:value-type="float" office:value="67571">
            <text:p>67571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2H35M13.281S">
            <text:p>12:35:13.2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163">
            <text:p>4163</text:p>
          </table:table-cell>
          <table:table-cell office:value-type="string">
            <text:p>Success</text:p>
          </table:table-cell>
          <table:table-cell office:value-type="float" office:value="67298">
            <text:p>67298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2H35M13.387S">
            <text:p>12:35:13.3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061">
            <text:p>4061</text:p>
          </table:table-cell>
          <table:table-cell office:value-type="string">
            <text:p>Success</text:p>
          </table:table-cell>
          <table:table-cell office:value-type="float" office:value="67571">
            <text:p>67571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2H35M15.822S">
            <text:p>12:35:15.8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630">
            <text:p>1630</text:p>
          </table:table-cell>
          <table:table-cell office:value-type="string">
            <text:p>Success</text:p>
          </table:table-cell>
          <table:table-cell office:value-type="float" office:value="37877">
            <text:p>37877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2H35M12.384S">
            <text:p>12:35:12.3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083">
            <text:p>5083</text:p>
          </table:table-cell>
          <table:table-cell office:value-type="string">
            <text:p>Success</text:p>
          </table:table-cell>
          <table:table-cell office:value-type="float" office:value="67295">
            <text:p>67295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2H35M15.167S">
            <text:p>12:35:15.1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319">
            <text:p>2319</text:p>
          </table:table-cell>
          <table:table-cell office:value-type="string">
            <text:p>Success</text:p>
          </table:table-cell>
          <table:table-cell office:value-type="float" office:value="37877">
            <text:p>37877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2H35M17.202S">
            <text:p>12:35:17.20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2H35M16.986S">
            <text:p>12:35:16.99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25">
            <text:p>52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2H35M16.634S">
            <text:p>12:35:16.63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917">
            <text:p>91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2H35M16.156S">
            <text:p>12:35:16.1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98">
            <text:p>1398</text:p>
          </table:table-cell>
          <table:table-cell office:value-type="string">
            <text:p>Success</text:p>
          </table:table-cell>
          <table:table-cell office:value-type="float" office:value="17309">
            <text:p>17309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2H35M17.061S">
            <text:p>12:35:17.0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99">
            <text:p>499</text:p>
          </table:table-cell>
          <table:table-cell office:value-type="string">
            <text:p>Success</text:p>
          </table:table-cell>
          <table:table-cell office:value-type="float" office:value="37877">
            <text:p>37877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2H35M12.979S">
            <text:p>12:35:12.9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583">
            <text:p>4583</text:p>
          </table:table-cell>
          <table:table-cell office:value-type="string">
            <text:p>Success</text:p>
          </table:table-cell>
          <table:table-cell office:value-type="float" office:value="67293">
            <text:p>67293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2H35M15.753S">
            <text:p>12:35:15.7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810">
            <text:p>1810</text:p>
          </table:table-cell>
          <table:table-cell office:value-type="string">
            <text:p>Success</text:p>
          </table:table-cell>
          <table:table-cell office:value-type="float" office:value="35712">
            <text:p>35712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2H35M13.359S">
            <text:p>12:35:13.3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205">
            <text:p>4205</text:p>
          </table:table-cell>
          <table:table-cell office:value-type="string">
            <text:p>Success</text:p>
          </table:table-cell>
          <table:table-cell office:value-type="float" office:value="67571">
            <text:p>67571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2H35M12.552S">
            <text:p>12:35:12.5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031">
            <text:p>5031</text:p>
          </table:table-cell>
          <table:table-cell office:value-type="string">
            <text:p>Success</text:p>
          </table:table-cell>
          <table:table-cell office:value-type="float" office:value="67297">
            <text:p>67297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2H35M13.286S">
            <text:p>12:35:13.2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299">
            <text:p>4299</text:p>
          </table:table-cell>
          <table:table-cell office:value-type="string">
            <text:p>Success</text:p>
          </table:table-cell>
          <table:table-cell office:value-type="float" office:value="67571">
            <text:p>67571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2H35M15.716S">
            <text:p>12:35:15.7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871">
            <text:p>1871</text:p>
          </table:table-cell>
          <table:table-cell office:value-type="string">
            <text:p>Success</text:p>
          </table:table-cell>
          <table:table-cell office:value-type="float" office:value="35712">
            <text:p>35712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2H35M13.337S">
            <text:p>12:35:13.3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252">
            <text:p>4252</text:p>
          </table:table-cell>
          <table:table-cell office:value-type="string">
            <text:p>Success</text:p>
          </table:table-cell>
          <table:table-cell office:value-type="float" office:value="67571">
            <text:p>67571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2H35M17.045S">
            <text:p>12:35:17.0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62">
            <text:p>562</text:p>
          </table:table-cell>
          <table:table-cell office:value-type="string">
            <text:p>Success</text:p>
          </table:table-cell>
          <table:table-cell office:value-type="float" office:value="119775">
            <text:p>119775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2H35M13.229S">
            <text:p>12:35:13.2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380">
            <text:p>4380</text:p>
          </table:table-cell>
          <table:table-cell office:value-type="string">
            <text:p>Success</text:p>
          </table:table-cell>
          <table:table-cell office:value-type="float" office:value="67571">
            <text:p>67571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2H35M15.79S">
            <text:p>12:35:15.7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824">
            <text:p>1824</text:p>
          </table:table-cell>
          <table:table-cell office:value-type="string">
            <text:p>Success</text:p>
          </table:table-cell>
          <table:table-cell office:value-type="float" office:value="67549">
            <text:p>67549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2H35M13.342S">
            <text:p>12:35:13.3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280">
            <text:p>4280</text:p>
          </table:table-cell>
          <table:table-cell office:value-type="string">
            <text:p>Success</text:p>
          </table:table-cell>
          <table:table-cell office:value-type="float" office:value="67571">
            <text:p>67571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2H35M13.193S">
            <text:p>12:35:13.1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433">
            <text:p>4433</text:p>
          </table:table-cell>
          <table:table-cell office:value-type="string">
            <text:p>Success</text:p>
          </table:table-cell>
          <table:table-cell office:value-type="float" office:value="67571">
            <text:p>67571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2H35M12.768S">
            <text:p>12:35:12.7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859">
            <text:p>4859</text:p>
          </table:table-cell>
          <table:table-cell office:value-type="string">
            <text:p>Success</text:p>
          </table:table-cell>
          <table:table-cell office:value-type="float" office:value="67293">
            <text:p>67293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2H35M17.5S">
            <text:p>12:35:17.50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2H35M15.275S">
            <text:p>12:35:15.2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366">
            <text:p>2366</text:p>
          </table:table-cell>
          <table:table-cell office:value-type="string">
            <text:p>Success</text:p>
          </table:table-cell>
          <table:table-cell office:value-type="float" office:value="49785">
            <text:p>49785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2H35M14.691S">
            <text:p>12:35:14.6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974">
            <text:p>2974</text:p>
          </table:table-cell>
          <table:table-cell office:value-type="string">
            <text:p>Success</text:p>
          </table:table-cell>
          <table:table-cell office:value-type="float" office:value="67571">
            <text:p>67571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2H35M15.348S">
            <text:p>12:35:15.3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319">
            <text:p>2319</text:p>
          </table:table-cell>
          <table:table-cell office:value-type="string">
            <text:p>Success</text:p>
          </table:table-cell>
          <table:table-cell office:value-type="float" office:value="49787">
            <text:p>49787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2H35M13.552S">
            <text:p>12:35:13.5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126">
            <text:p>4126</text:p>
          </table:table-cell>
          <table:table-cell office:value-type="string">
            <text:p>Success</text:p>
          </table:table-cell>
          <table:table-cell office:value-type="float" office:value="159857">
            <text:p>159857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2H35M15.886S">
            <text:p>12:35:15.8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813">
            <text:p>1813</text:p>
          </table:table-cell>
          <table:table-cell office:value-type="string">
            <text:p>Success</text:p>
          </table:table-cell>
          <table:table-cell office:value-type="float" office:value="67571">
            <text:p>67571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2H35M15.196S">
            <text:p>12:35:15.2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530">
            <text:p>2530</text:p>
          </table:table-cell>
          <table:table-cell office:value-type="string">
            <text:p>Success</text:p>
          </table:table-cell>
          <table:table-cell office:value-type="float" office:value="43679">
            <text:p>43679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2H35M17.608S">
            <text:p>12:35:17.6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2H35M17.265S">
            <text:p>12:35:17.2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119780">
            <text:p>119780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2H35M17.275S">
            <text:p>12:35:17.2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69">
            <text:p>569</text:p>
          </table:table-cell>
          <table:table-cell office:value-type="string">
            <text:p>Success</text:p>
          </table:table-cell>
          <table:table-cell office:value-type="float" office:value="119784">
            <text:p>119784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2H35M17.291S">
            <text:p>12:35:17.2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63">
            <text:p>563</text:p>
          </table:table-cell>
          <table:table-cell office:value-type="string">
            <text:p>Success</text:p>
          </table:table-cell>
          <table:table-cell office:value-type="float" office:value="119786">
            <text:p>119786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2H35M17.738S">
            <text:p>12:35:17.7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2H35M17.873S">
            <text:p>12:35:17.87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2H35M17.588S">
            <text:p>12:35:17.5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119800">
            <text:p>119800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2H35M17.561S">
            <text:p>12:35:17.5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65">
            <text:p>565</text:p>
          </table:table-cell>
          <table:table-cell office:value-type="string">
            <text:p>Success</text:p>
          </table:table-cell>
          <table:table-cell office:value-type="float" office:value="20892">
            <text:p>20892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2H35M17.487S">
            <text:p>12:35:17.4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62">
            <text:p>662</text:p>
          </table:table-cell>
          <table:table-cell office:value-type="string">
            <text:p>Success</text:p>
          </table:table-cell>
          <table:table-cell office:value-type="float" office:value="20892">
            <text:p>20892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2H35M18.15S">
            <text:p>12:35:18.1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2H35M17.564S">
            <text:p>12:35:17.5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24">
            <text:p>624</text:p>
          </table:table-cell>
          <table:table-cell office:value-type="string">
            <text:p>Success</text:p>
          </table:table-cell>
          <table:table-cell office:value-type="float" office:value="119803">
            <text:p>119803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2H35M18.127S">
            <text:p>12:35:18.1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2H35M18.183S">
            <text:p>12:35:18.1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2H35M18.19S">
            <text:p>12:35:18.1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2H35M17.565S">
            <text:p>12:35:17.5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721">
            <text:p>721</text:p>
          </table:table-cell>
          <table:table-cell office:value-type="string">
            <text:p>Success</text:p>
          </table:table-cell>
          <table:table-cell office:value-type="float" office:value="119806">
            <text:p>119806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2H35M17.469S">
            <text:p>12:35:17.4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820">
            <text:p>820</text:p>
          </table:table-cell>
          <table:table-cell office:value-type="string">
            <text:p>Success</text:p>
          </table:table-cell>
          <table:table-cell office:value-type="float" office:value="119806">
            <text:p>119806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2H35M17.449S">
            <text:p>12:35:17.45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852">
            <text:p>85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2H35M18.25S">
            <text:p>12:35:18.2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2H35M15.937S">
            <text:p>12:35:15.94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373">
            <text:p>237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2H35M18.245S">
            <text:p>12:35:18.2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2H35M17.453S">
            <text:p>12:35:17.4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71">
            <text:p>871</text:p>
          </table:table-cell>
          <table:table-cell office:value-type="string">
            <text:p>Success</text:p>
          </table:table-cell>
          <table:table-cell office:value-type="float" office:value="20892">
            <text:p>20892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2H35M17.555S">
            <text:p>12:35:17.5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827">
            <text:p>827</text:p>
          </table:table-cell>
          <table:table-cell office:value-type="string">
            <text:p>Success</text:p>
          </table:table-cell>
          <table:table-cell office:value-type="float" office:value="119806">
            <text:p>119806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2H35M18.325S">
            <text:p>12:35:18.3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2H35M18.311S">
            <text:p>12:35:18.3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2H35M17.642S">
            <text:p>12:35:17.6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73">
            <text:p>773</text:p>
          </table:table-cell>
          <table:table-cell office:value-type="string">
            <text:p>Success</text:p>
          </table:table-cell>
          <table:table-cell office:value-type="float" office:value="15383">
            <text:p>15383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2H35M18.322S">
            <text:p>12:35:18.3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2H35M18.416S">
            <text:p>12:35:18.42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2H35M17.668S">
            <text:p>12:35:17.6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84">
            <text:p>784</text:p>
          </table:table-cell>
          <table:table-cell office:value-type="string">
            <text:p>Success</text:p>
          </table:table-cell>
          <table:table-cell office:value-type="float" office:value="15383">
            <text:p>15383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2H35M18.392S">
            <text:p>12:35:18.3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2H35M18.453S">
            <text:p>12:35:18.45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2H35M17.628S">
            <text:p>12:35:17.6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851">
            <text:p>851</text:p>
          </table:table-cell>
          <table:table-cell office:value-type="string">
            <text:p>Success</text:p>
          </table:table-cell>
          <table:table-cell office:value-type="float" office:value="119814">
            <text:p>119814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2H35M18.472S">
            <text:p>12:35:18.4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2H35M18.507S">
            <text:p>12:35:18.5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2H35M17.727S">
            <text:p>12:35:17.7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59">
            <text:p>859</text:p>
          </table:table-cell>
          <table:table-cell office:value-type="string">
            <text:p>Success</text:p>
          </table:table-cell>
          <table:table-cell office:value-type="float" office:value="23546">
            <text:p>23546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2H35M18.587S">
            <text:p>12:35:18.5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2H35M18.6S">
            <text:p>12:35:18.6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2H35M18.612S">
            <text:p>12:35:18.6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2H35M18.625S">
            <text:p>12:35:18.6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2H35M18.534S">
            <text:p>12:35:18.5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119823">
            <text:p>119823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2H35M18.29S">
            <text:p>12:35:18.29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2H35M17.553S">
            <text:p>12:35:17.5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187">
            <text:p>1187</text:p>
          </table:table-cell>
          <table:table-cell office:value-type="string">
            <text:p>Success</text:p>
          </table:table-cell>
          <table:table-cell office:value-type="float" office:value="35836">
            <text:p>35836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2H35M15.968S">
            <text:p>12:35:15.97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830">
            <text:p>283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2H35M18.67S">
            <text:p>12:35:18.6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2H35M17.445S">
            <text:p>12:35:17.45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88">
            <text:p>138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2H35M17.414S">
            <text:p>12:35:17.4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433">
            <text:p>1433</text:p>
          </table:table-cell>
          <table:table-cell office:value-type="string">
            <text:p>Success</text:p>
          </table:table-cell>
          <table:table-cell office:value-type="float" office:value="35838">
            <text:p>35838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2H35M18.479S">
            <text:p>12:35:18.4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119823">
            <text:p>119823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2H35M16.016S">
            <text:p>12:35:16.02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850">
            <text:p>285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2H35M16.692S">
            <text:p>12:35:16.69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180">
            <text:p>218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2H35M16.091S">
            <text:p>12:35:16.09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782">
            <text:p>278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2H35M16.023S">
            <text:p>12:35:16.02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864">
            <text:p>286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2H35M16.147S">
            <text:p>12:35:16.15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753">
            <text:p>275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2H35M17.377S">
            <text:p>12:35:17.3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538">
            <text:p>1538</text:p>
          </table:table-cell>
          <table:table-cell office:value-type="string">
            <text:p>Success</text:p>
          </table:table-cell>
          <table:table-cell office:value-type="float" office:value="35836">
            <text:p>35836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2H35M18.48S">
            <text:p>12:35:18.48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58">
            <text:p>45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2H35M18.858S">
            <text:p>12:35:18.8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2H35M16.583S">
            <text:p>12:35:16.58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377">
            <text:p>237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2H35M17.846S">
            <text:p>12:35:17.85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14">
            <text:p>111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2H35M17.9S">
            <text:p>12:35:17.9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68">
            <text:p>1068</text:p>
          </table:table-cell>
          <table:table-cell office:value-type="string">
            <text:p>Success</text:p>
          </table:table-cell>
          <table:table-cell office:value-type="float" office:value="13966">
            <text:p>13966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2H35M16.004S">
            <text:p>12:35:16.00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988">
            <text:p>298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2H35M15.685S">
            <text:p>12:35:15.6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315">
            <text:p>3315</text:p>
          </table:table-cell>
          <table:table-cell office:value-type="string">
            <text:p>Success</text:p>
          </table:table-cell>
          <table:table-cell office:value-type="float" office:value="35838">
            <text:p>35838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2H35M17.407S">
            <text:p>12:35:17.4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620">
            <text:p>1620</text:p>
          </table:table-cell>
          <table:table-cell office:value-type="string">
            <text:p>Success</text:p>
          </table:table-cell>
          <table:table-cell office:value-type="float" office:value="35838">
            <text:p>35838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2H35M16.099S">
            <text:p>12:35:16.1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934">
            <text:p>2934</text:p>
          </table:table-cell>
          <table:table-cell office:value-type="string">
            <text:p>Success</text:p>
          </table:table-cell>
          <table:table-cell office:value-type="float" office:value="35712">
            <text:p>35712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2H35M12.66S">
            <text:p>12:35:12.6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386">
            <text:p>6386</text:p>
          </table:table-cell>
          <table:table-cell office:value-type="string">
            <text:p>Success</text:p>
          </table:table-cell>
          <table:table-cell office:value-type="float" office:value="67571">
            <text:p>67571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2H35M17.393S">
            <text:p>12:35:17.3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665">
            <text:p>1665</text:p>
          </table:table-cell>
          <table:table-cell office:value-type="string">
            <text:p>Success</text:p>
          </table:table-cell>
          <table:table-cell office:value-type="float" office:value="35836">
            <text:p>35836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2H35M12.839S">
            <text:p>12:35:12.8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231">
            <text:p>6231</text:p>
          </table:table-cell>
          <table:table-cell office:value-type="string">
            <text:p>Success</text:p>
          </table:table-cell>
          <table:table-cell office:value-type="float" office:value="67571">
            <text:p>67571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2H35M18.82S">
            <text:p>12:35:18.82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2H35M15.964S">
            <text:p>12:35:15.9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128">
            <text:p>312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2H35M16.553S">
            <text:p>12:35:16.5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544">
            <text:p>2544</text:p>
          </table:table-cell>
          <table:table-cell office:value-type="string">
            <text:p>Success</text:p>
          </table:table-cell>
          <table:table-cell office:value-type="float" office:value="37877">
            <text:p>37877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2H35M12.451S">
            <text:p>12:35:12.4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648">
            <text:p>6648</text:p>
          </table:table-cell>
          <table:table-cell office:value-type="string">
            <text:p>Success</text:p>
          </table:table-cell>
          <table:table-cell office:value-type="float" office:value="67699">
            <text:p>67699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2H35M12.438S">
            <text:p>12:35:12.4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663">
            <text:p>6663</text:p>
          </table:table-cell>
          <table:table-cell office:value-type="string">
            <text:p>Success</text:p>
          </table:table-cell>
          <table:table-cell office:value-type="float" office:value="67298">
            <text:p>67298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2H35M17.7S">
            <text:p>12:35:17.7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408">
            <text:p>140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2H35M18.287S">
            <text:p>12:35:18.29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822">
            <text:p>82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2H35M17.256S">
            <text:p>12:35:17.2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865">
            <text:p>1865</text:p>
          </table:table-cell>
          <table:table-cell office:value-type="string">
            <text:p>Success</text:p>
          </table:table-cell>
          <table:table-cell office:value-type="float" office:value="35836">
            <text:p>35836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2H35M17.563S">
            <text:p>12:35:17.56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567">
            <text:p>156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2H35M13.386S">
            <text:p>12:35:13.3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754">
            <text:p>5754</text:p>
          </table:table-cell>
          <table:table-cell office:value-type="string">
            <text:p>Success</text:p>
          </table:table-cell>
          <table:table-cell office:value-type="float" office:value="67571">
            <text:p>67571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2H35M19.088S">
            <text:p>12:35:19.0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2H35M17.784S">
            <text:p>12:35:17.78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95">
            <text:p>139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2H35M18.848S">
            <text:p>12:35:18.8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119826">
            <text:p>119826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2H35M18.436S">
            <text:p>12:35:18.4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88">
            <text:p>788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2H35M19.225S">
            <text:p>12:35:19.2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2H35M17.627S">
            <text:p>12:35:17.63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628">
            <text:p>162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2H35M18.191S">
            <text:p>12:35:18.1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085">
            <text:p>1085</text:p>
          </table:table-cell>
          <table:table-cell office:value-type="string">
            <text:p>Success</text:p>
          </table:table-cell>
          <table:table-cell office:value-type="float" office:value="38334">
            <text:p>38334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2H35M19.166S">
            <text:p>12:35:19.1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5797">
            <text:p>5797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2H35M19.059S">
            <text:p>12:35:19.0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43">
            <text:p>243</text:p>
          </table:table-cell>
          <table:table-cell office:value-type="string">
            <text:p>Success</text:p>
          </table:table-cell>
          <table:table-cell office:value-type="float" office:value="52601">
            <text:p>52601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2H35M19.277S">
            <text:p>12:35:19.2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2H35M18.399S">
            <text:p>12:35:18.4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923">
            <text:p>923</text:p>
          </table:table-cell>
          <table:table-cell office:value-type="string">
            <text:p>Success</text:p>
          </table:table-cell>
          <table:table-cell office:value-type="float" office:value="119826">
            <text:p>119826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2H35M18.652S">
            <text:p>12:35:18.6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79">
            <text:p>679</text:p>
          </table:table-cell>
          <table:table-cell office:value-type="string">
            <text:p>Success</text:p>
          </table:table-cell>
          <table:table-cell office:value-type="float" office:value="119826">
            <text:p>119826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2H35M18.425S">
            <text:p>12:35:18.4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17">
            <text:p>917</text:p>
          </table:table-cell>
          <table:table-cell office:value-type="string">
            <text:p>Success</text:p>
          </table:table-cell>
          <table:table-cell office:value-type="float" office:value="119826">
            <text:p>119826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2H35M19.071S">
            <text:p>12:35:19.0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119826">
            <text:p>119826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2H35M19.314S">
            <text:p>12:35:19.3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2H35M19.332S">
            <text:p>12:35:19.3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2H35M19.323S">
            <text:p>12:35:19.3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2H35M19.343S">
            <text:p>12:35:19.3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2H35M19.364S">
            <text:p>12:35:19.3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2H35M19.385S">
            <text:p>12:35:19.39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2H35M19.44S">
            <text:p>12:35:19.44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2H35M19.475S">
            <text:p>12:35:19.4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2H35M19.487S">
            <text:p>12:35:19.4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2H35M19.51S">
            <text:p>12:35:19.5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2H35M19.538S">
            <text:p>12:35:19.5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8173">
            <text:p>8173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2H35M19.553S">
            <text:p>12:35:19.5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8173">
            <text:p>8173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2H35M18.969S">
            <text:p>12:35:18.9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02">
            <text:p>702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2H35M19.034S">
            <text:p>12:35:19.0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59">
            <text:p>65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2H35M19.001S">
            <text:p>12:35:19.0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07">
            <text:p>707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2H35M19.52S">
            <text:p>12:35:19.5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66">
            <text:p>266</text:p>
          </table:table-cell>
          <table:table-cell office:value-type="string">
            <text:p>Success</text:p>
          </table:table-cell>
          <table:table-cell office:value-type="float" office:value="23256">
            <text:p>23256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2H35M19.382S">
            <text:p>12:35:19.38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36">
            <text:p>436</text:p>
          </table:table-cell>
          <table:table-cell office:value-type="string">
            <text:p>Success</text:p>
          </table:table-cell>
          <table:table-cell office:value-type="float" office:value="9762">
            <text:p>9762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2H35M19.819S">
            <text:p>12:35:19.8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2H35M19.304S">
            <text:p>12:35:19.3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37">
            <text:p>537</text:p>
          </table:table-cell>
          <table:table-cell office:value-type="string">
            <text:p>Success</text:p>
          </table:table-cell>
          <table:table-cell office:value-type="float" office:value="16014">
            <text:p>16014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2H35M19.842S">
            <text:p>12:35:19.84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2H35M19.099S">
            <text:p>12:35:19.1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45">
            <text:p>845</text:p>
          </table:table-cell>
          <table:table-cell office:value-type="string">
            <text:p>Success</text:p>
          </table:table-cell>
          <table:table-cell office:value-type="float" office:value="24073">
            <text:p>24073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2H35M19.945S">
            <text:p>12:35:19.9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2H35M19.964S">
            <text:p>12:35:19.9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2H35M20.013S">
            <text:p>12:35:20.0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2H35M19.122S">
            <text:p>12:35:19.1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42">
            <text:p>942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2H35M19.141S">
            <text:p>12:35:19.14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937">
            <text:p>93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2H35M17.584S">
            <text:p>12:35:17.58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505">
            <text:p>250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2H35M18.032S">
            <text:p>12:35:18.0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061">
            <text:p>2061</text:p>
          </table:table-cell>
          <table:table-cell office:value-type="string">
            <text:p>Success</text:p>
          </table:table-cell>
          <table:table-cell office:value-type="float" office:value="38334">
            <text:p>38334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2H35M17.405S">
            <text:p>12:35:17.4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690">
            <text:p>2690</text:p>
          </table:table-cell>
          <table:table-cell office:value-type="string">
            <text:p>Success</text:p>
          </table:table-cell>
          <table:table-cell office:value-type="float" office:value="35836">
            <text:p>35836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2H35M20.095S">
            <text:p>12:35:20.1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2H35M19.856S">
            <text:p>12:35:19.8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18">
            <text:p>318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2H35M20.134S">
            <text:p>12:35:20.1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2H35M20.045S">
            <text:p>12:35:20.0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2H35M17.586S">
            <text:p>12:35:17.59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643">
            <text:p>264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2H35M19.831S">
            <text:p>12:35:19.8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07">
            <text:p>407</text:p>
          </table:table-cell>
          <table:table-cell office:value-type="string">
            <text:p>Success</text:p>
          </table:table-cell>
          <table:table-cell office:value-type="float" office:value="8174">
            <text:p>8174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2H35M19.256S">
            <text:p>12:35:19.2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007">
            <text:p>1007</text:p>
          </table:table-cell>
          <table:table-cell office:value-type="string">
            <text:p>Success</text:p>
          </table:table-cell>
          <table:table-cell office:value-type="float" office:value="35865">
            <text:p>35865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2H35M19.109S">
            <text:p>12:35:19.1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72">
            <text:p>1172</text:p>
          </table:table-cell>
          <table:table-cell office:value-type="string">
            <text:p>Success</text:p>
          </table:table-cell>
          <table:table-cell office:value-type="float" office:value="35865">
            <text:p>35865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2H35M20.175S">
            <text:p>12:35:20.1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2H35M19.595S">
            <text:p>12:35:19.6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61">
            <text:p>761</text:p>
          </table:table-cell>
          <table:table-cell office:value-type="string">
            <text:p>Success</text:p>
          </table:table-cell>
          <table:table-cell office:value-type="float" office:value="13966">
            <text:p>13966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2H35M19.694S">
            <text:p>12:35:19.6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72">
            <text:p>672</text:p>
          </table:table-cell>
          <table:table-cell office:value-type="string">
            <text:p>Success</text:p>
          </table:table-cell>
          <table:table-cell office:value-type="float" office:value="38334">
            <text:p>38334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2H35M18.961S">
            <text:p>12:35:18.9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411">
            <text:p>1411</text:p>
          </table:table-cell>
          <table:table-cell office:value-type="string">
            <text:p>Success</text:p>
          </table:table-cell>
          <table:table-cell office:value-type="float" office:value="35859">
            <text:p>35859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2H35M19.612S">
            <text:p>12:35:19.6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70">
            <text:p>770</text:p>
          </table:table-cell>
          <table:table-cell office:value-type="string">
            <text:p>Success</text:p>
          </table:table-cell>
          <table:table-cell office:value-type="float" office:value="13966">
            <text:p>13966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2H35M20.198S">
            <text:p>12:35:20.2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2H35M19.286S">
            <text:p>12:35:19.2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109">
            <text:p>1109</text:p>
          </table:table-cell>
          <table:table-cell office:value-type="string">
            <text:p>Success</text:p>
          </table:table-cell>
          <table:table-cell office:value-type="float" office:value="13966">
            <text:p>13966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2H35M19.787S">
            <text:p>12:35:19.7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23">
            <text:p>623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2H35M20.411S">
            <text:p>12:35:20.4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2H35M20.385S">
            <text:p>12:35:20.39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2H35M20.265S">
            <text:p>12:35:20.2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2H35M20.368S">
            <text:p>12:35:20.3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5551">
            <text:p>25551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2H35M20.437S">
            <text:p>12:35:20.4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2H35M20.523S">
            <text:p>12:35:20.5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2H35M20.283S">
            <text:p>12:35:20.2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74">
            <text:p>274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2H35M20.555S">
            <text:p>12:35:20.5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2H35M20.58S">
            <text:p>12:35:20.5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2H35M19.047S">
            <text:p>12:35:19.05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80">
            <text:p>1580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2H35M20.605S">
            <text:p>12:35:20.6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2H35M20.474S">
            <text:p>12:35:20.4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24074">
            <text:p>24074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2H35M17.61S">
            <text:p>12:35:17.61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065">
            <text:p>306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2H35M20.551S">
            <text:p>12:35:20.55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2H35M18.834S">
            <text:p>12:35:18.8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856">
            <text:p>1856</text:p>
          </table:table-cell>
          <table:table-cell office:value-type="string">
            <text:p>Success</text:p>
          </table:table-cell>
          <table:table-cell office:value-type="float" office:value="35864">
            <text:p>35864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2H35M18.944S">
            <text:p>12:35:18.9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756">
            <text:p>1756</text:p>
          </table:table-cell>
          <table:table-cell office:value-type="string">
            <text:p>Success</text:p>
          </table:table-cell>
          <table:table-cell office:value-type="float" office:value="35865">
            <text:p>35865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2H35M18.874S">
            <text:p>12:35:18.8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844">
            <text:p>1844</text:p>
          </table:table-cell>
          <table:table-cell office:value-type="string">
            <text:p>Success</text:p>
          </table:table-cell>
          <table:table-cell office:value-type="float" office:value="35859">
            <text:p>35859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2H35M18.867S">
            <text:p>12:35:18.8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866">
            <text:p>1866</text:p>
          </table:table-cell>
          <table:table-cell office:value-type="string">
            <text:p>Success</text:p>
          </table:table-cell>
          <table:table-cell office:value-type="float" office:value="35859">
            <text:p>35859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2H35M20.678S">
            <text:p>12:35:20.6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14423">
            <text:p>14423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2H35M20.494S">
            <text:p>12:35:20.4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2H35M18.383S">
            <text:p>12:35:18.3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385">
            <text:p>2385</text:p>
          </table:table-cell>
          <table:table-cell office:value-type="string">
            <text:p>Success</text:p>
          </table:table-cell>
          <table:table-cell office:value-type="float" office:value="38332">
            <text:p>38332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2H35M18.734S">
            <text:p>12:35:18.7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042">
            <text:p>2042</text:p>
          </table:table-cell>
          <table:table-cell office:value-type="string">
            <text:p>Success</text:p>
          </table:table-cell>
          <table:table-cell office:value-type="float" office:value="35844">
            <text:p>35844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2H35M17.512S">
            <text:p>12:35:17.5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280">
            <text:p>3280</text:p>
          </table:table-cell>
          <table:table-cell office:value-type="string">
            <text:p>Success</text:p>
          </table:table-cell>
          <table:table-cell office:value-type="float" office:value="35836">
            <text:p>35836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2H35M17.63S">
            <text:p>12:35:17.6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170">
            <text:p>3170</text:p>
          </table:table-cell>
          <table:table-cell office:value-type="string">
            <text:p>Success</text:p>
          </table:table-cell>
          <table:table-cell office:value-type="float" office:value="70859">
            <text:p>70859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2H35M17.666S">
            <text:p>12:35:17.6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144">
            <text:p>314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2H35M17.623S">
            <text:p>12:35:17.62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199">
            <text:p>319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2H35M17.371S">
            <text:p>12:35:17.3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453">
            <text:p>3453</text:p>
          </table:table-cell>
          <table:table-cell office:value-type="string">
            <text:p>Success</text:p>
          </table:table-cell>
          <table:table-cell office:value-type="float" office:value="35836">
            <text:p>35836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2H35M17.68S">
            <text:p>12:35:17.6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159">
            <text:p>3159</text:p>
          </table:table-cell>
          <table:table-cell office:value-type="string">
            <text:p>Success</text:p>
          </table:table-cell>
          <table:table-cell office:value-type="float" office:value="67720">
            <text:p>67720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2H35M18.901S">
            <text:p>12:35:18.9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950">
            <text:p>1950</text:p>
          </table:table-cell>
          <table:table-cell office:value-type="string">
            <text:p>Success</text:p>
          </table:table-cell>
          <table:table-cell office:value-type="float" office:value="35860">
            <text:p>35860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2H35M20.205S">
            <text:p>12:35:20.2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119870">
            <text:p>119870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2H35M18.303S">
            <text:p>12:35:18.3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579">
            <text:p>2579</text:p>
          </table:table-cell>
          <table:table-cell office:value-type="string">
            <text:p>Success</text:p>
          </table:table-cell>
          <table:table-cell office:value-type="float" office:value="35864">
            <text:p>35864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2H35M18.961S">
            <text:p>12:35:18.9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929">
            <text:p>1929</text:p>
          </table:table-cell>
          <table:table-cell office:value-type="string">
            <text:p>Success</text:p>
          </table:table-cell>
          <table:table-cell office:value-type="float" office:value="35864">
            <text:p>35864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2H35M17.615S">
            <text:p>12:35:17.62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282">
            <text:p>3282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2H35M17.43S">
            <text:p>12:35:17.43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479">
            <text:p>3479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2H35M20.08S">
            <text:p>12:35:20.0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38">
            <text:p>838</text:p>
          </table:table-cell>
          <table:table-cell office:value-type="string">
            <text:p>Success</text:p>
          </table:table-cell>
          <table:table-cell office:value-type="float" office:value="35865">
            <text:p>35865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2H35M20.77S">
            <text:p>12:35:20.7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24074">
            <text:p>24074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2H35M20.767S">
            <text:p>12:35:20.7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24074">
            <text:p>24074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2H35M18.742S">
            <text:p>12:35:18.7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222">
            <text:p>2222</text:p>
          </table:table-cell>
          <table:table-cell office:value-type="string">
            <text:p>Success</text:p>
          </table:table-cell>
          <table:table-cell office:value-type="float" office:value="52620">
            <text:p>52620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2H35M15.781S">
            <text:p>12:35:15.7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191">
            <text:p>5191</text:p>
          </table:table-cell>
          <table:table-cell office:value-type="string">
            <text:p>Success</text:p>
          </table:table-cell>
          <table:table-cell office:value-type="float" office:value="67697">
            <text:p>67697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2H35M20.879S">
            <text:p>12:35:20.8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2H35M18.874S">
            <text:p>12:35:18.8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108">
            <text:p>2108</text:p>
          </table:table-cell>
          <table:table-cell office:value-type="string">
            <text:p>Success</text:p>
          </table:table-cell>
          <table:table-cell office:value-type="float" office:value="35860">
            <text:p>35860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2H35M20.396S">
            <text:p>12:35:20.4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88">
            <text:p>588</text:p>
          </table:table-cell>
          <table:table-cell office:value-type="string">
            <text:p>Success</text:p>
          </table:table-cell>
          <table:table-cell office:value-type="float" office:value="16879">
            <text:p>16879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2H35M20.357S">
            <text:p>12:35:20.3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28">
            <text:p>628</text:p>
          </table:table-cell>
          <table:table-cell office:value-type="string">
            <text:p>Success</text:p>
          </table:table-cell>
          <table:table-cell office:value-type="float" office:value="16879">
            <text:p>16879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2H35M17.855S">
            <text:p>12:35:17.8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131">
            <text:p>3131</text:p>
          </table:table-cell>
          <table:table-cell office:value-type="string">
            <text:p>Success</text:p>
          </table:table-cell>
          <table:table-cell office:value-type="float" office:value="38332">
            <text:p>38332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2H35M20.239S">
            <text:p>12:35:20.2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13966">
            <text:p>13966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2H35M19.363S">
            <text:p>12:35:19.3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625">
            <text:p>1625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2H35M19.1S">
            <text:p>12:35:19.10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888">
            <text:p>188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2H35M20.955S">
            <text:p>12:35:20.9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2H35M20.938S">
            <text:p>12:35:20.9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2H35M19.093S">
            <text:p>12:35:19.0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955">
            <text:p>1955</text:p>
          </table:table-cell>
          <table:table-cell office:value-type="string">
            <text:p>Success</text:p>
          </table:table-cell>
          <table:table-cell office:value-type="float" office:value="35860">
            <text:p>35860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2H35M18.311S">
            <text:p>12:35:18.3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745">
            <text:p>2745</text:p>
          </table:table-cell>
          <table:table-cell office:value-type="string">
            <text:p>Success</text:p>
          </table:table-cell>
          <table:table-cell office:value-type="float" office:value="35859">
            <text:p>35859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2H35M20.09S">
            <text:p>12:35:20.0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74">
            <text:p>974</text:p>
          </table:table-cell>
          <table:table-cell office:value-type="string">
            <text:p>Success</text:p>
          </table:table-cell>
          <table:table-cell office:value-type="float" office:value="35865">
            <text:p>35865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2H35M20.777S">
            <text:p>12:35:20.7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98">
            <text:p>298</text:p>
          </table:table-cell>
          <table:table-cell office:value-type="string">
            <text:p>Success</text:p>
          </table:table-cell>
          <table:table-cell office:value-type="float" office:value="52638">
            <text:p>52638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2H35M20.065S">
            <text:p>12:35:20.0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54">
            <text:p>1054</text:p>
          </table:table-cell>
          <table:table-cell office:value-type="string">
            <text:p>Success</text:p>
          </table:table-cell>
          <table:table-cell office:value-type="float" office:value="38332">
            <text:p>38332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2H35M21.032S">
            <text:p>12:35:21.0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2H35M20.692S">
            <text:p>12:35:20.6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64">
            <text:p>464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2H35M21.034S">
            <text:p>12:35:21.0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2H35M20.978S">
            <text:p>12:35:20.98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2H35M21.185S">
            <text:p>12:35:21.1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2H35M20.986S">
            <text:p>12:35:20.9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24890">
            <text:p>24890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2H35M21.076S">
            <text:p>12:35:21.0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16018">
            <text:p>16018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2H35M21.239S">
            <text:p>12:35:21.2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2H35M20.666S">
            <text:p>12:35:20.6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27">
            <text:p>627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2H35M20.965S">
            <text:p>12:35:20.9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37">
            <text:p>337</text:p>
          </table:table-cell>
          <table:table-cell office:value-type="string">
            <text:p>Success</text:p>
          </table:table-cell>
          <table:table-cell office:value-type="float" office:value="16014">
            <text:p>16014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2H35M21.12S">
            <text:p>12:35:21.1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4890">
            <text:p>24890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2H35M20.637S">
            <text:p>12:35:20.6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98">
            <text:p>698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2H35M19.131S">
            <text:p>12:35:19.1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226">
            <text:p>2226</text:p>
          </table:table-cell>
          <table:table-cell office:value-type="string">
            <text:p>Success</text:p>
          </table:table-cell>
          <table:table-cell office:value-type="float" office:value="35865">
            <text:p>35865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2H35M21.254S">
            <text:p>12:35:21.25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2H35M21.303S">
            <text:p>12:35:21.30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2H35M17.59S">
            <text:p>12:35:17.59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807">
            <text:p>380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2H35M21.142S">
            <text:p>12:35:21.1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2H35M20.987S">
            <text:p>12:35:20.9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24">
            <text:p>424</text:p>
          </table:table-cell>
          <table:table-cell office:value-type="string">
            <text:p>Success</text:p>
          </table:table-cell>
          <table:table-cell office:value-type="float" office:value="16884">
            <text:p>16884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2H35M21.336S">
            <text:p>12:35:21.3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2H35M21.311S">
            <text:p>12:35:21.3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2H35M19.102S">
            <text:p>12:35:19.10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363">
            <text:p>2363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2H35M19.184S">
            <text:p>12:35:19.1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299">
            <text:p>2299</text:p>
          </table:table-cell>
          <table:table-cell office:value-type="string">
            <text:p>Success</text:p>
          </table:table-cell>
          <table:table-cell office:value-type="float" office:value="38334">
            <text:p>38334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2H35M20.761S">
            <text:p>12:35:20.7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26">
            <text:p>726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2H35M18.888S">
            <text:p>12:35:18.8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06">
            <text:p>2606</text:p>
          </table:table-cell>
          <table:table-cell office:value-type="string">
            <text:p>Success</text:p>
          </table:table-cell>
          <table:table-cell office:value-type="float" office:value="35860">
            <text:p>35860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2H35M20.735S">
            <text:p>12:35:20.7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68">
            <text:p>768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2H35M18.799S">
            <text:p>12:35:18.8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760">
            <text:p>2760</text:p>
          </table:table-cell>
          <table:table-cell office:value-type="string">
            <text:p>Success</text:p>
          </table:table-cell>
          <table:table-cell office:value-type="float" office:value="35859">
            <text:p>35859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2H35M21.177S">
            <text:p>12:35:21.1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84">
            <text:p>38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2H35M21.284S">
            <text:p>12:35:21.2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2H35M20.383S">
            <text:p>12:35:20.3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95">
            <text:p>1195</text:p>
          </table:table-cell>
          <table:table-cell office:value-type="string">
            <text:p>Success</text:p>
          </table:table-cell>
          <table:table-cell office:value-type="float" office:value="16884">
            <text:p>16884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2H35M21.218S">
            <text:p>12:35:21.2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9807">
            <text:p>9807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2H35M20.676S">
            <text:p>12:35:20.6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36">
            <text:p>936</text:p>
          </table:table-cell>
          <table:table-cell office:value-type="string">
            <text:p>Success</text:p>
          </table:table-cell>
          <table:table-cell office:value-type="float" office:value="35870">
            <text:p>35870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2H35M21.294S">
            <text:p>12:35:21.2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2H35M20.801S">
            <text:p>12:35:20.80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860">
            <text:p>860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2H35M19.709S">
            <text:p>12:35:19.7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959">
            <text:p>1959</text:p>
          </table:table-cell>
          <table:table-cell office:value-type="string">
            <text:p>Success</text:p>
          </table:table-cell>
          <table:table-cell office:value-type="float" office:value="38334">
            <text:p>38334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2H35M20.985S">
            <text:p>12:35:20.9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03">
            <text:p>703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2H35M21.065S">
            <text:p>12:35:21.0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90">
            <text:p>690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2H35M21.057S">
            <text:p>12:35:21.0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99">
            <text:p>69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2H35M21.667S">
            <text:p>12:35:21.6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2H35M20.374S">
            <text:p>12:35:20.3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385">
            <text:p>1385</text:p>
          </table:table-cell>
          <table:table-cell office:value-type="string">
            <text:p>Success</text:p>
          </table:table-cell>
          <table:table-cell office:value-type="float" office:value="52625">
            <text:p>52625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2H35M20.883S">
            <text:p>12:35:20.8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89">
            <text:p>88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2H35M21.758S">
            <text:p>12:35:21.7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2H35M20.919S">
            <text:p>12:35:20.9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97">
            <text:p>897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2H35M21.622S">
            <text:p>12:35:21.6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03">
            <text:p>20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2H35M20.852S">
            <text:p>12:35:20.8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76">
            <text:p>976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2H35M20.72S">
            <text:p>12:35:20.7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119">
            <text:p>1119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2H35M21.049S">
            <text:p>12:35:21.0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99">
            <text:p>79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2H35M18.944S">
            <text:p>12:35:18.94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904">
            <text:p>2904</text:p>
          </table:table-cell>
          <table:table-cell office:value-type="string">
            <text:p>Success</text:p>
          </table:table-cell>
          <table:table-cell office:value-type="float" office:value="50794">
            <text:p>50794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2H35M21.69S">
            <text:p>12:35:21.6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2H35M21.669S">
            <text:p>12:35:21.6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2H35M20.974S">
            <text:p>12:35:20.9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893">
            <text:p>893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2H35M21.41S">
            <text:p>12:35:21.4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59">
            <text:p>4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2H35M21.57S">
            <text:p>12:35:21.5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2H35M21.562S">
            <text:p>12:35:21.5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09">
            <text:p>30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2H35M20.558S">
            <text:p>12:35:20.5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16">
            <text:p>1316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2H35M18.917S">
            <text:p>12:35:18.9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961">
            <text:p>2961</text:p>
          </table:table-cell>
          <table:table-cell office:value-type="string">
            <text:p>Success</text:p>
          </table:table-cell>
          <table:table-cell office:value-type="float" office:value="52625">
            <text:p>52625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2H35M21.455S">
            <text:p>12:35:21.4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38">
            <text:p>43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2H35M21.875S">
            <text:p>12:35:21.8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2H35M21.826S">
            <text:p>12:35:21.83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2H35M20.984S">
            <text:p>12:35:20.9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79">
            <text:p>97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2H35M21.871S">
            <text:p>12:35:21.8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2H35M21.862S">
            <text:p>12:35:21.8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2H35M21.893S">
            <text:p>12:35:21.8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2H35M21.964S">
            <text:p>12:35:21.9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2H35M21.412S">
            <text:p>12:35:21.4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38">
            <text:p>638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2H35M21.455S">
            <text:p>12:35:21.46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07">
            <text:p>607</text:p>
          </table:table-cell>
          <table:table-cell office:value-type="string">
            <text:p>Success</text:p>
          </table:table-cell>
          <table:table-cell office:value-type="float" office:value="12218">
            <text:p>12218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2H35M22.064S">
            <text:p>12:35:22.0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2H35M21.805S">
            <text:p>12:35:21.8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2H35M21.917S">
            <text:p>12:35:21.9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2H35M22.029S">
            <text:p>12:35:22.0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2H35M22.051S">
            <text:p>12:35:22.0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2H35M21.986S">
            <text:p>12:35:21.99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2H35M22.092S">
            <text:p>12:35:22.0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2H35M21.862S">
            <text:p>12:35:21.8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74">
            <text:p>27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2H35M21.369S">
            <text:p>12:35:21.3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795">
            <text:p>795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2H35M22.019S">
            <text:p>12:35:22.0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2H35M22.165S">
            <text:p>12:35:22.1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2H35M22.137S">
            <text:p>12:35:22.14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2H35M22.079S">
            <text:p>12:35:22.0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2H35M22.129S">
            <text:p>12:35:22.1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2H35M21.358S">
            <text:p>12:35:21.3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22">
            <text:p>922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2H35M22.138S">
            <text:p>12:35:22.1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2H35M22.137S">
            <text:p>12:35:22.14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2H35M21.361S">
            <text:p>12:35:21.3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969">
            <text:p>969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2H35M22.235S">
            <text:p>12:35:22.2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2H35M21.76S">
            <text:p>12:35:21.7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91">
            <text:p>591</text:p>
          </table:table-cell>
          <table:table-cell office:value-type="string">
            <text:p>Success</text:p>
          </table:table-cell>
          <table:table-cell office:value-type="float" office:value="16014">
            <text:p>16014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2H35M22.331S">
            <text:p>12:35:22.3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2H35M21.87S">
            <text:p>12:35:21.8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12">
            <text:p>512</text:p>
          </table:table-cell>
          <table:table-cell office:value-type="string">
            <text:p>Success</text:p>
          </table:table-cell>
          <table:table-cell office:value-type="float" office:value="119826">
            <text:p>119826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2H35M22.282S">
            <text:p>12:35:22.28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2H35M22.273S">
            <text:p>12:35:22.27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2H35M22.124S">
            <text:p>12:35:22.12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2H35M22.352S">
            <text:p>12:35:22.35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2H35M21.871S">
            <text:p>12:35:21.8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77">
            <text:p>577</text:p>
          </table:table-cell>
          <table:table-cell office:value-type="string">
            <text:p>Success</text:p>
          </table:table-cell>
          <table:table-cell office:value-type="float" office:value="119826">
            <text:p>119826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2H35M20.811S">
            <text:p>12:35:20.8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686">
            <text:p>1686</text:p>
          </table:table-cell>
          <table:table-cell office:value-type="string">
            <text:p>Success</text:p>
          </table:table-cell>
          <table:table-cell office:value-type="float" office:value="35875">
            <text:p>35875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2H35M22.383S">
            <text:p>12:35:22.3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2H35M21.485S">
            <text:p>12:35:21.4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036">
            <text:p>1036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2H35M20.628S">
            <text:p>12:35:20.6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898">
            <text:p>1898</text:p>
          </table:table-cell>
          <table:table-cell office:value-type="string">
            <text:p>Success</text:p>
          </table:table-cell>
          <table:table-cell office:value-type="float" office:value="35870">
            <text:p>35870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2H35M22.449S">
            <text:p>12:35:22.4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2H35M21.868S">
            <text:p>12:35:21.87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78">
            <text:p>678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2H35M22.4S">
            <text:p>12:35:22.40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2H35M22.522S">
            <text:p>12:35:22.5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2H35M21.56S">
            <text:p>12:35:21.5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29">
            <text:p>1029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2H35M22.348S">
            <text:p>12:35:22.3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2H35M20.825S">
            <text:p>12:35:20.8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794">
            <text:p>1794</text:p>
          </table:table-cell>
          <table:table-cell office:value-type="string">
            <text:p>Success</text:p>
          </table:table-cell>
          <table:table-cell office:value-type="float" office:value="52630">
            <text:p>52630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2H35M21.613S">
            <text:p>12:35:21.6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06">
            <text:p>1006</text:p>
          </table:table-cell>
          <table:table-cell office:value-type="string">
            <text:p>Success</text:p>
          </table:table-cell>
          <table:table-cell office:value-type="float" office:value="119829">
            <text:p>119829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2H35M22.602S">
            <text:p>12:35:22.60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2H35M22.547S">
            <text:p>12:35:22.55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2H35M22.56S">
            <text:p>12:35:22.5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2H35M21.579S">
            <text:p>12:35:21.5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073">
            <text:p>1073</text:p>
          </table:table-cell>
          <table:table-cell office:value-type="string">
            <text:p>Success</text:p>
          </table:table-cell>
          <table:table-cell office:value-type="float" office:value="119827">
            <text:p>119827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2H35M22.57S">
            <text:p>12:35:22.5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2H35M22.402S">
            <text:p>12:35:22.40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2H35M22.299S">
            <text:p>12:35:22.3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69">
            <text:p>369</text:p>
          </table:table-cell>
          <table:table-cell office:value-type="string">
            <text:p>Success</text:p>
          </table:table-cell>
          <table:table-cell office:value-type="float" office:value="26530">
            <text:p>26530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2H35M22.628S">
            <text:p>12:35:22.63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2H35M22.676S">
            <text:p>12:35:22.68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2H35M22.653S">
            <text:p>12:35:22.6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2H35M22.508S">
            <text:p>12:35:22.51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2H35M22.69S">
            <text:p>12:35:22.6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2H35M22.636S">
            <text:p>12:35:22.6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2H35M22.655S">
            <text:p>12:35:22.6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2H35M22.661S">
            <text:p>12:35:22.6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2H35M22.684S">
            <text:p>12:35:22.6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2H35M22.736S">
            <text:p>12:35:22.7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2H35M22.717S">
            <text:p>12:35:22.7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11447">
            <text:p>11447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2H35M22.76S">
            <text:p>12:35:22.76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2H35M22.716S">
            <text:p>12:35:22.7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11447">
            <text:p>11447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2H35M22.818S">
            <text:p>12:35:22.82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2H35M22.858S">
            <text:p>12:35:22.8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2H35M22.888S">
            <text:p>12:35:22.8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2H35M23.18S">
            <text:p>12:35:23.18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2H35M23.187S">
            <text:p>12:35:23.19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2H35M23.19S">
            <text:p>12:35:23.19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2H35M21.879S">
            <text:p>12:35:21.8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333">
            <text:p>1333</text:p>
          </table:table-cell>
          <table:table-cell office:value-type="string">
            <text:p>Success</text:p>
          </table:table-cell>
          <table:table-cell office:value-type="float" office:value="16014">
            <text:p>16014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2H35M23.213S">
            <text:p>12:35:23.21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2H35M22.747S">
            <text:p>12:35:22.7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2H35M23.304S">
            <text:p>12:35:23.30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2H35M23.32S">
            <text:p>12:35:23.32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2H35M23.324S">
            <text:p>12:35:23.32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2H35M22.643S">
            <text:p>12:35:22.6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05">
            <text:p>70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2H35M23.349S">
            <text:p>12:35:23.35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2H35M23.358S">
            <text:p>12:35:23.36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2H35M23.363S">
            <text:p>12:35:23.36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2H35M22.62S">
            <text:p>12:35:22.6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63">
            <text:p>763</text:p>
          </table:table-cell>
          <table:table-cell office:value-type="string">
            <text:p>Success</text:p>
          </table:table-cell>
          <table:table-cell office:value-type="float" office:value="16014">
            <text:p>16014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2H35M23.384S">
            <text:p>12:35:23.38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2H35M22.39S">
            <text:p>12:35:22.3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284">
            <text:p>1284</text:p>
          </table:table-cell>
          <table:table-cell office:value-type="string">
            <text:p>Success</text:p>
          </table:table-cell>
          <table:table-cell office:value-type="float" office:value="25707">
            <text:p>25707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2H35M21.849S">
            <text:p>12:35:21.8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919">
            <text:p>1919</text:p>
          </table:table-cell>
          <table:table-cell office:value-type="string">
            <text:p>Success</text:p>
          </table:table-cell>
          <table:table-cell office:value-type="float" office:value="17471">
            <text:p>17471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2H35M22.077S">
            <text:p>12:35:22.0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725">
            <text:p>1725</text:p>
          </table:table-cell>
          <table:table-cell office:value-type="string">
            <text:p>Success</text:p>
          </table:table-cell>
          <table:table-cell office:value-type="float" office:value="10718">
            <text:p>10718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2H35M21.939S">
            <text:p>12:35:21.9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972">
            <text:p>1972</text:p>
          </table:table-cell>
          <table:table-cell office:value-type="string">
            <text:p>Success</text:p>
          </table:table-cell>
          <table:table-cell office:value-type="float" office:value="14423">
            <text:p>14423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2H35M21.6S">
            <text:p>12:35:21.6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312">
            <text:p>2312</text:p>
          </table:table-cell>
          <table:table-cell office:value-type="string">
            <text:p>Success</text:p>
          </table:table-cell>
          <table:table-cell office:value-type="float" office:value="13966">
            <text:p>13966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2H35M19.247S">
            <text:p>12:35:19.25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862">
            <text:p>4862</text:p>
          </table:table-cell>
          <table:table-cell office:value-type="string">
            <text:p>Success</text:p>
          </table:table-cell>
          <table:table-cell office:value-type="float" office:value="50797">
            <text:p>50797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2H35M23.913S">
            <text:p>12:35:23.9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16889">
            <text:p>16889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2H35M18.993S">
            <text:p>12:35:18.9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124">
            <text:p>5124</text:p>
          </table:table-cell>
          <table:table-cell office:value-type="string">
            <text:p>Success</text:p>
          </table:table-cell>
          <table:table-cell office:value-type="float" office:value="35865">
            <text:p>35865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2H35M20.23S">
            <text:p>12:35:20.2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893">
            <text:p>3893</text:p>
          </table:table-cell>
          <table:table-cell office:value-type="string">
            <text:p>Success</text:p>
          </table:table-cell>
          <table:table-cell office:value-type="float" office:value="35870">
            <text:p>35870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2H35M19.18S">
            <text:p>12:35:19.1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946">
            <text:p>4946</text:p>
          </table:table-cell>
          <table:table-cell office:value-type="string">
            <text:p>Success</text:p>
          </table:table-cell>
          <table:table-cell office:value-type="float" office:value="35870">
            <text:p>35870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2H35M20.823S">
            <text:p>12:35:20.8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318">
            <text:p>3318</text:p>
          </table:table-cell>
          <table:table-cell office:value-type="string">
            <text:p>Success</text:p>
          </table:table-cell>
          <table:table-cell office:value-type="float" office:value="35870">
            <text:p>35870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2H35M21.398S">
            <text:p>12:35:21.4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795">
            <text:p>2795</text:p>
          </table:table-cell>
          <table:table-cell office:value-type="string">
            <text:p>Success</text:p>
          </table:table-cell>
          <table:table-cell office:value-type="float" office:value="35874">
            <text:p>35874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2H35M23.803S">
            <text:p>12:35:23.8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14429">
            <text:p>14429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2H35M19.11S">
            <text:p>12:35:19.1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105">
            <text:p>5105</text:p>
          </table:table-cell>
          <table:table-cell office:value-type="string">
            <text:p>Success</text:p>
          </table:table-cell>
          <table:table-cell office:value-type="float" office:value="35870">
            <text:p>35870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2H35M20.84S">
            <text:p>12:35:20.84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377">
            <text:p>3377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2H35M19.672S">
            <text:p>12:35:19.6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559">
            <text:p>4559</text:p>
          </table:table-cell>
          <table:table-cell office:value-type="string">
            <text:p>Success</text:p>
          </table:table-cell>
          <table:table-cell office:value-type="float" office:value="72306">
            <text:p>72306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2H35M15.709S">
            <text:p>12:35:15.7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8522">
            <text:p>8522</text:p>
          </table:table-cell>
          <table:table-cell office:value-type="string">
            <text:p>Success</text:p>
          </table:table-cell>
          <table:table-cell office:value-type="float" office:value="67675">
            <text:p>67675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2H35M20.29S">
            <text:p>12:35:20.29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943">
            <text:p>3943</text:p>
          </table:table-cell>
          <table:table-cell office:value-type="string">
            <text:p>Success</text:p>
          </table:table-cell>
          <table:table-cell office:value-type="float" office:value="51406">
            <text:p>51406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2H35M20.988S">
            <text:p>12:35:20.9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249">
            <text:p>3249</text:p>
          </table:table-cell>
          <table:table-cell office:value-type="string">
            <text:p>Success</text:p>
          </table:table-cell>
          <table:table-cell office:value-type="float" office:value="35875">
            <text:p>35875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2H35M21.157S">
            <text:p>12:35:21.1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082">
            <text:p>3082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2H35M20.793S">
            <text:p>12:35:20.7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453">
            <text:p>3453</text:p>
          </table:table-cell>
          <table:table-cell office:value-type="string">
            <text:p>Success</text:p>
          </table:table-cell>
          <table:table-cell office:value-type="float" office:value="52630">
            <text:p>52630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2H35M20.702S">
            <text:p>12:35:20.7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564">
            <text:p>3564</text:p>
          </table:table-cell>
          <table:table-cell office:value-type="string">
            <text:p>Success</text:p>
          </table:table-cell>
          <table:table-cell office:value-type="float" office:value="52650">
            <text:p>52650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2H35M20.096S">
            <text:p>12:35:20.1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189">
            <text:p>4189</text:p>
          </table:table-cell>
          <table:table-cell office:value-type="string">
            <text:p>Success</text:p>
          </table:table-cell>
          <table:table-cell office:value-type="float" office:value="52630">
            <text:p>52630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2H35M24.232S">
            <text:p>12:35:24.2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103">
            <text:p>103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2H35M24.31S">
            <text:p>12:35:24.3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03">
            <text:p>103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2H35M24.286S">
            <text:p>12:35:24.2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16014">
            <text:p>16014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2H35M24.267S">
            <text:p>12:35:24.2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2H35M24.247S">
            <text:p>12:35:24.2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16014">
            <text:p>16014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2H35M24.394S">
            <text:p>12:35:24.39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2H35M24.395S">
            <text:p>12:35:24.40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2H35M24.393S">
            <text:p>12:35:24.39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2H35M24.385S">
            <text:p>12:35:24.3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03">
            <text:p>103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2H35M21.773S">
            <text:p>12:35:21.7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101">
            <text:p>3101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2H35M21.757S">
            <text:p>12:35:21.7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123">
            <text:p>3123</text:p>
          </table:table-cell>
          <table:table-cell office:value-type="string">
            <text:p>Success</text:p>
          </table:table-cell>
          <table:table-cell office:value-type="float" office:value="38332">
            <text:p>38332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2H35M21.829S">
            <text:p>12:35:21.8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056">
            <text:p>3056</text:p>
          </table:table-cell>
          <table:table-cell office:value-type="string">
            <text:p>Success</text:p>
          </table:table-cell>
          <table:table-cell office:value-type="float" office:value="38332">
            <text:p>38332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2H35M24.881S">
            <text:p>12:35:24.8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2H35M24.897S">
            <text:p>12:35:24.9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2H35M24.93S">
            <text:p>12:35:24.9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2H35M24.955S">
            <text:p>12:35:24.96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2H35M24.875S">
            <text:p>12:35:24.8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66">
            <text:p>266</text:p>
          </table:table-cell>
          <table:table-cell office:value-type="string">
            <text:p>Success</text:p>
          </table:table-cell>
          <table:table-cell office:value-type="float" office:value="26522">
            <text:p>26522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2H35M24.886S">
            <text:p>12:35:24.8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27999">
            <text:p>27999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2H35M25.144S">
            <text:p>12:35:25.1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7">
            <text:p>67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2H35M25.142S">
            <text:p>12:35:25.1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2H35M24.994S">
            <text:p>12:35:24.9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6522">
            <text:p>26522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2H35M25.166S">
            <text:p>12:35:25.1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2H35M25.186S">
            <text:p>12:35:25.1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2H35M25.165S">
            <text:p>12:35:25.1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2H35M25.202S">
            <text:p>12:35:25.2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2H35M25.213S">
            <text:p>12:35:25.2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2H35M25.238S">
            <text:p>12:35:25.2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2H35M21.849S">
            <text:p>12:35:21.8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468">
            <text:p>3468</text:p>
          </table:table-cell>
          <table:table-cell office:value-type="string">
            <text:p>Success</text:p>
          </table:table-cell>
          <table:table-cell office:value-type="float" office:value="38332">
            <text:p>38332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2H35M24.24S">
            <text:p>12:35:24.2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08">
            <text:p>1108</text:p>
          </table:table-cell>
          <table:table-cell office:value-type="string">
            <text:p>Success</text:p>
          </table:table-cell>
          <table:table-cell office:value-type="float" office:value="26522">
            <text:p>26522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2H35M21.467S">
            <text:p>12:35:21.4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884">
            <text:p>3884</text:p>
          </table:table-cell>
          <table:table-cell office:value-type="string">
            <text:p>Success</text:p>
          </table:table-cell>
          <table:table-cell office:value-type="float" office:value="35874">
            <text:p>35874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2H35M22.251S">
            <text:p>12:35:22.25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129">
            <text:p>3129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2H35M25.318S">
            <text:p>12:35:25.3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2H35M22.839S">
            <text:p>12:35:22.8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566">
            <text:p>2566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2H35M22.808S">
            <text:p>12:35:22.8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605">
            <text:p>2605</text:p>
          </table:table-cell>
          <table:table-cell office:value-type="string">
            <text:p>Success</text:p>
          </table:table-cell>
          <table:table-cell office:value-type="float" office:value="14421">
            <text:p>14421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2H35M25.349S">
            <text:p>12:35:25.3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2H35M22.527S">
            <text:p>12:35:22.5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935">
            <text:p>2935</text:p>
          </table:table-cell>
          <table:table-cell office:value-type="string">
            <text:p>Success</text:p>
          </table:table-cell>
          <table:table-cell office:value-type="float" office:value="111939">
            <text:p>111939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2H35M22.547S">
            <text:p>12:35:22.5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926">
            <text:p>2926</text:p>
          </table:table-cell>
          <table:table-cell office:value-type="string">
            <text:p>Success</text:p>
          </table:table-cell>
          <table:table-cell office:value-type="float" office:value="35875">
            <text:p>35875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2H35M21.757S">
            <text:p>12:35:21.7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726">
            <text:p>3726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2H35M22.281S">
            <text:p>12:35:22.2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204">
            <text:p>3204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2H35M22.591S">
            <text:p>12:35:22.5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897">
            <text:p>2897</text:p>
          </table:table-cell>
          <table:table-cell office:value-type="string">
            <text:p>Success</text:p>
          </table:table-cell>
          <table:table-cell office:value-type="float" office:value="38332">
            <text:p>38332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2H35M22.498S">
            <text:p>12:35:22.5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008">
            <text:p>3008</text:p>
          </table:table-cell>
          <table:table-cell office:value-type="string">
            <text:p>Success</text:p>
          </table:table-cell>
          <table:table-cell office:value-type="float" office:value="111937">
            <text:p>111937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2H35M24.142S">
            <text:p>12:35:24.1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92">
            <text:p>1392</text:p>
          </table:table-cell>
          <table:table-cell office:value-type="string">
            <text:p>Success</text:p>
          </table:table-cell>
          <table:table-cell office:value-type="float" office:value="111936">
            <text:p>111936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2H35M25.486S">
            <text:p>12:35:25.4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2H35M25.484S">
            <text:p>12:35:25.4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2H35M25.429S">
            <text:p>12:35:25.4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2H35M23.912S">
            <text:p>12:35:23.9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665">
            <text:p>1665</text:p>
          </table:table-cell>
          <table:table-cell office:value-type="string">
            <text:p>Success</text:p>
          </table:table-cell>
          <table:table-cell office:value-type="float" office:value="111938">
            <text:p>111938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2H35M23.4S">
            <text:p>12:35:23.4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188">
            <text:p>2188</text:p>
          </table:table-cell>
          <table:table-cell office:value-type="string">
            <text:p>Success</text:p>
          </table:table-cell>
          <table:table-cell office:value-type="float" office:value="111937">
            <text:p>111937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2H35M21.84S">
            <text:p>12:35:21.8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750">
            <text:p>3750</text:p>
          </table:table-cell>
          <table:table-cell office:value-type="string">
            <text:p>Success</text:p>
          </table:table-cell>
          <table:table-cell office:value-type="float" office:value="38332">
            <text:p>38332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2H35M25.589S">
            <text:p>12:35:25.5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2H35M24.118S">
            <text:p>12:35:24.1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09">
            <text:p>1509</text:p>
          </table:table-cell>
          <table:table-cell office:value-type="string">
            <text:p>Success</text:p>
          </table:table-cell>
          <table:table-cell office:value-type="float" office:value="111936">
            <text:p>111936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2H35M24.112S">
            <text:p>12:35:24.1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542">
            <text:p>1542</text:p>
          </table:table-cell>
          <table:table-cell office:value-type="string">
            <text:p>Success</text:p>
          </table:table-cell>
          <table:table-cell office:value-type="float" office:value="111936">
            <text:p>111936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2H35M22.669S">
            <text:p>12:35:22.6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000">
            <text:p>3000</text:p>
          </table:table-cell>
          <table:table-cell office:value-type="string">
            <text:p>Success</text:p>
          </table:table-cell>
          <table:table-cell office:value-type="float" office:value="111937">
            <text:p>111937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2H35M25.591S">
            <text:p>12:35:25.5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2H35M24.124S">
            <text:p>12:35:24.1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553">
            <text:p>1553</text:p>
          </table:table-cell>
          <table:table-cell office:value-type="string">
            <text:p>Success</text:p>
          </table:table-cell>
          <table:table-cell office:value-type="float" office:value="111936">
            <text:p>111936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2H35M23.675S">
            <text:p>12:35:23.6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003">
            <text:p>2003</text:p>
          </table:table-cell>
          <table:table-cell office:value-type="string">
            <text:p>Success</text:p>
          </table:table-cell>
          <table:table-cell office:value-type="float" office:value="111936">
            <text:p>111936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2H35M25.392S">
            <text:p>12:35:25.3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2H35M25.676S">
            <text:p>12:35:25.6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2H35M25.655S">
            <text:p>12:35:25.6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2H35M25.549S">
            <text:p>12:35:25.5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2H35M25.679S">
            <text:p>12:35:25.6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2H35M25.546S">
            <text:p>12:35:25.5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2H35M23.226S">
            <text:p>12:35:23.2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553">
            <text:p>2553</text:p>
          </table:table-cell>
          <table:table-cell office:value-type="string">
            <text:p>Success</text:p>
          </table:table-cell>
          <table:table-cell office:value-type="float" office:value="111939">
            <text:p>111939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2H35M25.545S">
            <text:p>12:35:25.5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2H35M24.194S">
            <text:p>12:35:24.1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617">
            <text:p>1617</text:p>
          </table:table-cell>
          <table:table-cell office:value-type="string">
            <text:p>Success</text:p>
          </table:table-cell>
          <table:table-cell office:value-type="float" office:value="111936">
            <text:p>111936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2H35M25.78S">
            <text:p>12:35:25.7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2H35M25.489S">
            <text:p>12:35:25.4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6522">
            <text:p>26522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2H35M25.742S">
            <text:p>12:35:25.7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2H35M25.752S">
            <text:p>12:35:25.7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2H35M25.766S">
            <text:p>12:35:25.7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2H35M22.62S">
            <text:p>12:35:22.6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290">
            <text:p>3290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2H35M25.676S">
            <text:p>12:35:25.6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2H35M25.217S">
            <text:p>12:35:25.2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21">
            <text:p>721</text:p>
          </table:table-cell>
          <table:table-cell office:value-type="string">
            <text:p>Success</text:p>
          </table:table-cell>
          <table:table-cell office:value-type="float" office:value="111937">
            <text:p>111937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2H35M25.696S">
            <text:p>12:35:25.7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52">
            <text:p>25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2H35M21.495S">
            <text:p>12:35:21.5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499">
            <text:p>4499</text:p>
          </table:table-cell>
          <table:table-cell office:value-type="string">
            <text:p>Success</text:p>
          </table:table-cell>
          <table:table-cell office:value-type="float" office:value="119429">
            <text:p>119429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2H35M25.745S">
            <text:p>12:35:25.7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2H35M24.428S">
            <text:p>12:35:24.4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586">
            <text:p>1586</text:p>
          </table:table-cell>
          <table:table-cell office:value-type="string">
            <text:p>Success</text:p>
          </table:table-cell>
          <table:table-cell office:value-type="float" office:value="111939">
            <text:p>111939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2H35M25.167S">
            <text:p>12:35:25.1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50">
            <text:p>850</text:p>
          </table:table-cell>
          <table:table-cell office:value-type="string">
            <text:p>Success</text:p>
          </table:table-cell>
          <table:table-cell office:value-type="float" office:value="111937">
            <text:p>111937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2H35M25.94S">
            <text:p>12:35:25.9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2H35M25.766S">
            <text:p>12:35:25.7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2H35M22.182S">
            <text:p>12:35:22.1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843">
            <text:p>3843</text:p>
          </table:table-cell>
          <table:table-cell office:value-type="string">
            <text:p>Success</text:p>
          </table:table-cell>
          <table:table-cell office:value-type="float" office:value="117556">
            <text:p>117556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2H35M25.868S">
            <text:p>12:35:25.8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2H35M24.415S">
            <text:p>12:35:24.4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623">
            <text:p>1623</text:p>
          </table:table-cell>
          <table:table-cell office:value-type="string">
            <text:p>Success</text:p>
          </table:table-cell>
          <table:table-cell office:value-type="float" office:value="111937">
            <text:p>111937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2H35M22.414S">
            <text:p>12:35:22.4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641">
            <text:p>3641</text:p>
          </table:table-cell>
          <table:table-cell office:value-type="string">
            <text:p>Success</text:p>
          </table:table-cell>
          <table:table-cell office:value-type="float" office:value="111937">
            <text:p>111937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2H35M26.018S">
            <text:p>12:35:26.0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2H35M25.876S">
            <text:p>12:35:25.88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2H35M26.015S">
            <text:p>12:35:26.0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2H35M26.056S">
            <text:p>12:35:26.0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2H35M26.026S">
            <text:p>12:35:26.0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2H35M21.98S">
            <text:p>12:35:21.9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139">
            <text:p>4139</text:p>
          </table:table-cell>
          <table:table-cell office:value-type="string">
            <text:p>Success</text:p>
          </table:table-cell>
          <table:table-cell office:value-type="float" office:value="117555">
            <text:p>117555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2H35M26.039S">
            <text:p>12:35:26.0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2H35M22.805S">
            <text:p>12:35:22.8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356">
            <text:p>3356</text:p>
          </table:table-cell>
          <table:table-cell office:value-type="string">
            <text:p>Success</text:p>
          </table:table-cell>
          <table:table-cell office:value-type="float" office:value="111937">
            <text:p>111937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2H35M26.004S">
            <text:p>12:35:26.00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2H35M24.408S">
            <text:p>12:35:24.4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769">
            <text:p>1769</text:p>
          </table:table-cell>
          <table:table-cell office:value-type="string">
            <text:p>Success</text:p>
          </table:table-cell>
          <table:table-cell office:value-type="float" office:value="111937">
            <text:p>111937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2H35M25.808S">
            <text:p>12:35:25.8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72">
            <text:p>37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2H35M25.949S">
            <text:p>12:35:25.95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2H35M25.914S">
            <text:p>12:35:25.9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2H35M26.12S">
            <text:p>12:35:26.1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2H35M24.232S">
            <text:p>12:35:24.2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986">
            <text:p>1986</text:p>
          </table:table-cell>
          <table:table-cell office:value-type="string">
            <text:p>Success</text:p>
          </table:table-cell>
          <table:table-cell office:value-type="float" office:value="111936">
            <text:p>111936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2H35M26.178S">
            <text:p>12:35:26.1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2H35M26.058S">
            <text:p>12:35:26.0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2H35M26.024S">
            <text:p>12:35:26.02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2H35M25.352S">
            <text:p>12:35:25.3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10">
            <text:p>910</text:p>
          </table:table-cell>
          <table:table-cell office:value-type="string">
            <text:p>Success</text:p>
          </table:table-cell>
          <table:table-cell office:value-type="float" office:value="111937">
            <text:p>111937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2H35M25.905S">
            <text:p>12:35:25.91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61">
            <text:p>36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2H35M26.162S">
            <text:p>12:35:26.1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2H35M26.116S">
            <text:p>12:35:26.12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2H35M26.164S">
            <text:p>12:35:26.16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2H35M26.027S">
            <text:p>12:35:26.0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2H35M25.295S">
            <text:p>12:35:25.3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021">
            <text:p>1021</text:p>
          </table:table-cell>
          <table:table-cell office:value-type="string">
            <text:p>Success</text:p>
          </table:table-cell>
          <table:table-cell office:value-type="float" office:value="111936">
            <text:p>111936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2H35M26.318S">
            <text:p>12:35:26.3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2H35M26.282S">
            <text:p>12:35:26.2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2H35M26.273S">
            <text:p>12:35:26.2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2H35M26.181S">
            <text:p>12:35:26.18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2H35M26.269S">
            <text:p>12:35:26.2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2H35M26.344S">
            <text:p>12:35:26.3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2H35M26.213S">
            <text:p>12:35:26.21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2H35M26.204S">
            <text:p>12:35:26.2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2H35M26.268S">
            <text:p>12:35:26.27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2H35M26.416S">
            <text:p>12:35:26.4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2H35M26.343S">
            <text:p>12:35:26.34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2H35M26.244S">
            <text:p>12:35:26.24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2H35M26.399S">
            <text:p>12:35:26.4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2H35M26.436S">
            <text:p>12:35:26.4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2H35M26.433S">
            <text:p>12:35:26.4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13081">
            <text:p>13081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2H35M26.388S">
            <text:p>12:35:26.3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13081">
            <text:p>13081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2H35M26.449S">
            <text:p>12:35:26.4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13898">
            <text:p>13898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2H35M25.911S">
            <text:p>12:35:25.9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83">
            <text:p>683</text:p>
          </table:table-cell>
          <table:table-cell office:value-type="string">
            <text:p>Success</text:p>
          </table:table-cell>
          <table:table-cell office:value-type="float" office:value="28164">
            <text:p>28164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2H35M26.595S">
            <text:p>12:35:26.6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2H35M26.506S">
            <text:p>12:35:26.5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13898">
            <text:p>13898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2H35M26.376S">
            <text:p>12:35:26.3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28981">
            <text:p>28981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2H35M26.611S">
            <text:p>12:35:26.6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2H35M26.655S">
            <text:p>12:35:26.6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2H35M26.372S">
            <text:p>12:35:26.3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2H35M26.261S">
            <text:p>12:35:26.2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55">
            <text:p>455</text:p>
          </table:table-cell>
          <table:table-cell office:value-type="string">
            <text:p>Success</text:p>
          </table:table-cell>
          <table:table-cell office:value-type="float" office:value="28981">
            <text:p>28981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2H35M26.698S">
            <text:p>12:35:26.70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2H35M26.724S">
            <text:p>12:35:26.72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2H35M26.727S">
            <text:p>12:35:26.73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2H35M26.684S">
            <text:p>12:35:26.6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2H35M26.021S">
            <text:p>12:35:26.02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38">
            <text:p>1038</text:p>
          </table:table-cell>
          <table:table-cell office:value-type="string">
            <text:p>Success</text:p>
          </table:table-cell>
          <table:table-cell office:value-type="float" office:value="18755">
            <text:p>18755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2H35M27.06S">
            <text:p>12:35:27.0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2H35M26.193S">
            <text:p>12:35:26.1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91">
            <text:p>991</text:p>
          </table:table-cell>
          <table:table-cell office:value-type="string">
            <text:p>Success</text:p>
          </table:table-cell>
          <table:table-cell office:value-type="float" office:value="32249">
            <text:p>32249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2H35M26.411S">
            <text:p>12:35:26.4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09">
            <text:p>809</text:p>
          </table:table-cell>
          <table:table-cell office:value-type="string">
            <text:p>Success</text:p>
          </table:table-cell>
          <table:table-cell office:value-type="float" office:value="32249">
            <text:p>32249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2H35M27.073S">
            <text:p>12:35:27.0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16341">
            <text:p>16341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2H35M25.464S">
            <text:p>12:35:25.4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909">
            <text:p>1909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2H35M22.379S">
            <text:p>12:35:22.38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125">
            <text:p>5125</text:p>
          </table:table-cell>
          <table:table-cell office:value-type="string">
            <text:p>Success</text:p>
          </table:table-cell>
          <table:table-cell office:value-type="float" office:value="56283">
            <text:p>56283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2H35M27.374S">
            <text:p>12:35:27.3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32901">
            <text:p>32901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2H35M24.234S">
            <text:p>12:35:24.2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292">
            <text:p>3292</text:p>
          </table:table-cell>
          <table:table-cell office:value-type="string">
            <text:p>Success</text:p>
          </table:table-cell>
          <table:table-cell office:value-type="float" office:value="17474">
            <text:p>17474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2H35M20.898S">
            <text:p>12:35:20.9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630">
            <text:p>6630</text:p>
          </table:table-cell>
          <table:table-cell office:value-type="string">
            <text:p>Success</text:p>
          </table:table-cell>
          <table:table-cell office:value-type="float" office:value="35874">
            <text:p>35874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2H35M24.11S">
            <text:p>12:35:24.1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452">
            <text:p>3452</text:p>
          </table:table-cell>
          <table:table-cell office:value-type="string">
            <text:p>Success</text:p>
          </table:table-cell>
          <table:table-cell office:value-type="float" office:value="17430">
            <text:p>17430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2H35M27.516S">
            <text:p>12:35:27.5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67">
            <text:p>67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2H35M26.267S">
            <text:p>12:35:26.2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310">
            <text:p>1310</text:p>
          </table:table-cell>
          <table:table-cell office:value-type="string">
            <text:p>Success</text:p>
          </table:table-cell>
          <table:table-cell office:value-type="float" office:value="14423">
            <text:p>14423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2H35M20.989S">
            <text:p>12:35:20.9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598">
            <text:p>6598</text:p>
          </table:table-cell>
          <table:table-cell office:value-type="string">
            <text:p>Success</text:p>
          </table:table-cell>
          <table:table-cell office:value-type="float" office:value="35876">
            <text:p>35876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2H35M20.91S">
            <text:p>12:35:20.9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687">
            <text:p>6687</text:p>
          </table:table-cell>
          <table:table-cell office:value-type="string">
            <text:p>Success</text:p>
          </table:table-cell>
          <table:table-cell office:value-type="float" office:value="35874">
            <text:p>35874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2H35M21.817S">
            <text:p>12:35:21.8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781">
            <text:p>5781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2H35M27.576S">
            <text:p>12:35:27.5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2H35M21.504S">
            <text:p>12:35:21.5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133">
            <text:p>6133</text:p>
          </table:table-cell>
          <table:table-cell office:value-type="string">
            <text:p>Success</text:p>
          </table:table-cell>
          <table:table-cell office:value-type="float" office:value="38332">
            <text:p>38332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2H35M27.618S">
            <text:p>12:35:27.6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2H35M19.027S">
            <text:p>12:35:19.0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621">
            <text:p>8621</text:p>
          </table:table-cell>
          <table:table-cell office:value-type="string">
            <text:p>Success</text:p>
          </table:table-cell>
          <table:table-cell office:value-type="float" office:value="52637">
            <text:p>52637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2H35M23.769S">
            <text:p>12:35:23.7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894">
            <text:p>3894</text:p>
          </table:table-cell>
          <table:table-cell office:value-type="string">
            <text:p>Success</text:p>
          </table:table-cell>
          <table:table-cell office:value-type="float" office:value="73532">
            <text:p>73532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2H35M27.639S">
            <text:p>12:35:27.6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2H35M27.639S">
            <text:p>12:35:27.6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2H35M27.669S">
            <text:p>12:35:27.6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2H35M27.713S">
            <text:p>12:35:27.7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2H35M27.742S">
            <text:p>12:35:27.7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2H35M27.65S">
            <text:p>12:35:27.6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16014">
            <text:p>16014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2H35M27.599S">
            <text:p>12:35:27.6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31">
            <text:p>331</text:p>
          </table:table-cell>
          <table:table-cell office:value-type="string">
            <text:p>Success</text:p>
          </table:table-cell>
          <table:table-cell office:value-type="float" office:value="31424">
            <text:p>31424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2H35M27.931S">
            <text:p>12:35:27.9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2H35M27.923S">
            <text:p>12:35:27.92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2H35M27.944S">
            <text:p>12:35:27.9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2H35M27.971S">
            <text:p>12:35:27.9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2H35M27.997S">
            <text:p>12:35:28.0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2H35M26.58S">
            <text:p>12:35:26.5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639">
            <text:p>1639</text:p>
          </table:table-cell>
          <table:table-cell office:value-type="string">
            <text:p>Success</text:p>
          </table:table-cell>
          <table:table-cell office:value-type="float" office:value="14421">
            <text:p>14421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2H35M26.263S">
            <text:p>12:35:26.2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053">
            <text:p>2053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2H35M26.066S">
            <text:p>12:35:26.0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275">
            <text:p>2275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2H35M26.588S">
            <text:p>12:35:26.5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756">
            <text:p>1756</text:p>
          </table:table-cell>
          <table:table-cell office:value-type="string">
            <text:p>Success</text:p>
          </table:table-cell>
          <table:table-cell office:value-type="float" office:value="14421">
            <text:p>14421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2H35M26.441S">
            <text:p>12:35:26.4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917">
            <text:p>1917</text:p>
          </table:table-cell>
          <table:table-cell office:value-type="string">
            <text:p>Success</text:p>
          </table:table-cell>
          <table:table-cell office:value-type="float" office:value="14421">
            <text:p>14421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2H35M28.318S">
            <text:p>12:35:28.3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2H35M28.367S">
            <text:p>12:35:28.3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2H35M28.407S">
            <text:p>12:35:28.4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2H35M27.776S">
            <text:p>12:35:27.7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80">
            <text:p>680</text:p>
          </table:table-cell>
          <table:table-cell office:value-type="string">
            <text:p>Success</text:p>
          </table:table-cell>
          <table:table-cell office:value-type="float" office:value="30609">
            <text:p>30609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2H35M28.445S">
            <text:p>12:35:28.45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2H35M26.542S">
            <text:p>12:35:26.5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210">
            <text:p>2210</text:p>
          </table:table-cell>
          <table:table-cell office:value-type="string">
            <text:p>Success</text:p>
          </table:table-cell>
          <table:table-cell office:value-type="float" office:value="14423">
            <text:p>14423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2H35M27.369S">
            <text:p>12:35:27.3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403">
            <text:p>1403</text:p>
          </table:table-cell>
          <table:table-cell office:value-type="string">
            <text:p>Success</text:p>
          </table:table-cell>
          <table:table-cell office:value-type="float" office:value="13841">
            <text:p>13841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2H35M27.505S">
            <text:p>12:35:27.5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356">
            <text:p>1356</text:p>
          </table:table-cell>
          <table:table-cell office:value-type="string">
            <text:p>Success</text:p>
          </table:table-cell>
          <table:table-cell office:value-type="float" office:value="17436">
            <text:p>17436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2H35M24.475S">
            <text:p>12:35:24.48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401">
            <text:p>4401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2H35M25.381S">
            <text:p>12:35:25.3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498">
            <text:p>3498</text:p>
          </table:table-cell>
          <table:table-cell office:value-type="string">
            <text:p>Success</text:p>
          </table:table-cell>
          <table:table-cell office:value-type="float" office:value="16737">
            <text:p>16737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2H35M25.678S">
            <text:p>12:35:25.6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211">
            <text:p>3211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2H35M25.628S">
            <text:p>12:35:25.6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263">
            <text:p>3263</text:p>
          </table:table-cell>
          <table:table-cell office:value-type="string">
            <text:p>Success</text:p>
          </table:table-cell>
          <table:table-cell office:value-type="float" office:value="38332">
            <text:p>38332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2H35M26.098S">
            <text:p>12:35:26.10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824">
            <text:p>2824</text:p>
          </table:table-cell>
          <table:table-cell office:value-type="string">
            <text:p>Success</text:p>
          </table:table-cell>
          <table:table-cell office:value-type="float" office:value="51438">
            <text:p>51438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2H35M25.508S">
            <text:p>12:35:25.5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421">
            <text:p>3421</text:p>
          </table:table-cell>
          <table:table-cell office:value-type="string">
            <text:p>Success</text:p>
          </table:table-cell>
          <table:table-cell office:value-type="float" office:value="38337">
            <text:p>38337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2H35M25.622S">
            <text:p>12:35:25.62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344">
            <text:p>3344</text:p>
          </table:table-cell>
          <table:table-cell office:value-type="string">
            <text:p>Success</text:p>
          </table:table-cell>
          <table:table-cell office:value-type="float" office:value="51438">
            <text:p>51438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2H35M28.89S">
            <text:p>12:35:28.8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2H35M26.132S">
            <text:p>12:35:26.13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844">
            <text:p>2844</text:p>
          </table:table-cell>
          <table:table-cell office:value-type="string">
            <text:p>Success</text:p>
          </table:table-cell>
          <table:table-cell office:value-type="float" office:value="51416">
            <text:p>51416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2H35M26.237S">
            <text:p>12:35:26.24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729">
            <text:p>2729</text:p>
          </table:table-cell>
          <table:table-cell office:value-type="string">
            <text:p>Success</text:p>
          </table:table-cell>
          <table:table-cell office:value-type="float" office:value="56311">
            <text:p>56311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2H35M28.359S">
            <text:p>12:35:28.3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27">
            <text:p>627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2H35M25.415S">
            <text:p>12:35:25.4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575">
            <text:p>3575</text:p>
          </table:table-cell>
          <table:table-cell office:value-type="string">
            <text:p>Success</text:p>
          </table:table-cell>
          <table:table-cell office:value-type="float" office:value="52635">
            <text:p>52635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2H35M27.563S">
            <text:p>12:35:27.5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437">
            <text:p>1437</text:p>
          </table:table-cell>
          <table:table-cell office:value-type="string">
            <text:p>Success</text:p>
          </table:table-cell>
          <table:table-cell office:value-type="float" office:value="73536">
            <text:p>73536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2H35M25.995S">
            <text:p>12:35:26.0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014">
            <text:p>3014</text:p>
          </table:table-cell>
          <table:table-cell office:value-type="string">
            <text:p>Success</text:p>
          </table:table-cell>
          <table:table-cell office:value-type="float" office:value="38332">
            <text:p>38332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2H35M25.578S">
            <text:p>12:35:25.5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453">
            <text:p>3453</text:p>
          </table:table-cell>
          <table:table-cell office:value-type="string">
            <text:p>Success</text:p>
          </table:table-cell>
          <table:table-cell office:value-type="float" office:value="72197">
            <text:p>72197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2H35M27.665S">
            <text:p>12:35:27.6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77">
            <text:p>1377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2H35M26.068S">
            <text:p>12:35:26.07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986">
            <text:p>2986</text:p>
          </table:table-cell>
          <table:table-cell office:value-type="string">
            <text:p>Success</text:p>
          </table:table-cell>
          <table:table-cell office:value-type="float" office:value="51438">
            <text:p>51438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2H35M28.93S">
            <text:p>12:35:28.9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2H35M28.88S">
            <text:p>12:35:28.8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2H35M28.22S">
            <text:p>12:35:28.2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55">
            <text:p>855</text:p>
          </table:table-cell>
          <table:table-cell office:value-type="string">
            <text:p>Success</text:p>
          </table:table-cell>
          <table:table-cell office:value-type="float" office:value="52635">
            <text:p>52635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2H35M20.983S">
            <text:p>12:35:20.9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095">
            <text:p>8095</text:p>
          </table:table-cell>
          <table:table-cell office:value-type="string">
            <text:p>Success</text:p>
          </table:table-cell>
          <table:table-cell office:value-type="float" office:value="52635">
            <text:p>52635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2H35M26.717S">
            <text:p>12:35:26.7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376">
            <text:p>2376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2H35M28.482S">
            <text:p>12:35:28.4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30">
            <text:p>630</text:p>
          </table:table-cell>
          <table:table-cell office:value-type="string">
            <text:p>Success</text:p>
          </table:table-cell>
          <table:table-cell office:value-type="float" office:value="30609">
            <text:p>30609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2H35M24.218S">
            <text:p>12:35:24.2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896">
            <text:p>4896</text:p>
          </table:table-cell>
          <table:table-cell office:value-type="string">
            <text:p>Success</text:p>
          </table:table-cell>
          <table:table-cell office:value-type="float" office:value="35879">
            <text:p>35879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2H35M27.6S">
            <text:p>12:35:27.6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15">
            <text:p>1515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2H35M26.738S">
            <text:p>12:35:26.7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396">
            <text:p>2396</text:p>
          </table:table-cell>
          <table:table-cell office:value-type="string">
            <text:p>Success</text:p>
          </table:table-cell>
          <table:table-cell office:value-type="float" office:value="109967">
            <text:p>109967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2H35M29.01S">
            <text:p>12:35:29.0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2H35M28.971S">
            <text:p>12:35:28.9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2H35M29.094S">
            <text:p>12:35:29.0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2H35M26.219S">
            <text:p>12:35:26.22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934">
            <text:p>2934</text:p>
          </table:table-cell>
          <table:table-cell office:value-type="string">
            <text:p>Success</text:p>
          </table:table-cell>
          <table:table-cell office:value-type="float" office:value="18158">
            <text:p>18158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2H35M27.529S">
            <text:p>12:35:27.5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41">
            <text:p>1641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2H35M28.023S">
            <text:p>12:35:28.0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163">
            <text:p>1163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2H35M25.407S">
            <text:p>12:35:25.4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802">
            <text:p>3802</text:p>
          </table:table-cell>
          <table:table-cell office:value-type="string">
            <text:p>Success</text:p>
          </table:table-cell>
          <table:table-cell office:value-type="float" office:value="52655">
            <text:p>52655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2H35M29.076S">
            <text:p>12:35:29.08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2H35M27.664S">
            <text:p>12:35:27.6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572">
            <text:p>1572</text:p>
          </table:table-cell>
          <table:table-cell office:value-type="string">
            <text:p>Success</text:p>
          </table:table-cell>
          <table:table-cell office:value-type="float" office:value="109967">
            <text:p>109967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2H35M29.136S">
            <text:p>12:35:29.1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2H35M27.945S">
            <text:p>12:35:27.9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324">
            <text:p>1324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2H35M27.222S">
            <text:p>12:35:27.2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060">
            <text:p>2060</text:p>
          </table:table-cell>
          <table:table-cell office:value-type="string">
            <text:p>Success</text:p>
          </table:table-cell>
          <table:table-cell office:value-type="float" office:value="109967">
            <text:p>109967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2H35M27.578S">
            <text:p>12:35:27.5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722">
            <text:p>1722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2H35M25.878S">
            <text:p>12:35:25.8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432">
            <text:p>3432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2H35M28.343S">
            <text:p>12:35:28.3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69">
            <text:p>969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2H35M24.239S">
            <text:p>12:35:24.2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076">
            <text:p>5076</text:p>
          </table:table-cell>
          <table:table-cell office:value-type="string">
            <text:p>Success</text:p>
          </table:table-cell>
          <table:table-cell office:value-type="float" office:value="52655">
            <text:p>52655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2H35M29.141S">
            <text:p>12:35:29.1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2H35M27.185S">
            <text:p>12:35:27.1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138">
            <text:p>2138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2H35M29.218S">
            <text:p>12:35:29.22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2H35M29.237S">
            <text:p>12:35:29.2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2H35M29.311S">
            <text:p>12:35:29.3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2H35M24.127S">
            <text:p>12:35:24.1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215">
            <text:p>5215</text:p>
          </table:table-cell>
          <table:table-cell office:value-type="string">
            <text:p>Success</text:p>
          </table:table-cell>
          <table:table-cell office:value-type="float" office:value="52655">
            <text:p>52655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2H35M29.325S">
            <text:p>12:35:29.33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2H35M29.033S">
            <text:p>12:35:29.0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145">
            <text:p>145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2H35M29.187S">
            <text:p>12:35:29.1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2H35M28.985S">
            <text:p>12:35:28.9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2H35M28.457S">
            <text:p>12:35:28.4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20">
            <text:p>920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2H35M26.632S">
            <text:p>12:35:26.6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745">
            <text:p>2745</text:p>
          </table:table-cell>
          <table:table-cell office:value-type="string">
            <text:p>Success</text:p>
          </table:table-cell>
          <table:table-cell office:value-type="float" office:value="109967">
            <text:p>109967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2H35M29.074S">
            <text:p>12:35:29.0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07">
            <text:p>30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2H35M26.399S">
            <text:p>12:35:26.4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989">
            <text:p>2989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2H35M29.138S">
            <text:p>12:35:29.1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2H35M29.139S">
            <text:p>12:35:29.1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64">
            <text:p>26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2H35M29.27S">
            <text:p>12:35:29.2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2H35M29.379S">
            <text:p>12:35:29.3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2H35M29.285S">
            <text:p>12:35:29.2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2H35M29.324S">
            <text:p>12:35:29.3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2H35M29.379S">
            <text:p>12:35:29.3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2H35M27.588S">
            <text:p>12:35:27.5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876">
            <text:p>1876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2H35M29.243S">
            <text:p>12:35:29.24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2H35M29.389S">
            <text:p>12:35:29.3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2H35M29.343S">
            <text:p>12:35:29.3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2H35M29.392S">
            <text:p>12:35:29.3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2H35M29.364S">
            <text:p>12:35:29.3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2H35M29.044S">
            <text:p>12:35:29.0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2H35M29.321S">
            <text:p>12:35:29.32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2H35M29.502S">
            <text:p>12:35:29.5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2H35M29.53S">
            <text:p>12:35:29.53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2H35M29.382S">
            <text:p>12:35:29.3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2H35M29.362S">
            <text:p>12:35:29.36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2H35M29.404S">
            <text:p>12:35:29.4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2H35M29.555S">
            <text:p>12:35:29.5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2H35M29.455S">
            <text:p>12:35:29.4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2H35M29.424S">
            <text:p>12:35:29.4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2H35M29.444S">
            <text:p>12:35:29.4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2H35M29.343S">
            <text:p>12:35:29.34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30">
            <text:p>330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2H35M29.607S">
            <text:p>12:35:29.6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2H35M28.877S">
            <text:p>12:35:28.8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51">
            <text:p>851</text:p>
          </table:table-cell>
          <table:table-cell office:value-type="string">
            <text:p>Success</text:p>
          </table:table-cell>
          <table:table-cell office:value-type="float" office:value="109967">
            <text:p>109967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2H35M29.519S">
            <text:p>12:35:29.52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2H35M29.349S">
            <text:p>12:35:29.3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09">
            <text:p>409</text:p>
          </table:table-cell>
          <table:table-cell office:value-type="string">
            <text:p>Success</text:p>
          </table:table-cell>
          <table:table-cell office:value-type="float" office:value="145">
            <text:p>145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2H35M29.673S">
            <text:p>12:35:29.6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2H35M29.729S">
            <text:p>12:35:29.7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2H35M29.769S">
            <text:p>12:35:29.7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2H35M29.745S">
            <text:p>12:35:29.7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2H35M29.546S">
            <text:p>12:35:29.5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96">
            <text:p>296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2H35M28.923S">
            <text:p>12:35:28.9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919">
            <text:p>919</text:p>
          </table:table-cell>
          <table:table-cell office:value-type="string">
            <text:p>Success</text:p>
          </table:table-cell>
          <table:table-cell office:value-type="float" office:value="17474">
            <text:p>17474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2H35M29.613S">
            <text:p>12:35:29.61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30">
            <text:p>23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2H35M26.632S">
            <text:p>12:35:26.6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213">
            <text:p>3213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2H35M29.573S">
            <text:p>12:35:29.5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16">
            <text:p>316</text:p>
          </table:table-cell>
          <table:table-cell office:value-type="string">
            <text:p>Success</text:p>
          </table:table-cell>
          <table:table-cell office:value-type="float" office:value="17167">
            <text:p>17167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2H35M29.601S">
            <text:p>12:35:29.60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2H35M29.699S">
            <text:p>12:35:29.7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17167">
            <text:p>17167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2H35M29.767S">
            <text:p>12:35:29.7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17167">
            <text:p>17167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2H35M29.542S">
            <text:p>12:35:29.54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85">
            <text:p>38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2H35M29.435S">
            <text:p>12:35:29.4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09">
            <text:p>50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2H35M29.625S">
            <text:p>12:35:29.63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2H35M29.079S">
            <text:p>12:35:29.0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81">
            <text:p>881</text:p>
          </table:table-cell>
          <table:table-cell office:value-type="string">
            <text:p>Success</text:p>
          </table:table-cell>
          <table:table-cell office:value-type="float" office:value="16014">
            <text:p>16014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2H35M22.216S">
            <text:p>12:35:22.22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756">
            <text:p>7756</text:p>
          </table:table-cell>
          <table:table-cell office:value-type="string">
            <text:p>Success</text:p>
          </table:table-cell>
          <table:table-cell office:value-type="float" office:value="51437">
            <text:p>51437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2H35M29.21S">
            <text:p>12:35:29.2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74">
            <text:p>774</text:p>
          </table:table-cell>
          <table:table-cell office:value-type="string">
            <text:p>Success</text:p>
          </table:table-cell>
          <table:table-cell office:value-type="float" office:value="109964">
            <text:p>109964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2H35M29.626S">
            <text:p>12:35:29.63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2H35M29.831S">
            <text:p>12:35:29.8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17167">
            <text:p>17167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2H35M29.667S">
            <text:p>12:35:29.67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62">
            <text:p>362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2H35M29.961S">
            <text:p>12:35:29.96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2H35M29.623S">
            <text:p>12:35:29.6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145">
            <text:p>145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2H35M29.945S">
            <text:p>12:35:29.9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2H35M29.985S">
            <text:p>12:35:29.9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2H35M29.077S">
            <text:p>12:35:29.0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35">
            <text:p>1035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2H35M29.113S">
            <text:p>12:35:29.1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033">
            <text:p>1033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2H35M29.001S">
            <text:p>12:35:29.0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150">
            <text:p>1150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2H35M28.992S">
            <text:p>12:35:28.9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67">
            <text:p>1167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2H35M29.115S">
            <text:p>12:35:29.1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045">
            <text:p>1045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2H35M30.148S">
            <text:p>12:35:30.1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2H35M30.098S">
            <text:p>12:35:30.1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2H35M30.113S">
            <text:p>12:35:30.1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2H35M29.759S">
            <text:p>12:35:29.7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145">
            <text:p>145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2H35M30.174S">
            <text:p>12:35:30.1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2H35M30.051S">
            <text:p>12:35:30.0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145">
            <text:p>145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2H35M30.189S">
            <text:p>12:35:30.1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2H35M30.16S">
            <text:p>12:35:30.1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2H35M30.152S">
            <text:p>12:35:30.1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2H35M30.21S">
            <text:p>12:35:30.21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2H35M29.58S">
            <text:p>12:35:29.5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93">
            <text:p>693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2H35M30.257S">
            <text:p>12:35:30.2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2H35M30.262S">
            <text:p>12:35:30.2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2H35M30.274S">
            <text:p>12:35:30.2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2H35M30.291S">
            <text:p>12:35:30.2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45">
            <text:p>145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2H35M29.316S">
            <text:p>12:35:29.3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056">
            <text:p>1056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2H35M29.328S">
            <text:p>12:35:29.33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56">
            <text:p>1056</text:p>
          </table:table-cell>
          <table:table-cell office:value-type="string">
            <text:p>Success</text:p>
          </table:table-cell>
          <table:table-cell office:value-type="float" office:value="20389">
            <text:p>20389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2H35M30.373S">
            <text:p>12:35:30.37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2H35M30.385S">
            <text:p>12:35:30.3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2H35M30.284S">
            <text:p>12:35:30.28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2H35M30.342S">
            <text:p>12:35:30.3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145">
            <text:p>145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2H35M30.254S">
            <text:p>12:35:30.25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2H35M30.179S">
            <text:p>12:35:30.18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2H35M25.839S">
            <text:p>12:35:25.84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736">
            <text:p>4736</text:p>
          </table:table-cell>
          <table:table-cell office:value-type="string">
            <text:p>Success</text:p>
          </table:table-cell>
          <table:table-cell office:value-type="float" office:value="51438">
            <text:p>51438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2H35M20.891S">
            <text:p>12:35:20.8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697">
            <text:p>9697</text:p>
          </table:table-cell>
          <table:table-cell office:value-type="string">
            <text:p>Success</text:p>
          </table:table-cell>
          <table:table-cell office:value-type="float" office:value="52655">
            <text:p>52655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2H35M29.89S">
            <text:p>12:35:29.8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14">
            <text:p>714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2H35M24.217S">
            <text:p>12:35:24.2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395">
            <text:p>6395</text:p>
          </table:table-cell>
          <table:table-cell office:value-type="string">
            <text:p>Success</text:p>
          </table:table-cell>
          <table:table-cell office:value-type="float" office:value="52655">
            <text:p>52655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2H35M25.475S">
            <text:p>12:35:25.4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182">
            <text:p>5182</text:p>
          </table:table-cell>
          <table:table-cell office:value-type="string">
            <text:p>Success</text:p>
          </table:table-cell>
          <table:table-cell office:value-type="float" office:value="52655">
            <text:p>52655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2H35M25.535S">
            <text:p>12:35:25.5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133">
            <text:p>5133</text:p>
          </table:table-cell>
          <table:table-cell office:value-type="string">
            <text:p>Success</text:p>
          </table:table-cell>
          <table:table-cell office:value-type="float" office:value="52785">
            <text:p>52785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2H35M21.488S">
            <text:p>12:35:21.4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191">
            <text:p>9191</text:p>
          </table:table-cell>
          <table:table-cell office:value-type="string">
            <text:p>Success</text:p>
          </table:table-cell>
          <table:table-cell office:value-type="float" office:value="72197">
            <text:p>72197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2H35M30.039S">
            <text:p>12:35:30.0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40">
            <text:p>640</text:p>
          </table:table-cell>
          <table:table-cell office:value-type="string">
            <text:p>Success</text:p>
          </table:table-cell>
          <table:table-cell office:value-type="float" office:value="109964">
            <text:p>109964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2H35M29.844S">
            <text:p>12:35:29.8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40">
            <text:p>840</text:p>
          </table:table-cell>
          <table:table-cell office:value-type="string">
            <text:p>Success</text:p>
          </table:table-cell>
          <table:table-cell office:value-type="float" office:value="33883">
            <text:p>33883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2H35M29.928S">
            <text:p>12:35:29.9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66">
            <text:p>766</text:p>
          </table:table-cell>
          <table:table-cell office:value-type="string">
            <text:p>Success</text:p>
          </table:table-cell>
          <table:table-cell office:value-type="float" office:value="33883">
            <text:p>33883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2H35M30.681S">
            <text:p>12:35:30.6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2H35M30.669S">
            <text:p>12:35:30.6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2H35M29.893S">
            <text:p>12:35:29.8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07">
            <text:p>807</text:p>
          </table:table-cell>
          <table:table-cell office:value-type="string">
            <text:p>Success</text:p>
          </table:table-cell>
          <table:table-cell office:value-type="float" office:value="33883">
            <text:p>33883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2H35M29.843S">
            <text:p>12:35:29.8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73">
            <text:p>873</text:p>
          </table:table-cell>
          <table:table-cell office:value-type="string">
            <text:p>Success</text:p>
          </table:table-cell>
          <table:table-cell office:value-type="float" office:value="33883">
            <text:p>33883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2H35M30.7S">
            <text:p>12:35:30.7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2H35M30.681S">
            <text:p>12:35:30.6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2H35M30.751S">
            <text:p>12:35:30.7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2H35M30.787S">
            <text:p>12:35:30.79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2H35M30.397S">
            <text:p>12:35:30.4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51">
            <text:p>451</text:p>
          </table:table-cell>
          <table:table-cell office:value-type="string">
            <text:p>Success</text:p>
          </table:table-cell>
          <table:table-cell office:value-type="float" office:value="17975">
            <text:p>17975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2H35M30.386S">
            <text:p>12:35:30.3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48">
            <text:p>548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2H35M30.763S">
            <text:p>12:35:30.7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2H35M30.942S">
            <text:p>12:35:30.9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2H35M30.701S">
            <text:p>12:35:30.7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2H35M30.968S">
            <text:p>12:35:30.9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2H35M30.685S">
            <text:p>12:35:30.6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2H35M30.949S">
            <text:p>12:35:30.9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67">
            <text:p>267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2H35M30.589S">
            <text:p>12:35:30.5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38">
            <text:p>438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2H35M30.614S">
            <text:p>12:35:30.6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24">
            <text:p>424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2H35M31.027S">
            <text:p>12:35:31.03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2H35M30.659S">
            <text:p>12:35:30.6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89">
            <text:p>389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2H35M31.015S">
            <text:p>12:35:31.0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2H35M31.049S">
            <text:p>12:35:31.05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2H35M31.04S">
            <text:p>12:35:31.04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2H35M30.983S">
            <text:p>12:35:30.9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2H35M31.081S">
            <text:p>12:35:31.08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2H35M31.065S">
            <text:p>12:35:31.0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2H35M31.143S">
            <text:p>12:35:31.14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2H35M31.066S">
            <text:p>12:35:31.0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2H35M31.195S">
            <text:p>12:35:31.2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2H35M31.048S">
            <text:p>12:35:31.0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2H35M31.224S">
            <text:p>12:35:31.2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2H35M30.822S">
            <text:p>12:35:30.8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78">
            <text:p>478</text:p>
          </table:table-cell>
          <table:table-cell office:value-type="string">
            <text:p>Success</text:p>
          </table:table-cell>
          <table:table-cell office:value-type="float" office:value="36986">
            <text:p>36986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2H35M30.718S">
            <text:p>12:35:30.7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628">
            <text:p>628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2H35M31.348S">
            <text:p>12:35:31.3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2H35M30.695S">
            <text:p>12:35:30.7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28">
            <text:p>728</text:p>
          </table:table-cell>
          <table:table-cell office:value-type="string">
            <text:p>Success</text:p>
          </table:table-cell>
          <table:table-cell office:value-type="float" office:value="110008">
            <text:p>110008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2H35M31.425S">
            <text:p>12:35:31.4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2H35M31.367S">
            <text:p>12:35:31.3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2H35M25.812S">
            <text:p>12:35:25.8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5675">
            <text:p>5675</text:p>
          </table:table-cell>
          <table:table-cell office:value-type="string">
            <text:p>Success</text:p>
          </table:table-cell>
          <table:table-cell office:value-type="float" office:value="52785">
            <text:p>52785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2H35M31.443S">
            <text:p>12:35:31.4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2H35M31.449S">
            <text:p>12:35:31.4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2H35M31.071S">
            <text:p>12:35:31.0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29">
            <text:p>529</text:p>
          </table:table-cell>
          <table:table-cell office:value-type="string">
            <text:p>Success</text:p>
          </table:table-cell>
          <table:table-cell office:value-type="float" office:value="109967">
            <text:p>109967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2H35M28.976S">
            <text:p>12:35:28.9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635">
            <text:p>2635</text:p>
          </table:table-cell>
          <table:table-cell office:value-type="string">
            <text:p>Success</text:p>
          </table:table-cell>
          <table:table-cell office:value-type="float" office:value="17474">
            <text:p>17474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2H35M31.602S">
            <text:p>12:35:31.6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2H35M31.543S">
            <text:p>12:35:31.5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2H35M31.183S">
            <text:p>12:35:31.1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12">
            <text:p>512</text:p>
          </table:table-cell>
          <table:table-cell office:value-type="string">
            <text:p>Success</text:p>
          </table:table-cell>
          <table:table-cell office:value-type="float" office:value="13841">
            <text:p>13841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2H35M31.488S">
            <text:p>12:35:31.4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36326">
            <text:p>36326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2H35M30.27S">
            <text:p>12:35:30.2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435">
            <text:p>1435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2H35M31.133S">
            <text:p>12:35:31.1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73">
            <text:p>573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2H35M29.055S">
            <text:p>12:35:29.0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652">
            <text:p>2652</text:p>
          </table:table-cell>
          <table:table-cell office:value-type="string">
            <text:p>Success</text:p>
          </table:table-cell>
          <table:table-cell office:value-type="float" office:value="17474">
            <text:p>17474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2H35M31.698S">
            <text:p>12:35:31.7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2H35M28.977S">
            <text:p>12:35:28.9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747">
            <text:p>2747</text:p>
          </table:table-cell>
          <table:table-cell office:value-type="string">
            <text:p>Success</text:p>
          </table:table-cell>
          <table:table-cell office:value-type="float" office:value="17474">
            <text:p>17474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2H35M27.528S">
            <text:p>12:35:27.5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225">
            <text:p>4225</text:p>
          </table:table-cell>
          <table:table-cell office:value-type="string">
            <text:p>Success</text:p>
          </table:table-cell>
          <table:table-cell office:value-type="float" office:value="73541">
            <text:p>73541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2H35M31.221S">
            <text:p>12:35:31.22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35">
            <text:p>535</text:p>
          </table:table-cell>
          <table:table-cell office:value-type="string">
            <text:p>Success</text:p>
          </table:table-cell>
          <table:table-cell office:value-type="float" office:value="56289">
            <text:p>56289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2H35M29.566S">
            <text:p>12:35:29.5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193">
            <text:p>2193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2H35M28.983S">
            <text:p>12:35:28.9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783">
            <text:p>2783</text:p>
          </table:table-cell>
          <table:table-cell office:value-type="string">
            <text:p>Success</text:p>
          </table:table-cell>
          <table:table-cell office:value-type="float" office:value="17435">
            <text:p>17435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2H35M28.863S">
            <text:p>12:35:28.8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916">
            <text:p>2916</text:p>
          </table:table-cell>
          <table:table-cell office:value-type="string">
            <text:p>Success</text:p>
          </table:table-cell>
          <table:table-cell office:value-type="float" office:value="73541">
            <text:p>73541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2H35M29.465S">
            <text:p>12:35:29.4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316">
            <text:p>2316</text:p>
          </table:table-cell>
          <table:table-cell office:value-type="string">
            <text:p>Success</text:p>
          </table:table-cell>
          <table:table-cell office:value-type="float" office:value="52948">
            <text:p>52948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2H35M29.413S">
            <text:p>12:35:29.41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379">
            <text:p>2379</text:p>
          </table:table-cell>
          <table:table-cell office:value-type="string">
            <text:p>Success</text:p>
          </table:table-cell>
          <table:table-cell office:value-type="float" office:value="51440">
            <text:p>51440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2H35M31.519S">
            <text:p>12:35:31.52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2H35M31.782S">
            <text:p>12:35:31.7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2H35M31.302S">
            <text:p>12:35:31.3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45">
            <text:p>545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2H35M31.711S">
            <text:p>12:35:31.7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2H35M31.848S">
            <text:p>12:35:31.8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2H35M31.87S">
            <text:p>12:35:31.8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2H35M31.816S">
            <text:p>12:35:31.8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2H35M31.862S">
            <text:p>12:35:31.8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2H35M31.949S">
            <text:p>12:35:31.9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2H35M31.965S">
            <text:p>12:35:31.9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2H35M31.754S">
            <text:p>12:35:31.7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01">
            <text:p>301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2H35M31.78S">
            <text:p>12:35:31.7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84">
            <text:p>284</text:p>
          </table:table-cell>
          <table:table-cell office:value-type="string">
            <text:p>Success</text:p>
          </table:table-cell>
          <table:table-cell office:value-type="float" office:value="109967">
            <text:p>109967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2H35M32.065S">
            <text:p>12:35:32.0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2H35M32.117S">
            <text:p>12:35:32.1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2H35M32.056S">
            <text:p>12:35:32.0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2H35M32.024S">
            <text:p>12:35:32.02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2H35M32.149S">
            <text:p>12:35:32.1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2H35M31.76S">
            <text:p>12:35:31.7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2H35M32.138S">
            <text:p>12:35:32.1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307">
            <text:p>307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2H35M31.696S">
            <text:p>12:35:31.7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81">
            <text:p>681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2H35M32.186S">
            <text:p>12:35:32.1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307">
            <text:p>307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2H35M31.706S">
            <text:p>12:35:31.7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90">
            <text:p>690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2H35M31.707S">
            <text:p>12:35:31.7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37">
            <text:p>737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2H35M31.665S">
            <text:p>12:35:31.6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86">
            <text:p>786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2H35M32.241S">
            <text:p>12:35:32.2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307">
            <text:p>307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2H35M32.035S">
            <text:p>12:35:32.0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32">
            <text:p>432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2H35M32.468S">
            <text:p>12:35:32.4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2H35M32.393S">
            <text:p>12:35:32.3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307">
            <text:p>307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2H35M31.894S">
            <text:p>12:35:31.89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25299">
            <text:p>25299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2H35M32.488S">
            <text:p>12:35:32.49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2H35M32.527S">
            <text:p>12:35:32.5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2H35M32.542S">
            <text:p>12:35:32.5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10">
            <text:p>23710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2H35M32.152S">
            <text:p>12:35:32.1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15">
            <text:p>515</text:p>
          </table:table-cell>
          <table:table-cell office:value-type="string">
            <text:p>Success</text:p>
          </table:table-cell>
          <table:table-cell office:value-type="float" office:value="38793">
            <text:p>38793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2H35M30.547S">
            <text:p>12:35:30.55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158">
            <text:p>2158</text:p>
          </table:table-cell>
          <table:table-cell office:value-type="string">
            <text:p>Success</text:p>
          </table:table-cell>
          <table:table-cell office:value-type="float" office:value="21901">
            <text:p>21901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2H35M29.904S">
            <text:p>12:35:29.9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861">
            <text:p>2861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2H35M29.916S">
            <text:p>12:35:29.9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858">
            <text:p>2858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2H35M30.411S">
            <text:p>12:35:30.41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391">
            <text:p>2391</text:p>
          </table:table-cell>
          <table:table-cell office:value-type="string">
            <text:p>Success</text:p>
          </table:table-cell>
          <table:table-cell office:value-type="float" office:value="21896">
            <text:p>21896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2H35M30.015S">
            <text:p>12:35:30.0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790">
            <text:p>2790</text:p>
          </table:table-cell>
          <table:table-cell office:value-type="string">
            <text:p>Success</text:p>
          </table:table-cell>
          <table:table-cell office:value-type="float" office:value="13841">
            <text:p>13841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2H35M30.457S">
            <text:p>12:35:30.46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354">
            <text:p>2354</text:p>
          </table:table-cell>
          <table:table-cell office:value-type="string">
            <text:p>Success</text:p>
          </table:table-cell>
          <table:table-cell office:value-type="float" office:value="21896">
            <text:p>21896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2H35M32.668S">
            <text:p>12:35:32.6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2H35M30.054S">
            <text:p>12:35:30.0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760">
            <text:p>2760</text:p>
          </table:table-cell>
          <table:table-cell office:value-type="string">
            <text:p>Success</text:p>
          </table:table-cell>
          <table:table-cell office:value-type="float" office:value="13841">
            <text:p>13841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2H35M29.993S">
            <text:p>12:35:29.9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836">
            <text:p>2836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2H35M30.42S">
            <text:p>12:35:30.42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427">
            <text:p>2427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2H35M29.973S">
            <text:p>12:35:29.9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888">
            <text:p>2888</text:p>
          </table:table-cell>
          <table:table-cell office:value-type="string">
            <text:p>Success</text:p>
          </table:table-cell>
          <table:table-cell office:value-type="float" office:value="17474">
            <text:p>17474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2H35M24.207S">
            <text:p>12:35:24.2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668">
            <text:p>8668</text:p>
          </table:table-cell>
          <table:table-cell office:value-type="string">
            <text:p>Success</text:p>
          </table:table-cell>
          <table:table-cell office:value-type="float" office:value="49952">
            <text:p>49952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2H35M32.815S">
            <text:p>12:35:32.8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2H35M30.03S">
            <text:p>12:35:30.0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868">
            <text:p>2868</text:p>
          </table:table-cell>
          <table:table-cell office:value-type="string">
            <text:p>Success</text:p>
          </table:table-cell>
          <table:table-cell office:value-type="float" office:value="13841">
            <text:p>13841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2H35M28.774S">
            <text:p>12:35:28.7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150">
            <text:p>4150</text:p>
          </table:table-cell>
          <table:table-cell office:value-type="string">
            <text:p>Success</text:p>
          </table:table-cell>
          <table:table-cell office:value-type="float" office:value="49950">
            <text:p>49950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2H35M32.888S">
            <text:p>12:35:32.8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2H35M28.753S">
            <text:p>12:35:28.7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215">
            <text:p>4215</text:p>
          </table:table-cell>
          <table:table-cell office:value-type="string">
            <text:p>Success</text:p>
          </table:table-cell>
          <table:table-cell office:value-type="float" office:value="50583">
            <text:p>50583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2H35M32.815S">
            <text:p>12:35:32.8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109967">
            <text:p>109967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2H35M32.95S">
            <text:p>12:35:32.95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2H35M32.524S">
            <text:p>12:35:32.5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39">
            <text:p>539</text:p>
          </table:table-cell>
          <table:table-cell office:value-type="string">
            <text:p>Success</text:p>
          </table:table-cell>
          <table:table-cell office:value-type="float" office:value="14432">
            <text:p>14432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2H35M29.96S">
            <text:p>12:35:29.9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106">
            <text:p>3106</text:p>
          </table:table-cell>
          <table:table-cell office:value-type="string">
            <text:p>Success</text:p>
          </table:table-cell>
          <table:table-cell office:value-type="float" office:value="13841">
            <text:p>13841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2H35M30.576S">
            <text:p>12:35:30.5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548">
            <text:p>2548</text:p>
          </table:table-cell>
          <table:table-cell office:value-type="string">
            <text:p>Success</text:p>
          </table:table-cell>
          <table:table-cell office:value-type="float" office:value="17474">
            <text:p>17474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2H35M31.757S">
            <text:p>12:35:31.7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17">
            <text:p>1417</text:p>
          </table:table-cell>
          <table:table-cell office:value-type="string">
            <text:p>Success</text:p>
          </table:table-cell>
          <table:table-cell office:value-type="float" office:value="17435">
            <text:p>17435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2H35M31.804S">
            <text:p>12:35:31.8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379">
            <text:p>1379</text:p>
          </table:table-cell>
          <table:table-cell office:value-type="string">
            <text:p>Success</text:p>
          </table:table-cell>
          <table:table-cell office:value-type="float" office:value="13841">
            <text:p>13841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2H35M30.293S">
            <text:p>12:35:30.29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901">
            <text:p>2901</text:p>
          </table:table-cell>
          <table:table-cell office:value-type="string">
            <text:p>Success</text:p>
          </table:table-cell>
          <table:table-cell office:value-type="float" office:value="56311">
            <text:p>56311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2H35M29.155S">
            <text:p>12:35:29.1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042">
            <text:p>4042</text:p>
          </table:table-cell>
          <table:table-cell office:value-type="string">
            <text:p>Success</text:p>
          </table:table-cell>
          <table:table-cell office:value-type="float" office:value="35880">
            <text:p>35880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2H35M30.849S">
            <text:p>12:35:30.8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351">
            <text:p>2351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2H35M30.696S">
            <text:p>12:35:30.70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539">
            <text:p>2539</text:p>
          </table:table-cell>
          <table:table-cell office:value-type="string">
            <text:p>Success</text:p>
          </table:table-cell>
          <table:table-cell office:value-type="float" office:value="51438">
            <text:p>51438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2H35M32.578S">
            <text:p>12:35:32.5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63">
            <text:p>663</text:p>
          </table:table-cell>
          <table:table-cell office:value-type="string">
            <text:p>Success</text:p>
          </table:table-cell>
          <table:table-cell office:value-type="float" office:value="14426">
            <text:p>14426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2H35M29.843S">
            <text:p>12:35:29.8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399">
            <text:p>3399</text:p>
          </table:table-cell>
          <table:table-cell office:value-type="string">
            <text:p>Success</text:p>
          </table:table-cell>
          <table:table-cell office:value-type="float" office:value="73562">
            <text:p>73562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2H35M32.899S">
            <text:p>12:35:32.9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65">
            <text:p>365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2H35M32.926S">
            <text:p>12:35:32.9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87">
            <text:p>387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2H35M33.314S">
            <text:p>12:35:33.3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2H35M32.876S">
            <text:p>12:35:32.8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78">
            <text:p>478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2H35M33.339S">
            <text:p>12:35:33.3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2H35M32.83S">
            <text:p>12:35:32.8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109967">
            <text:p>109967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2H35M33.358S">
            <text:p>12:35:33.36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2H35M33.355S">
            <text:p>12:35:33.3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2H35M33.398S">
            <text:p>12:35:33.4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2H35M32.97S">
            <text:p>12:35:32.9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2H35M33.064S">
            <text:p>12:35:33.0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2H35M33.475S">
            <text:p>12:35:33.4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2H35M33.495S">
            <text:p>12:35:33.5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2H35M33.246S">
            <text:p>12:35:33.2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05">
            <text:p>305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2H35M33.067S">
            <text:p>12:35:33.0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2H35M33.008S">
            <text:p>12:35:33.0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14">
            <text:p>614</text:p>
          </table:table-cell>
          <table:table-cell office:value-type="string">
            <text:p>Success</text:p>
          </table:table-cell>
          <table:table-cell office:value-type="float" office:value="14427">
            <text:p>14427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2H35M31.793S">
            <text:p>12:35:31.7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841">
            <text:p>1841</text:p>
          </table:table-cell>
          <table:table-cell office:value-type="string">
            <text:p>Success</text:p>
          </table:table-cell>
          <table:table-cell office:value-type="float" office:value="17476">
            <text:p>17476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2H35M28.989S">
            <text:p>12:35:28.9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665">
            <text:p>4665</text:p>
          </table:table-cell>
          <table:table-cell office:value-type="string">
            <text:p>Success</text:p>
          </table:table-cell>
          <table:table-cell office:value-type="float" office:value="72217">
            <text:p>72217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2H35M32.454S">
            <text:p>12:35:32.45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30784">
            <text:p>30784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2H35M30.606S">
            <text:p>12:35:30.6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096">
            <text:p>3096</text:p>
          </table:table-cell>
          <table:table-cell office:value-type="string">
            <text:p>Success</text:p>
          </table:table-cell>
          <table:table-cell office:value-type="float" office:value="51181">
            <text:p>51181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2H35M33.185S">
            <text:p>12:35:33.1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33">
            <text:p>533</text:p>
          </table:table-cell>
          <table:table-cell office:value-type="string">
            <text:p>Success</text:p>
          </table:table-cell>
          <table:table-cell office:value-type="float" office:value="109965">
            <text:p>109965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2H35M33.53S">
            <text:p>12:35:33.53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2H35M33.655S">
            <text:p>12:35:33.6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2H35M33.552S">
            <text:p>12:35:33.5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2H35M33.438S">
            <text:p>12:35:33.44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31">
            <text:p>331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2H35M33.761S">
            <text:p>12:35:33.7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2H35M33.75S">
            <text:p>12:35:33.7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2H35M33.814S">
            <text:p>12:35:33.8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2H35M33.814S">
            <text:p>12:35:33.8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2H35M33.896S">
            <text:p>12:35:33.9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2H35M33.703S">
            <text:p>12:35:33.7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109967">
            <text:p>109967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2H35M33.623S">
            <text:p>12:35:33.6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58">
            <text:p>458</text:p>
          </table:table-cell>
          <table:table-cell office:value-type="string">
            <text:p>Success</text:p>
          </table:table-cell>
          <table:table-cell office:value-type="float" office:value="109964">
            <text:p>109964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2H35M34.007S">
            <text:p>12:35:34.0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2H35M34.097S">
            <text:p>12:35:34.1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7">
            <text:p>97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2H35M30.208S">
            <text:p>12:35:30.21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962">
            <text:p>3962</text:p>
          </table:table-cell>
          <table:table-cell office:value-type="string">
            <text:p>Success</text:p>
          </table:table-cell>
          <table:table-cell office:value-type="float" office:value="30784">
            <text:p>30784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2H35M30.959S">
            <text:p>12:35:30.9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223">
            <text:p>3223</text:p>
          </table:table-cell>
          <table:table-cell office:value-type="string">
            <text:p>Success</text:p>
          </table:table-cell>
          <table:table-cell office:value-type="float" office:value="56311">
            <text:p>56311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2H35M34.112S">
            <text:p>12:35:34.11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2H35M30.244S">
            <text:p>12:35:30.24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958">
            <text:p>3958</text:p>
          </table:table-cell>
          <table:table-cell office:value-type="string">
            <text:p>Success</text:p>
          </table:table-cell>
          <table:table-cell office:value-type="float" office:value="30784">
            <text:p>30784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2H35M31.654S">
            <text:p>12:35:31.65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569">
            <text:p>2569</text:p>
          </table:table-cell>
          <table:table-cell office:value-type="string">
            <text:p>Success</text:p>
          </table:table-cell>
          <table:table-cell office:value-type="float" office:value="56311">
            <text:p>56311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2H35M28.345S">
            <text:p>12:35:28.3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895">
            <text:p>5895</text:p>
          </table:table-cell>
          <table:table-cell office:value-type="string">
            <text:p>Success</text:p>
          </table:table-cell>
          <table:table-cell office:value-type="float" office:value="50581">
            <text:p>50581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2H35M32.806S">
            <text:p>12:35:32.8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442">
            <text:p>1442</text:p>
          </table:table-cell>
          <table:table-cell office:value-type="string">
            <text:p>Success</text:p>
          </table:table-cell>
          <table:table-cell office:value-type="float" office:value="49950">
            <text:p>49950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2H35M32.706S">
            <text:p>12:35:32.7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552">
            <text:p>1552</text:p>
          </table:table-cell>
          <table:table-cell office:value-type="string">
            <text:p>Success</text:p>
          </table:table-cell>
          <table:table-cell office:value-type="float" office:value="35880">
            <text:p>35880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2H35M34.26S">
            <text:p>12:35:34.2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2H35M34.325S">
            <text:p>12:35:34.33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2H35M34.347S">
            <text:p>12:35:34.35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2H35M33.723S">
            <text:p>12:35:33.72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51">
            <text:p>651</text:p>
          </table:table-cell>
          <table:table-cell office:value-type="string">
            <text:p>Success</text:p>
          </table:table-cell>
          <table:table-cell office:value-type="float" office:value="21896">
            <text:p>21896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2H35M34.364S">
            <text:p>12:35:34.36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2H35M33.381S">
            <text:p>12:35:33.38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21">
            <text:p>1021</text:p>
          </table:table-cell>
          <table:table-cell office:value-type="string">
            <text:p>Success</text:p>
          </table:table-cell>
          <table:table-cell office:value-type="float" office:value="21265">
            <text:p>21265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2H35M33.24S">
            <text:p>12:35:33.2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204">
            <text:p>1204</text:p>
          </table:table-cell>
          <table:table-cell office:value-type="string">
            <text:p>Success</text:p>
          </table:table-cell>
          <table:table-cell office:value-type="float" office:value="17474">
            <text:p>17474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2H35M32.204S">
            <text:p>12:35:32.2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269">
            <text:p>2269</text:p>
          </table:table-cell>
          <table:table-cell office:value-type="string">
            <text:p>Success</text:p>
          </table:table-cell>
          <table:table-cell office:value-type="float" office:value="72218">
            <text:p>72218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2H35M31.025S">
            <text:p>12:35:31.03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456">
            <text:p>3456</text:p>
          </table:table-cell>
          <table:table-cell office:value-type="string">
            <text:p>Success</text:p>
          </table:table-cell>
          <table:table-cell office:value-type="float" office:value="30784">
            <text:p>30784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2H35M29.301S">
            <text:p>12:35:29.3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195">
            <text:p>5195</text:p>
          </table:table-cell>
          <table:table-cell office:value-type="string">
            <text:p>Success</text:p>
          </table:table-cell>
          <table:table-cell office:value-type="float" office:value="72219">
            <text:p>72219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2H35M31.24S">
            <text:p>12:35:31.24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266">
            <text:p>3266</text:p>
          </table:table-cell>
          <table:table-cell office:value-type="string">
            <text:p>Success</text:p>
          </table:table-cell>
          <table:table-cell office:value-type="float" office:value="56289">
            <text:p>56289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2H35M29.313S">
            <text:p>12:35:29.3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203">
            <text:p>5203</text:p>
          </table:table-cell>
          <table:table-cell office:value-type="string">
            <text:p>Success</text:p>
          </table:table-cell>
          <table:table-cell office:value-type="float" office:value="72218">
            <text:p>72218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2H35M34.498S">
            <text:p>12:35:34.5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2H35M34.474S">
            <text:p>12:35:34.4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2H35M34.517S">
            <text:p>12:35:34.5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2H35M34.708S">
            <text:p>12:35:34.7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2H35M33.196S">
            <text:p>12:35:33.2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612">
            <text:p>1612</text:p>
          </table:table-cell>
          <table:table-cell office:value-type="string">
            <text:p>Success</text:p>
          </table:table-cell>
          <table:table-cell office:value-type="float" office:value="17435">
            <text:p>17435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2H35M32.862S">
            <text:p>12:35:32.8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033">
            <text:p>2033</text:p>
          </table:table-cell>
          <table:table-cell office:value-type="string">
            <text:p>Success</text:p>
          </table:table-cell>
          <table:table-cell office:value-type="float" office:value="73563">
            <text:p>73563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2H35M32.445S">
            <text:p>12:35:32.4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464">
            <text:p>2464</text:p>
          </table:table-cell>
          <table:table-cell office:value-type="string">
            <text:p>Success</text:p>
          </table:table-cell>
          <table:table-cell office:value-type="float" office:value="72218">
            <text:p>72218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2H35M31.767S">
            <text:p>12:35:31.7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157">
            <text:p>3157</text:p>
          </table:table-cell>
          <table:table-cell office:value-type="string">
            <text:p>Success</text:p>
          </table:table-cell>
          <table:table-cell office:value-type="float" office:value="73563">
            <text:p>73563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2H35M34.183S">
            <text:p>12:35:34.1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59">
            <text:p>759</text:p>
          </table:table-cell>
          <table:table-cell office:value-type="string">
            <text:p>Success</text:p>
          </table:table-cell>
          <table:table-cell office:value-type="float" office:value="17435">
            <text:p>17435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2H35M33.125S">
            <text:p>12:35:33.1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815">
            <text:p>1815</text:p>
          </table:table-cell>
          <table:table-cell office:value-type="string">
            <text:p>Success</text:p>
          </table:table-cell>
          <table:table-cell office:value-type="float" office:value="73541">
            <text:p>73541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2H35M32.378S">
            <text:p>12:35:32.3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558">
            <text:p>2558</text:p>
          </table:table-cell>
          <table:table-cell office:value-type="string">
            <text:p>Success</text:p>
          </table:table-cell>
          <table:table-cell office:value-type="float" office:value="72196">
            <text:p>72196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2H35M33.666S">
            <text:p>12:35:33.6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280">
            <text:p>1280</text:p>
          </table:table-cell>
          <table:table-cell office:value-type="string">
            <text:p>Success</text:p>
          </table:table-cell>
          <table:table-cell office:value-type="float" office:value="16739">
            <text:p>16739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2H35M34.91S">
            <text:p>12:35:34.9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2H35M34.6S">
            <text:p>12:35:34.6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60">
            <text:p>360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2H35M32.507S">
            <text:p>12:35:32.51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465">
            <text:p>2465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2H35M32.815S">
            <text:p>12:35:32.8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175">
            <text:p>2175</text:p>
          </table:table-cell>
          <table:table-cell office:value-type="string">
            <text:p>Success</text:p>
          </table:table-cell>
          <table:table-cell office:value-type="float" office:value="35875">
            <text:p>35875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2H35M32.775S">
            <text:p>12:35:32.7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224">
            <text:p>2224</text:p>
          </table:table-cell>
          <table:table-cell office:value-type="string">
            <text:p>Success</text:p>
          </table:table-cell>
          <table:table-cell office:value-type="float" office:value="49970">
            <text:p>49970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2H35M32.803S">
            <text:p>12:35:32.8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214">
            <text:p>2214</text:p>
          </table:table-cell>
          <table:table-cell office:value-type="string">
            <text:p>Success</text:p>
          </table:table-cell>
          <table:table-cell office:value-type="float" office:value="35875">
            <text:p>35875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2H35M31.708S">
            <text:p>12:35:31.7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315">
            <text:p>3315</text:p>
          </table:table-cell>
          <table:table-cell office:value-type="string">
            <text:p>Success</text:p>
          </table:table-cell>
          <table:table-cell office:value-type="float" office:value="73563">
            <text:p>73563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2H35M34.783S">
            <text:p>12:35:34.7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2H35M34.668S">
            <text:p>12:35:34.6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2H35M34.944S">
            <text:p>12:35:34.9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2H35M34.961S">
            <text:p>12:35:34.9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2H35M35.042S">
            <text:p>12:35:35.0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2H35M34.954S">
            <text:p>12:35:34.9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2H35M35.075S">
            <text:p>12:35:35.0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2H35M35.018S">
            <text:p>12:35:35.0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2H35M35.188S">
            <text:p>12:35:35.1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2H35M35.24S">
            <text:p>12:35:35.24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2H35M35.222S">
            <text:p>12:35:35.2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2H35M35.248S">
            <text:p>12:35:35.25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2H35M35.253S">
            <text:p>12:35:35.25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2H35M34.991S">
            <text:p>12:35:34.9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98">
            <text:p>29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2H35M35.29S">
            <text:p>12:35:35.29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2H35M35.316S">
            <text:p>12:35:35.32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2H35M35.325S">
            <text:p>12:35:35.33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2H35M29.811S">
            <text:p>12:35:29.81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877">
            <text:p>5877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2H35M34.948S">
            <text:p>12:35:34.9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43">
            <text:p>743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2H35M32.848S">
            <text:p>12:35:32.8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856">
            <text:p>2856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2H35M35.69S">
            <text:p>12:35:35.6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2H35M32.766S">
            <text:p>12:35:32.7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952">
            <text:p>2952</text:p>
          </table:table-cell>
          <table:table-cell office:value-type="string">
            <text:p>Success</text:p>
          </table:table-cell>
          <table:table-cell office:value-type="float" office:value="52655">
            <text:p>52655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2H35M35.692S">
            <text:p>12:35:35.69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2H35M35.722S">
            <text:p>12:35:35.72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2H35M35.725S">
            <text:p>12:35:35.73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2H35M35.705S">
            <text:p>12:35:35.7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2H35M34.186S">
            <text:p>12:35:34.19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893">
            <text:p>1893</text:p>
          </table:table-cell>
          <table:table-cell office:value-type="string">
            <text:p>Success</text:p>
          </table:table-cell>
          <table:table-cell office:value-type="float" office:value="21901">
            <text:p>21901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2H35M36.072S">
            <text:p>12:35:36.07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2H35M33.635S">
            <text:p>12:35:33.6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468">
            <text:p>2468</text:p>
          </table:table-cell>
          <table:table-cell office:value-type="string">
            <text:p>Success</text:p>
          </table:table-cell>
          <table:table-cell office:value-type="float" office:value="73563">
            <text:p>73563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2H35M36.101S">
            <text:p>12:35:36.10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2H35M36.11S">
            <text:p>12:35:36.11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2H35M34.224S">
            <text:p>12:35:34.2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493">
            <text:p>2493</text:p>
          </table:table-cell>
          <table:table-cell office:value-type="string">
            <text:p>Success</text:p>
          </table:table-cell>
          <table:table-cell office:value-type="float" office:value="17435">
            <text:p>17435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2H35M33.243S">
            <text:p>12:35:33.2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489">
            <text:p>3489</text:p>
          </table:table-cell>
          <table:table-cell office:value-type="string">
            <text:p>Success</text:p>
          </table:table-cell>
          <table:table-cell office:value-type="float" office:value="49970">
            <text:p>49970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2H35M31.726S">
            <text:p>12:35:31.7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373">
            <text:p>5373</text:p>
          </table:table-cell>
          <table:table-cell office:value-type="string">
            <text:p>Success</text:p>
          </table:table-cell>
          <table:table-cell office:value-type="float" office:value="73541">
            <text:p>73541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2H35M35.709S">
            <text:p>12:35:35.71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04">
            <text:p>1404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2H35M34.973S">
            <text:p>12:35:34.9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194">
            <text:p>2194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2H35M33.868S">
            <text:p>12:35:33.8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305">
            <text:p>3305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2H35M34.508S">
            <text:p>12:35:34.5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690">
            <text:p>2690</text:p>
          </table:table-cell>
          <table:table-cell office:value-type="string">
            <text:p>Success</text:p>
          </table:table-cell>
          <table:table-cell office:value-type="float" office:value="17435">
            <text:p>17435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2H35M34.375S">
            <text:p>12:35:34.3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844">
            <text:p>2844</text:p>
          </table:table-cell>
          <table:table-cell office:value-type="string">
            <text:p>Success</text:p>
          </table:table-cell>
          <table:table-cell office:value-type="float" office:value="35877">
            <text:p>35877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2H35M34.403S">
            <text:p>12:35:34.4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817">
            <text:p>2817</text:p>
          </table:table-cell>
          <table:table-cell office:value-type="string">
            <text:p>Success</text:p>
          </table:table-cell>
          <table:table-cell office:value-type="float" office:value="35875">
            <text:p>35875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2H35M29.171S">
            <text:p>12:35:29.1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8071">
            <text:p>8071</text:p>
          </table:table-cell>
          <table:table-cell office:value-type="string">
            <text:p>Success</text:p>
          </table:table-cell>
          <table:table-cell office:value-type="float" office:value="50186">
            <text:p>50186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2H35M33.77S">
            <text:p>12:35:33.77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478">
            <text:p>3478</text:p>
          </table:table-cell>
          <table:table-cell office:value-type="string">
            <text:p>Success</text:p>
          </table:table-cell>
          <table:table-cell office:value-type="float" office:value="21265">
            <text:p>21265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2H35M32.397S">
            <text:p>12:35:32.4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858">
            <text:p>4858</text:p>
          </table:table-cell>
          <table:table-cell office:value-type="string">
            <text:p>Success</text:p>
          </table:table-cell>
          <table:table-cell office:value-type="float" office:value="72218">
            <text:p>72218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2H35M33.564S">
            <text:p>12:35:33.5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699">
            <text:p>3699</text:p>
          </table:table-cell>
          <table:table-cell office:value-type="string">
            <text:p>Success</text:p>
          </table:table-cell>
          <table:table-cell office:value-type="float" office:value="72218">
            <text:p>72218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2H35M29.116S">
            <text:p>12:35:29.1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149">
            <text:p>8149</text:p>
          </table:table-cell>
          <table:table-cell office:value-type="string">
            <text:p>Success</text:p>
          </table:table-cell>
          <table:table-cell office:value-type="float" office:value="50766">
            <text:p>50766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2H35M35.142S">
            <text:p>12:35:35.14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129">
            <text:p>2129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2H35M33.72S">
            <text:p>12:35:33.7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552">
            <text:p>3552</text:p>
          </table:table-cell>
          <table:table-cell office:value-type="string">
            <text:p>Success</text:p>
          </table:table-cell>
          <table:table-cell office:value-type="float" office:value="72196">
            <text:p>72196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2H35M35.11S">
            <text:p>12:35:35.11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175">
            <text:p>2175</text:p>
          </table:table-cell>
          <table:table-cell office:value-type="string">
            <text:p>Success</text:p>
          </table:table-cell>
          <table:table-cell office:value-type="float" office:value="30784">
            <text:p>30784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2H35M31.612S">
            <text:p>12:35:31.6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674">
            <text:p>5674</text:p>
          </table:table-cell>
          <table:table-cell office:value-type="string">
            <text:p>Success</text:p>
          </table:table-cell>
          <table:table-cell office:value-type="float" office:value="73541">
            <text:p>73541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2H35M37.266S">
            <text:p>12:35:37.2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2H35M32.97S">
            <text:p>12:35:32.9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323">
            <text:p>4323</text:p>
          </table:table-cell>
          <table:table-cell office:value-type="string">
            <text:p>Success</text:p>
          </table:table-cell>
          <table:table-cell office:value-type="float" office:value="72196">
            <text:p>72196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2H35M34.203S">
            <text:p>12:35:34.2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103">
            <text:p>3103</text:p>
          </table:table-cell>
          <table:table-cell office:value-type="string">
            <text:p>Success</text:p>
          </table:table-cell>
          <table:table-cell office:value-type="float" office:value="16739">
            <text:p>16739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2H35M33.959S">
            <text:p>12:35:33.96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359">
            <text:p>3359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2H35M33.198S">
            <text:p>12:35:33.2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120">
            <text:p>4120</text:p>
          </table:table-cell>
          <table:table-cell office:value-type="string">
            <text:p>Success</text:p>
          </table:table-cell>
          <table:table-cell office:value-type="float" office:value="52655">
            <text:p>52655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2H35M35.239S">
            <text:p>12:35:35.24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080">
            <text:p>2080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2H35M32.453S">
            <text:p>12:35:32.4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870">
            <text:p>4870</text:p>
          </table:table-cell>
          <table:table-cell office:value-type="string">
            <text:p>Success</text:p>
          </table:table-cell>
          <table:table-cell office:value-type="float" office:value="72218">
            <text:p>72218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2H35M37.221S">
            <text:p>12:35:37.2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2H35M33.201S">
            <text:p>12:35:33.2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144">
            <text:p>4144</text:p>
          </table:table-cell>
          <table:table-cell office:value-type="string">
            <text:p>Success</text:p>
          </table:table-cell>
          <table:table-cell office:value-type="float" office:value="49970">
            <text:p>49970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2H35M33.483S">
            <text:p>12:35:33.4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867">
            <text:p>3867</text:p>
          </table:table-cell>
          <table:table-cell office:value-type="string">
            <text:p>Success</text:p>
          </table:table-cell>
          <table:table-cell office:value-type="float" office:value="72218">
            <text:p>72218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2H35M30.161S">
            <text:p>12:35:30.1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193">
            <text:p>7193</text:p>
          </table:table-cell>
          <table:table-cell office:value-type="string">
            <text:p>Success</text:p>
          </table:table-cell>
          <table:table-cell office:value-type="float" office:value="71746">
            <text:p>71746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2H35M33.265S">
            <text:p>12:35:33.2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099">
            <text:p>4099</text:p>
          </table:table-cell>
          <table:table-cell office:value-type="string">
            <text:p>Success</text:p>
          </table:table-cell>
          <table:table-cell office:value-type="float" office:value="72196">
            <text:p>72196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2H35M37.291S">
            <text:p>12:35:37.2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2H35M33.175S">
            <text:p>12:35:33.1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200">
            <text:p>4200</text:p>
          </table:table-cell>
          <table:table-cell office:value-type="string">
            <text:p>Success</text:p>
          </table:table-cell>
          <table:table-cell office:value-type="float" office:value="73541">
            <text:p>73541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2H35M29.846S">
            <text:p>12:35:29.8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531">
            <text:p>7531</text:p>
          </table:table-cell>
          <table:table-cell office:value-type="string">
            <text:p>Success</text:p>
          </table:table-cell>
          <table:table-cell office:value-type="float" office:value="51181">
            <text:p>51181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2H35M37.355S">
            <text:p>12:35:37.3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2H35M34.943S">
            <text:p>12:35:34.9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445">
            <text:p>2445</text:p>
          </table:table-cell>
          <table:table-cell office:value-type="string">
            <text:p>Success</text:p>
          </table:table-cell>
          <table:table-cell office:value-type="float" office:value="73563">
            <text:p>73563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2H35M37.329S">
            <text:p>12:35:37.33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2H35M37.39S">
            <text:p>12:35:37.39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2H35M37.403S">
            <text:p>12:35:37.40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2H35M33.372S">
            <text:p>12:35:33.3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045">
            <text:p>4045</text:p>
          </table:table-cell>
          <table:table-cell office:value-type="string">
            <text:p>Success</text:p>
          </table:table-cell>
          <table:table-cell office:value-type="float" office:value="72196">
            <text:p>72196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2H35M37.389S">
            <text:p>12:35:37.3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2H35M37.376S">
            <text:p>12:35:37.3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2H35M37.273S">
            <text:p>12:35:37.2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2H35M37.418S">
            <text:p>12:35:37.4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2H35M37.442S">
            <text:p>12:35:37.4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2H35M37.365S">
            <text:p>12:35:37.3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2H35M37.458S">
            <text:p>12:35:37.4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2H35M37.351S">
            <text:p>12:35:37.3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23">
            <text:p>223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2H35M37.51S">
            <text:p>12:35:37.51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2H35M37.324S">
            <text:p>12:35:37.3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2H35M37.257S">
            <text:p>12:35:37.2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11">
            <text:p>411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2H35M37.264S">
            <text:p>12:35:37.2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2H35M37.295S">
            <text:p>12:35:37.3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04">
            <text:p>404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2H35M37.575S">
            <text:p>12:35:37.5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2H35M37.669S">
            <text:p>12:35:37.6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2H35M37.54S">
            <text:p>12:35:37.5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2H35M37.686S">
            <text:p>12:35:37.6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2H35M37.603S">
            <text:p>12:35:37.6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2H35M37.7S">
            <text:p>12:35:37.7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2H35M37.487S">
            <text:p>12:35:37.4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86">
            <text:p>486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2H35M37.466S">
            <text:p>12:35:37.4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2H35M37.951S">
            <text:p>12:35:37.9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2H35M37.993S">
            <text:p>12:35:37.9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2H35M37.951S">
            <text:p>12:35:37.9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2H35M37.951S">
            <text:p>12:35:37.9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2H35M37.863S">
            <text:p>12:35:37.8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71">
            <text:p>271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2H35M37.837S">
            <text:p>12:35:37.8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18">
            <text:p>318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2H35M37.815S">
            <text:p>12:35:37.8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60">
            <text:p>360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2H35M37.975S">
            <text:p>12:35:37.9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2H35M37.168S">
            <text:p>12:35:37.1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465">
            <text:p>146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2H35M38.634S">
            <text:p>12:35:38.63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2H35M38.649S">
            <text:p>12:35:38.65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2H35M37.244S">
            <text:p>12:35:37.2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417">
            <text:p>1417</text:p>
          </table:table-cell>
          <table:table-cell office:value-type="string">
            <text:p>Success</text:p>
          </table:table-cell>
          <table:table-cell office:value-type="float" office:value="39444">
            <text:p>39444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2H35M38.661S">
            <text:p>12:35:38.66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2H35M38.661S">
            <text:p>12:35:38.6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7">
            <text:p>67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2H35M38.674S">
            <text:p>12:35:38.6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2H35M38.691S">
            <text:p>12:35:38.6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2H35M38.707S">
            <text:p>12:35:38.7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2H35M37.22S">
            <text:p>12:35:37.2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338">
            <text:p>233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2H35M39.559S">
            <text:p>12:35:39.56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2H35M39.566S">
            <text:p>12:35:39.57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2H35M39.57S">
            <text:p>12:35:39.57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2H35M37.249S">
            <text:p>12:35:37.2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798">
            <text:p>2798</text:p>
          </table:table-cell>
          <table:table-cell office:value-type="string">
            <text:p>Success</text:p>
          </table:table-cell>
          <table:table-cell office:value-type="float" office:value="35877">
            <text:p>35877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2H35M34.082S">
            <text:p>12:35:34.0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968">
            <text:p>5968</text:p>
          </table:table-cell>
          <table:table-cell office:value-type="string">
            <text:p>Success</text:p>
          </table:table-cell>
          <table:table-cell office:value-type="float" office:value="72219">
            <text:p>72219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2H35M34.809S">
            <text:p>12:35:34.8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253">
            <text:p>5253</text:p>
          </table:table-cell>
          <table:table-cell office:value-type="string">
            <text:p>Success</text:p>
          </table:table-cell>
          <table:table-cell office:value-type="float" office:value="73541">
            <text:p>73541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2H35M40.051S">
            <text:p>12:35:40.0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723">
            <text:p>723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2H35M40.105S">
            <text:p>12:35:40.1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723">
            <text:p>723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2H35M40.202S">
            <text:p>12:35:40.2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765">
            <text:p>765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2H35M34.249S">
            <text:p>12:35:34.2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6203">
            <text:p>6203</text:p>
          </table:table-cell>
          <table:table-cell office:value-type="string">
            <text:p>Success</text:p>
          </table:table-cell>
          <table:table-cell office:value-type="float" office:value="107695">
            <text:p>107695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2H35M40.454S">
            <text:p>12:35:40.4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2H35M40.501S">
            <text:p>12:35:40.5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2H35M37.546S">
            <text:p>12:35:37.5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034">
            <text:p>3034</text:p>
          </table:table-cell>
          <table:table-cell office:value-type="string">
            <text:p>Success</text:p>
          </table:table-cell>
          <table:table-cell office:value-type="float" office:value="37967">
            <text:p>37967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2H35M34.242S">
            <text:p>12:35:34.2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369">
            <text:p>6369</text:p>
          </table:table-cell>
          <table:table-cell office:value-type="string">
            <text:p>Success</text:p>
          </table:table-cell>
          <table:table-cell office:value-type="float" office:value="107694">
            <text:p>107694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2H35M40.612S">
            <text:p>12:35:40.6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2H35M40.625S">
            <text:p>12:35:40.6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2H35M37.319S">
            <text:p>12:35:37.3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996">
            <text:p>5996</text:p>
          </table:table-cell>
          <table:table-cell office:value-type="string">
            <text:p>Success</text:p>
          </table:table-cell>
          <table:table-cell office:value-type="float" office:value="16019">
            <text:p>16019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2H35M43.316S">
            <text:p>12:35:43.32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2H35M37.308S">
            <text:p>12:35:37.3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073">
            <text:p>6073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2H35M43.382S">
            <text:p>12:35:43.38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2H35M43.388S">
            <text:p>12:35:43.39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2H35M43.392S">
            <text:p>12:35:43.39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2H35M34.943S">
            <text:p>12:35:34.9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8655">
            <text:p>8655</text:p>
          </table:table-cell>
          <table:table-cell office:value-type="string">
            <text:p>Success</text:p>
          </table:table-cell>
          <table:table-cell office:value-type="float" office:value="101777">
            <text:p>101777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2H35M35.001S">
            <text:p>12:35:35.0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691">
            <text:p>8691</text:p>
          </table:table-cell>
          <table:table-cell office:value-type="string">
            <text:p>Success</text:p>
          </table:table-cell>
          <table:table-cell office:value-type="float" office:value="105522">
            <text:p>105522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2H35M43.693S">
            <text:p>12:35:43.6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2H35M43.599S">
            <text:p>12:35:43.6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2H35M43.723S">
            <text:p>12:35:43.7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2H35M43.729S">
            <text:p>12:35:43.7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2H35M43.741S">
            <text:p>12:35:43.7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2H35M43.784S">
            <text:p>12:35:43.7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017">
            <text:p>1017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2H35M40.636S">
            <text:p>12:35:40.64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209">
            <text:p>320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2H35M40.515S">
            <text:p>12:35:40.52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449">
            <text:p>344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2H35M37.58S">
            <text:p>12:35:37.5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409">
            <text:p>6409</text:p>
          </table:table-cell>
          <table:table-cell office:value-type="string">
            <text:p>Success</text:p>
          </table:table-cell>
          <table:table-cell office:value-type="float" office:value="37520">
            <text:p>37520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2H35M34.482S">
            <text:p>12:35:34.4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664">
            <text:p>9664</text:p>
          </table:table-cell>
          <table:table-cell office:value-type="string">
            <text:p>Success</text:p>
          </table:table-cell>
          <table:table-cell office:value-type="float" office:value="107396">
            <text:p>107396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2H35M44.147S">
            <text:p>12:35:44.1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2H35M36.104S">
            <text:p>12:35:36.1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067">
            <text:p>8067</text:p>
          </table:table-cell>
          <table:table-cell office:value-type="string">
            <text:p>Success</text:p>
          </table:table-cell>
          <table:table-cell office:value-type="float" office:value="97931">
            <text:p>97931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2H35M44.165S">
            <text:p>12:35:44.1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2H35M44.172S">
            <text:p>12:35:44.1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2H35M44.212S">
            <text:p>12:35:44.2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2H35M44.227S">
            <text:p>12:35:44.2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057">
            <text:p>1057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2H35M44.262S">
            <text:p>12:35:44.2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057">
            <text:p>1057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2H35M34.943S">
            <text:p>12:35:34.9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9580">
            <text:p>9580</text:p>
          </table:table-cell>
          <table:table-cell office:value-type="string">
            <text:p>Success</text:p>
          </table:table-cell>
          <table:table-cell office:value-type="float" office:value="101482">
            <text:p>101482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2H35M40.048S">
            <text:p>12:35:40.0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479">
            <text:p>447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2H35M44.528S">
            <text:p>12:35:44.53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2H35M44.538S">
            <text:p>12:35:44.54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2H35M44.542S">
            <text:p>12:35:44.54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2H35M44.525S">
            <text:p>12:35:44.5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2H35M44.567S">
            <text:p>12:35:44.5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2H35M44.579S">
            <text:p>12:35:44.5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097">
            <text:p>1097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2H35M44.621S">
            <text:p>12:35:44.6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097">
            <text:p>1097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2H35M43.736S">
            <text:p>12:35:43.74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502">
            <text:p>150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2H35M35.04S">
            <text:p>12:35:35.04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246">
            <text:p>10246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2H35M34.171S">
            <text:p>12:35:34.1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489">
            <text:p>11489</text:p>
          </table:table-cell>
          <table:table-cell office:value-type="string">
            <text:p>Success</text:p>
          </table:table-cell>
          <table:table-cell office:value-type="float" office:value="109469">
            <text:p>109469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2H35M34.896S">
            <text:p>12:35:34.9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0782">
            <text:p>10782</text:p>
          </table:table-cell>
          <table:table-cell office:value-type="string">
            <text:p>Success</text:p>
          </table:table-cell>
          <table:table-cell office:value-type="float" office:value="101381">
            <text:p>101381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2H35M45.661S">
            <text:p>12:35:45.6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2H35M35.252S">
            <text:p>12:35:35.25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466">
            <text:p>10466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2H35M36.08S">
            <text:p>12:35:36.0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647">
            <text:p>9647</text:p>
          </table:table-cell>
          <table:table-cell office:value-type="string">
            <text:p>Success</text:p>
          </table:table-cell>
          <table:table-cell office:value-type="float" office:value="35879">
            <text:p>35879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2H35M43.846S">
            <text:p>12:35:43.85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891">
            <text:p>1891</text:p>
          </table:table-cell>
          <table:table-cell office:value-type="string">
            <text:p>Success</text:p>
          </table:table-cell>
          <table:table-cell office:value-type="float" office:value="21896">
            <text:p>21896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2H35M45.687S">
            <text:p>12:35:45.6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2H35M43.965S">
            <text:p>12:35:43.97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783">
            <text:p>1783</text:p>
          </table:table-cell>
          <table:table-cell office:value-type="string">
            <text:p>Success</text:p>
          </table:table-cell>
          <table:table-cell office:value-type="float" office:value="21265">
            <text:p>21265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2H35M45.679S">
            <text:p>12:35:45.6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2H35M45.839S">
            <text:p>12:35:45.8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2H35M37.376S">
            <text:p>12:35:37.3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8594">
            <text:p>8594</text:p>
          </table:table-cell>
          <table:table-cell office:value-type="string">
            <text:p>Success</text:p>
          </table:table-cell>
          <table:table-cell office:value-type="float" office:value="92015">
            <text:p>92015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2H35M45.972S">
            <text:p>12:35:45.9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2H35M40.581S">
            <text:p>12:35:40.5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421">
            <text:p>5421</text:p>
          </table:table-cell>
          <table:table-cell office:value-type="string">
            <text:p>Success</text:p>
          </table:table-cell>
          <table:table-cell office:value-type="float" office:value="90142">
            <text:p>90142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2H35M45.913S">
            <text:p>12:35:45.9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2H35M37.174S">
            <text:p>12:35:37.1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907">
            <text:p>8907</text:p>
          </table:table-cell>
          <table:table-cell office:value-type="string">
            <text:p>Success</text:p>
          </table:table-cell>
          <table:table-cell office:value-type="float" office:value="93889">
            <text:p>93889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2H35M46.005S">
            <text:p>12:35:46.0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2H35M37.286S">
            <text:p>12:35:37.2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806">
            <text:p>8806</text:p>
          </table:table-cell>
          <table:table-cell office:value-type="string">
            <text:p>Success</text:p>
          </table:table-cell>
          <table:table-cell office:value-type="float" office:value="95762">
            <text:p>95762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2H35M37.389S">
            <text:p>12:35:37.3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716">
            <text:p>8716</text:p>
          </table:table-cell>
          <table:table-cell office:value-type="string">
            <text:p>Success</text:p>
          </table:table-cell>
          <table:table-cell office:value-type="float" office:value="92015">
            <text:p>92015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2H35M46.003S">
            <text:p>12:35:46.0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2H35M46.106S">
            <text:p>12:35:46.1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2H35M46.082S">
            <text:p>12:35:46.0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2H35M36.734S">
            <text:p>12:35:36.7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440">
            <text:p>9440</text:p>
          </table:table-cell>
          <table:table-cell office:value-type="string">
            <text:p>Success</text:p>
          </table:table-cell>
          <table:table-cell office:value-type="float" office:value="97636">
            <text:p>97636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2H35M37.273S">
            <text:p>12:35:37.2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929">
            <text:p>8929</text:p>
          </table:table-cell>
          <table:table-cell office:value-type="string">
            <text:p>Success</text:p>
          </table:table-cell>
          <table:table-cell office:value-type="float" office:value="93889">
            <text:p>93889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2H35M35.024S">
            <text:p>12:35:35.0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1187">
            <text:p>11187</text:p>
          </table:table-cell>
          <table:table-cell office:value-type="string">
            <text:p>Success</text:p>
          </table:table-cell>
          <table:table-cell office:value-type="float" office:value="95764">
            <text:p>95764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2H35M37.321S">
            <text:p>12:35:37.3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8914">
            <text:p>8914</text:p>
          </table:table-cell>
          <table:table-cell office:value-type="string">
            <text:p>Success</text:p>
          </table:table-cell>
          <table:table-cell office:value-type="float" office:value="92015">
            <text:p>92015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2H35M46.094S">
            <text:p>12:35:46.0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2H35M35.719S">
            <text:p>12:35:35.7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0529">
            <text:p>10529</text:p>
          </table:table-cell>
          <table:table-cell office:value-type="string">
            <text:p>Success</text:p>
          </table:table-cell>
          <table:table-cell office:value-type="float" office:value="99509">
            <text:p>99509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2H35M46.212S">
            <text:p>12:35:46.2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2H35M46.203S">
            <text:p>12:35:46.2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2H35M46.236S">
            <text:p>12:35:46.2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2H35M46.007S">
            <text:p>12:35:46.0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96">
            <text:p>296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2H35M37.286S">
            <text:p>12:35:37.2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019">
            <text:p>9019</text:p>
          </table:table-cell>
          <table:table-cell office:value-type="string">
            <text:p>Success</text:p>
          </table:table-cell>
          <table:table-cell office:value-type="float" office:value="95762">
            <text:p>95762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2H35M38.722S">
            <text:p>12:35:38.7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586">
            <text:p>7586</text:p>
          </table:table-cell>
          <table:table-cell office:value-type="string">
            <text:p>Success</text:p>
          </table:table-cell>
          <table:table-cell office:value-type="float" office:value="93889">
            <text:p>93889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2H35M37.1S">
            <text:p>12:35:37.1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215">
            <text:p>9215</text:p>
          </table:table-cell>
          <table:table-cell office:value-type="string">
            <text:p>Success</text:p>
          </table:table-cell>
          <table:table-cell office:value-type="float" office:value="93889">
            <text:p>93889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2H35M37.114S">
            <text:p>12:35:37.1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199">
            <text:p>9199</text:p>
          </table:table-cell>
          <table:table-cell office:value-type="string">
            <text:p>Success</text:p>
          </table:table-cell>
          <table:table-cell office:value-type="float" office:value="95764">
            <text:p>95764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2H35M46.272S">
            <text:p>12:35:46.2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2H35M37.378S">
            <text:p>12:35:37.3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940">
            <text:p>8940</text:p>
          </table:table-cell>
          <table:table-cell office:value-type="string">
            <text:p>Success</text:p>
          </table:table-cell>
          <table:table-cell office:value-type="float" office:value="92015">
            <text:p>92015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2H35M46.124S">
            <text:p>12:35:46.1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2H35M46.266S">
            <text:p>12:35:46.2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2H35M46.247S">
            <text:p>12:35:46.2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2H35M46.112S">
            <text:p>12:35:46.1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2H35M46.149S">
            <text:p>12:35:46.1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2H35M46.087S">
            <text:p>12:35:46.0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2H35M46.314S">
            <text:p>12:35:46.3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2H35M40.064S">
            <text:p>12:35:40.0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328">
            <text:p>6328</text:p>
          </table:table-cell>
          <table:table-cell office:value-type="string">
            <text:p>Success</text:p>
          </table:table-cell>
          <table:table-cell office:value-type="float" office:value="88268">
            <text:p>88268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2H35M46.298S">
            <text:p>12:35:46.3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2H35M45.288S">
            <text:p>12:35:45.2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32">
            <text:p>1132</text:p>
          </table:table-cell>
          <table:table-cell office:value-type="string">
            <text:p>Success</text:p>
          </table:table-cell>
          <table:table-cell office:value-type="float" office:value="88269">
            <text:p>88269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2H35M46.307S">
            <text:p>12:35:46.3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2H35M37.347S">
            <text:p>12:35:37.3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9087">
            <text:p>9087</text:p>
          </table:table-cell>
          <table:table-cell office:value-type="string">
            <text:p>Success</text:p>
          </table:table-cell>
          <table:table-cell office:value-type="float" office:value="92017">
            <text:p>92017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2H35M46.316S">
            <text:p>12:35:46.3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2H35M46.32S">
            <text:p>12:35:46.3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2H35M46.435S">
            <text:p>12:35:46.4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2H35M46.422S">
            <text:p>12:35:46.4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2H35M46.319S">
            <text:p>12:35:46.3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2H35M46.423S">
            <text:p>12:35:46.4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2H35M46.394S">
            <text:p>12:35:46.3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2H35M46.249S">
            <text:p>12:35:46.2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2H35M46.356S">
            <text:p>12:35:46.3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2H35M46.448S">
            <text:p>12:35:46.4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2H35M46.448S">
            <text:p>12:35:46.4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2H35M46.449S">
            <text:p>12:35:46.4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2H35M46.176S">
            <text:p>12:35:46.1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227">
            <text:p>227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2H35M46.45S">
            <text:p>12:35:46.4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2H35M46.45S">
            <text:p>12:35:46.4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2H35M46.326S">
            <text:p>12:35:46.3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2H35M43.334S">
            <text:p>12:35:43.3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199">
            <text:p>3199</text:p>
          </table:table-cell>
          <table:table-cell office:value-type="string">
            <text:p>Success</text:p>
          </table:table-cell>
          <table:table-cell office:value-type="float" office:value="90142">
            <text:p>90142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2H35M43.99S">
            <text:p>12:35:43.9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551">
            <text:p>2551</text:p>
          </table:table-cell>
          <table:table-cell office:value-type="string">
            <text:p>Success</text:p>
          </table:table-cell>
          <table:table-cell office:value-type="float" office:value="88268">
            <text:p>88268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2H35M46.451S">
            <text:p>12:35:46.4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2H35M45.719S">
            <text:p>12:35:45.7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40">
            <text:p>840</text:p>
          </table:table-cell>
          <table:table-cell office:value-type="string">
            <text:p>Success</text:p>
          </table:table-cell>
          <table:table-cell office:value-type="float" office:value="88269">
            <text:p>88269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2H35M46.373S">
            <text:p>12:35:46.37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2H35M46.45S">
            <text:p>12:35:46.4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2H35M46.534S">
            <text:p>12:35:46.5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2H35M45.729S">
            <text:p>12:35:45.7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47">
            <text:p>847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2H35M46.548S">
            <text:p>12:35:46.5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2H35M46.528S">
            <text:p>12:35:46.53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27">
            <text:p>227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2H35M46.504S">
            <text:p>12:35:46.5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2H35M46.56S">
            <text:p>12:35:46.5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2H35M46.469S">
            <text:p>12:35:46.4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2H35M46.577S">
            <text:p>12:35:46.58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2H35M46.542S">
            <text:p>12:35:46.5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2H35M46.61S">
            <text:p>12:35:46.61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2H35M46.624S">
            <text:p>12:35:46.62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2H35M46.601S">
            <text:p>12:35:46.6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2H35M46.614S">
            <text:p>12:35:46.6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2H35M46.655S">
            <text:p>12:35:46.66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2H35M46.533S">
            <text:p>12:35:46.5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1181">
            <text:p>1181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2H35M46.583S">
            <text:p>12:35:46.5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1223">
            <text:p>1223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2H35M46.531S">
            <text:p>12:35:46.5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1223">
            <text:p>1223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2H35M46.6S">
            <text:p>12:35:46.6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1223">
            <text:p>1223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2H35M46.385S">
            <text:p>12:35:46.39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38">
            <text:p>438</text:p>
          </table:table-cell>
          <table:table-cell office:value-type="string">
            <text:p>Success</text:p>
          </table:table-cell>
          <table:table-cell office:value-type="float" office:value="25298">
            <text:p>25298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2H35M46.825S">
            <text:p>12:35:46.8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2H35M46.603S">
            <text:p>12:35:46.60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13">
            <text:p>613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2H35M46.593S">
            <text:p>12:35:46.59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25">
            <text:p>625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2H35M46.525S">
            <text:p>12:35:46.53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50">
            <text:p>75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2H35M46.529S">
            <text:p>12:35:46.53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12">
            <text:p>81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2H35M46.836S">
            <text:p>12:35:46.8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53">
            <text:p>653</text:p>
          </table:table-cell>
          <table:table-cell office:value-type="string">
            <text:p>Success</text:p>
          </table:table-cell>
          <table:table-cell office:value-type="float" office:value="23701">
            <text:p>23701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2H35M47.491S">
            <text:p>12:35:47.4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4432">
            <text:p>14432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2H35M47.217S">
            <text:p>12:35:47.22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21901">
            <text:p>21901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2H35M34.445S">
            <text:p>12:35:34.4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3151">
            <text:p>13151</text:p>
          </table:table-cell>
          <table:table-cell office:value-type="string">
            <text:p>Success</text:p>
          </table:table-cell>
          <table:table-cell office:value-type="float" office:value="73541">
            <text:p>73541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2H35M47.539S">
            <text:p>12:35:47.5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52598">
            <text:p>52598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2H35M47.342S">
            <text:p>12:35:47.34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21901">
            <text:p>21901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2H35M46.736S">
            <text:p>12:35:46.74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888">
            <text:p>888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2H35M46.779S">
            <text:p>12:35:46.78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846">
            <text:p>846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2H35M46.346S">
            <text:p>12:35:46.35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286">
            <text:p>1286</text:p>
          </table:table-cell>
          <table:table-cell office:value-type="string">
            <text:p>Success</text:p>
          </table:table-cell>
          <table:table-cell office:value-type="float" office:value="32164">
            <text:p>32164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2H35M46.638S">
            <text:p>12:35:46.64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96">
            <text:p>996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2H35M46.781S">
            <text:p>12:35:46.78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858">
            <text:p>858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2H35M46.723S">
            <text:p>12:35:46.7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19">
            <text:p>919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2H35M46.395S">
            <text:p>12:35:46.40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260">
            <text:p>1260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2H35M47.635S">
            <text:p>12:35:47.6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2H35M47.656S">
            <text:p>12:35:47.6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2H35M47.633S">
            <text:p>12:35:47.6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2H35M37.32S">
            <text:p>12:35:37.3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731">
            <text:p>10731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2H35M37.199S">
            <text:p>12:35:37.2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0859">
            <text:p>10859</text:p>
          </table:table-cell>
          <table:table-cell office:value-type="string">
            <text:p>Success</text:p>
          </table:table-cell>
          <table:table-cell office:value-type="float" office:value="73541">
            <text:p>73541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2H35M36.718S">
            <text:p>12:35:36.7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347">
            <text:p>11347</text:p>
          </table:table-cell>
          <table:table-cell office:value-type="string">
            <text:p>Success</text:p>
          </table:table-cell>
          <table:table-cell office:value-type="float" office:value="73541">
            <text:p>73541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2H35M38.156S">
            <text:p>12:35:38.16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920">
            <text:p>9920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2H35M38.112S">
            <text:p>12:35:38.11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964">
            <text:p>9964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2H35M47.64S">
            <text:p>12:35:47.6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37">
            <text:p>437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2H35M38.077S">
            <text:p>12:35:38.08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002">
            <text:p>10002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2H35M45.75S">
            <text:p>12:35:45.7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333">
            <text:p>2333</text:p>
          </table:table-cell>
          <table:table-cell office:value-type="string">
            <text:p>Success</text:p>
          </table:table-cell>
          <table:table-cell office:value-type="float" office:value="35874">
            <text:p>35874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2H35M47.625S">
            <text:p>12:35:47.6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59">
            <text:p>459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2H35M48.052S">
            <text:p>12:35:48.0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2H35M48.13S">
            <text:p>12:35:48.13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2H35M48.136S">
            <text:p>12:35:48.14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2H35M48.141S">
            <text:p>12:35:48.14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2H35M48.085S">
            <text:p>12:35:48.0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2H35M48.154S">
            <text:p>12:35:48.15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2H35M48.085S">
            <text:p>12:35:48.0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2H35M48.166S">
            <text:p>12:35:48.17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2H35M48.176S">
            <text:p>12:35:48.18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2H35M48.174S">
            <text:p>12:35:48.17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2H35M48.182S">
            <text:p>12:35:48.18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2H35M48.186S">
            <text:p>12:35:48.19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2H35M48.077S">
            <text:p>12:35:48.0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2H35M48.363S">
            <text:p>12:35:48.36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2H35M48.368S">
            <text:p>12:35:48.37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2H35M48.372S">
            <text:p>12:35:48.37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2H35M46.317S">
            <text:p>12:35:46.3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197">
            <text:p>2197</text:p>
          </table:table-cell>
          <table:table-cell office:value-type="string">
            <text:p>Success</text:p>
          </table:table-cell>
          <table:table-cell office:value-type="float" office:value="18155">
            <text:p>18155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2H35M46.363S">
            <text:p>12:35:46.36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165">
            <text:p>2165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2H35M45.738S">
            <text:p>12:35:45.7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798">
            <text:p>2798</text:p>
          </table:table-cell>
          <table:table-cell office:value-type="string">
            <text:p>Success</text:p>
          </table:table-cell>
          <table:table-cell office:value-type="float" office:value="35874">
            <text:p>35874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2H35M46.318S">
            <text:p>12:35:46.32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228">
            <text:p>2228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2H35M46.576S">
            <text:p>12:35:46.58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75">
            <text:p>1975</text:p>
          </table:table-cell>
          <table:table-cell office:value-type="string">
            <text:p>Success</text:p>
          </table:table-cell>
          <table:table-cell office:value-type="float" office:value="56311">
            <text:p>56311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2H35M47.22S">
            <text:p>12:35:47.22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341">
            <text:p>1341</text:p>
          </table:table-cell>
          <table:table-cell office:value-type="string">
            <text:p>Success</text:p>
          </table:table-cell>
          <table:table-cell office:value-type="float" office:value="21270">
            <text:p>21270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2H35M48.529S">
            <text:p>12:35:48.5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2H35M45.742S">
            <text:p>12:35:45.74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843">
            <text:p>2843</text:p>
          </table:table-cell>
          <table:table-cell office:value-type="string">
            <text:p>Success</text:p>
          </table:table-cell>
          <table:table-cell office:value-type="float" office:value="32164">
            <text:p>32164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2H35M46.76S">
            <text:p>12:35:46.76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827">
            <text:p>1827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2H35M46.562S">
            <text:p>12:35:46.5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031">
            <text:p>2031</text:p>
          </table:table-cell>
          <table:table-cell office:value-type="string">
            <text:p>Success</text:p>
          </table:table-cell>
          <table:table-cell office:value-type="float" office:value="13846">
            <text:p>13846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2H35M47.66S">
            <text:p>12:35:47.66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45">
            <text:p>945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2H35M46.576S">
            <text:p>12:35:46.58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035">
            <text:p>2035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2H35M48.547S">
            <text:p>12:35:48.5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2H35M48.516S">
            <text:p>12:35:48.5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2H35M48.646S">
            <text:p>12:35:48.65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2H35M48.659S">
            <text:p>12:35:48.66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2H35M48.612S">
            <text:p>12:35:48.6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2H35M48.664S">
            <text:p>12:35:48.66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2H35M48.586S">
            <text:p>12:35:48.5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2H35M48.537S">
            <text:p>12:35:48.5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2H35M48.739S">
            <text:p>12:35:48.74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2H35M48.746S">
            <text:p>12:35:48.75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2H35M48.768S">
            <text:p>12:35:48.77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2H35M44.18S">
            <text:p>12:35:44.1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232">
            <text:p>5232</text:p>
          </table:table-cell>
          <table:table-cell office:value-type="string">
            <text:p>Success</text:p>
          </table:table-cell>
          <table:table-cell office:value-type="float" office:value="32164">
            <text:p>32164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2H35M47.627S">
            <text:p>12:35:47.6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798">
            <text:p>1798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2H35M49.413S">
            <text:p>12:35:49.4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2H35M38.135S">
            <text:p>12:35:38.14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333">
            <text:p>11333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2H35M43.823S">
            <text:p>12:35:43.82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645">
            <text:p>5645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2H35M40.26S">
            <text:p>12:35:40.26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212">
            <text:p>9212</text:p>
          </table:table-cell>
          <table:table-cell office:value-type="string">
            <text:p>Success</text:p>
          </table:table-cell>
          <table:table-cell office:value-type="float" office:value="30784">
            <text:p>30784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2H35M38.061S">
            <text:p>12:35:38.06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413">
            <text:p>11413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2H35M44.66S">
            <text:p>12:35:44.66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845">
            <text:p>4845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2H35M45.24S">
            <text:p>12:35:45.24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278">
            <text:p>427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2H35M44.304S">
            <text:p>12:35:44.30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217">
            <text:p>5217</text:p>
          </table:table-cell>
          <table:table-cell office:value-type="string">
            <text:p>Success</text:p>
          </table:table-cell>
          <table:table-cell office:value-type="float" office:value="30784">
            <text:p>30784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2H35M38.177S">
            <text:p>12:35:38.18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361">
            <text:p>11361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2H35M38.028S">
            <text:p>12:35:38.03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512">
            <text:p>11512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2H35M48.573S">
            <text:p>12:35:48.5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76">
            <text:p>976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2H35M38.194S">
            <text:p>12:35:38.19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357">
            <text:p>11357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2H35M49.426S">
            <text:p>12:35:49.4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04">
            <text:p>30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2H35M49.731S">
            <text:p>12:35:49.73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2H35M49.737S">
            <text:p>12:35:49.74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2H35M49.742S">
            <text:p>12:35:49.74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2H35M46.472S">
            <text:p>12:35:46.47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185">
            <text:p>4185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2H35M48.588S">
            <text:p>12:35:48.5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098">
            <text:p>2098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2H35M48.563S">
            <text:p>12:35:48.5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133">
            <text:p>2133</text:p>
          </table:table-cell>
          <table:table-cell office:value-type="string">
            <text:p>Success</text:p>
          </table:table-cell>
          <table:table-cell office:value-type="float" office:value="36044">
            <text:p>36044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2H35M47.571S">
            <text:p>12:35:47.5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133">
            <text:p>3133</text:p>
          </table:table-cell>
          <table:table-cell office:value-type="string">
            <text:p>Success</text:p>
          </table:table-cell>
          <table:table-cell office:value-type="float" office:value="35880">
            <text:p>35880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2H35M48.676S">
            <text:p>12:35:48.68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030">
            <text:p>2030</text:p>
          </table:table-cell>
          <table:table-cell office:value-type="string">
            <text:p>Success</text:p>
          </table:table-cell>
          <table:table-cell office:value-type="float" office:value="32825">
            <text:p>32825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2H35M47.277S">
            <text:p>12:35:47.28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450">
            <text:p>3450</text:p>
          </table:table-cell>
          <table:table-cell office:value-type="string">
            <text:p>Success</text:p>
          </table:table-cell>
          <table:table-cell office:value-type="float" office:value="29040">
            <text:p>29040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2H35M47.623S">
            <text:p>12:35:47.6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107">
            <text:p>3107</text:p>
          </table:table-cell>
          <table:table-cell office:value-type="string">
            <text:p>Success</text:p>
          </table:table-cell>
          <table:table-cell office:value-type="float" office:value="35880">
            <text:p>35880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2H35M46.522S">
            <text:p>12:35:46.52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210">
            <text:p>4210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2H35M46.304S">
            <text:p>12:35:46.30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437">
            <text:p>4437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2H35M48.552S">
            <text:p>12:35:48.5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192">
            <text:p>2192</text:p>
          </table:table-cell>
          <table:table-cell office:value-type="string">
            <text:p>Success</text:p>
          </table:table-cell>
          <table:table-cell office:value-type="float" office:value="17435">
            <text:p>17435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2H35M49.507S">
            <text:p>12:35:49.5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237">
            <text:p>1237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2H35M48.64S">
            <text:p>12:35:48.64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107">
            <text:p>2107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2H35M49.523S">
            <text:p>12:35:49.5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225">
            <text:p>1225</text:p>
          </table:table-cell>
          <table:table-cell office:value-type="string">
            <text:p>Success</text:p>
          </table:table-cell>
          <table:table-cell office:value-type="float" office:value="16739">
            <text:p>16739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2H35M47.609S">
            <text:p>12:35:47.6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241">
            <text:p>3241</text:p>
          </table:table-cell>
          <table:table-cell office:value-type="string">
            <text:p>Success</text:p>
          </table:table-cell>
          <table:table-cell office:value-type="float" office:value="85899">
            <text:p>85899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2H35M47.597S">
            <text:p>12:35:47.6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277">
            <text:p>3277</text:p>
          </table:table-cell>
          <table:table-cell office:value-type="string">
            <text:p>Success</text:p>
          </table:table-cell>
          <table:table-cell office:value-type="float" office:value="85799">
            <text:p>85799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2H35M50.688S">
            <text:p>12:35:50.6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56">
            <text:p>256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2H35M48.606S">
            <text:p>12:35:48.6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349">
            <text:p>2349</text:p>
          </table:table-cell>
          <table:table-cell office:value-type="string">
            <text:p>Success</text:p>
          </table:table-cell>
          <table:table-cell office:value-type="float" office:value="76338">
            <text:p>76338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2H35M48.08S">
            <text:p>12:35:48.0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883">
            <text:p>2883</text:p>
          </table:table-cell>
          <table:table-cell office:value-type="string">
            <text:p>Success</text:p>
          </table:table-cell>
          <table:table-cell office:value-type="float" office:value="80081">
            <text:p>80081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2H35M50.965S">
            <text:p>12:35:50.9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2H35M50.945S">
            <text:p>12:35:50.95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2H35M50.982S">
            <text:p>12:35:50.98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2H35M50.99S">
            <text:p>12:35:50.99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2H35M50.982S">
            <text:p>12:35:50.9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2H35M50.749S">
            <text:p>12:35:50.7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60">
            <text:p>36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2H35M51.11S">
            <text:p>12:35:51.11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2H35M51.133S">
            <text:p>12:35:51.13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2H35M51.141S">
            <text:p>12:35:51.14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2H35M50.851S">
            <text:p>12:35:50.8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489">
            <text:p>489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2H35M50.876S">
            <text:p>12:35:50.8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2H35M51.152S">
            <text:p>12:35:51.1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489">
            <text:p>489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2H35M51.207S">
            <text:p>12:35:51.2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2H35M51.24S">
            <text:p>12:35:51.2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475">
            <text:p>1475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2H35M51.288S">
            <text:p>12:35:51.2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475">
            <text:p>1475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2H35M48.059S">
            <text:p>12:35:48.0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740">
            <text:p>3740</text:p>
          </table:table-cell>
          <table:table-cell office:value-type="string">
            <text:p>Success</text:p>
          </table:table-cell>
          <table:table-cell office:value-type="float" office:value="76435">
            <text:p>76435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2H35M51.8S">
            <text:p>12:35:51.8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2H35M51.82S">
            <text:p>12:35:51.8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2H35M51.833S">
            <text:p>12:35:51.8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475">
            <text:p>1475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2H35M51.853S">
            <text:p>12:35:51.8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475">
            <text:p>1475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2H35M50.745S">
            <text:p>12:35:50.7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141">
            <text:p>114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2H35M50.731S">
            <text:p>12:35:50.7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174">
            <text:p>1174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2H35M51.888S">
            <text:p>12:35:51.89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2H35M51.914S">
            <text:p>12:35:51.91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2H35M51.92S">
            <text:p>12:35:51.92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2H35M50.706S">
            <text:p>12:35:50.7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225">
            <text:p>122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2H35M51.906S">
            <text:p>12:35:51.91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2H35M51.932S">
            <text:p>12:35:51.93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2H35M51.946S">
            <text:p>12:35:51.95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2H35M51.945S">
            <text:p>12:35:51.95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2H35M51.954S">
            <text:p>12:35:51.95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2H35M51.953S">
            <text:p>12:35:51.95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2H35M50.697S">
            <text:p>12:35:50.7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792">
            <text:p>179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2H35M47.686S">
            <text:p>12:35:47.69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813">
            <text:p>4813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2H35M52.49S">
            <text:p>12:35:52.49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2H35M52.51S">
            <text:p>12:35:52.51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2H35M52.514S">
            <text:p>12:35:52.51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2H35M51.218S">
            <text:p>12:35:51.22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77">
            <text:p>1377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2H35M47.693S">
            <text:p>12:35:47.69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116">
            <text:p>5116</text:p>
          </table:table-cell>
          <table:table-cell office:value-type="string">
            <text:p>Success</text:p>
          </table:table-cell>
          <table:table-cell office:value-type="float" office:value="32825">
            <text:p>32825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2H35M50.742S">
            <text:p>12:35:50.7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088">
            <text:p>2088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2H35M49.469S">
            <text:p>12:35:49.4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366">
            <text:p>3366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2H35M49.52S">
            <text:p>12:35:49.5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329">
            <text:p>3329</text:p>
          </table:table-cell>
          <table:table-cell office:value-type="string">
            <text:p>Success</text:p>
          </table:table-cell>
          <table:table-cell office:value-type="float" office:value="35880">
            <text:p>35880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2H35M50.956S">
            <text:p>12:35:50.9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898">
            <text:p>1898</text:p>
          </table:table-cell>
          <table:table-cell office:value-type="string">
            <text:p>Success</text:p>
          </table:table-cell>
          <table:table-cell office:value-type="float" office:value="18155">
            <text:p>18155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2H35M50.659S">
            <text:p>12:35:50.6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195">
            <text:p>2195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2H35M52.856S">
            <text:p>12:35:52.8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2H35M52.881S">
            <text:p>12:35:52.88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2H35M52.892S">
            <text:p>12:35:52.89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2H35M52.898S">
            <text:p>12:35:52.90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2H35M52.872S">
            <text:p>12:35:52.8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59">
            <text:p>459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2H35M53.332S">
            <text:p>12:35:53.33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2H35M53.339S">
            <text:p>12:35:53.34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2H35M53.344S">
            <text:p>12:35:53.34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2H35M52.85S">
            <text:p>12:35:52.8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95">
            <text:p>79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2H35M53.646S">
            <text:p>12:35:53.65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2H35M53.652S">
            <text:p>12:35:53.65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2H35M53.658S">
            <text:p>12:35:53.66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2H35M47.643S">
            <text:p>12:35:47.6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158">
            <text:p>6158</text:p>
          </table:table-cell>
          <table:table-cell office:value-type="string">
            <text:p>Success</text:p>
          </table:table-cell>
          <table:table-cell office:value-type="float" office:value="85799">
            <text:p>85799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2H35M52.836S">
            <text:p>12:35:52.8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012">
            <text:p>101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2H35M53.849S">
            <text:p>12:35:53.85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2H35M53.857S">
            <text:p>12:35:53.86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2H35M53.861S">
            <text:p>12:35:53.86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2H35M52.831S">
            <text:p>12:35:52.8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90">
            <text:p>1290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2H35M54.122S">
            <text:p>12:35:54.12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2H35M54.13S">
            <text:p>12:35:54.13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2H35M54.134S">
            <text:p>12:35:54.13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2H35M50.733S">
            <text:p>12:35:50.7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460">
            <text:p>3460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2H35M48.666S">
            <text:p>12:35:48.67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538">
            <text:p>5538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2H35M50.728S">
            <text:p>12:35:50.7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478">
            <text:p>3478</text:p>
          </table:table-cell>
          <table:table-cell office:value-type="string">
            <text:p>Success</text:p>
          </table:table-cell>
          <table:table-cell office:value-type="float" office:value="36104">
            <text:p>36104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2H35M49.461S">
            <text:p>12:35:49.46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771">
            <text:p>4771</text:p>
          </table:table-cell>
          <table:table-cell office:value-type="string">
            <text:p>Success</text:p>
          </table:table-cell>
          <table:table-cell office:value-type="float" office:value="32825">
            <text:p>32825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2H35M54.207S">
            <text:p>12:35:54.2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2H35M54.305S">
            <text:p>12:35:54.31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2H35M54.311S">
            <text:p>12:35:54.31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2H35M54.315S">
            <text:p>12:35:54.32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2H35M48.067S">
            <text:p>12:35:48.0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284">
            <text:p>6284</text:p>
          </table:table-cell>
          <table:table-cell office:value-type="string">
            <text:p>Success</text:p>
          </table:table-cell>
          <table:table-cell office:value-type="float" office:value="75940">
            <text:p>75940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2H35M54.352S">
            <text:p>12:35:54.3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2H35M54.408S">
            <text:p>12:35:54.4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2H35M54.428S">
            <text:p>12:35:54.4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559">
            <text:p>1559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2H35M54.492S">
            <text:p>12:35:54.4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559">
            <text:p>1559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2H35M48.078S">
            <text:p>12:35:48.0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652">
            <text:p>6652</text:p>
          </table:table-cell>
          <table:table-cell office:value-type="string">
            <text:p>Success</text:p>
          </table:table-cell>
          <table:table-cell office:value-type="float" office:value="75939">
            <text:p>75939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2H35M54.731S">
            <text:p>12:35:54.7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2H35M54.744S">
            <text:p>12:35:54.7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2H35M54.195S">
            <text:p>12:35:54.2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68">
            <text:p>56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2H35M54.764S">
            <text:p>12:35:54.76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2H35M54.777S">
            <text:p>12:35:54.78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2H35M54.782S">
            <text:p>12:35:54.78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2H35M48.077S">
            <text:p>12:35:48.0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011">
            <text:p>7011</text:p>
          </table:table-cell>
          <table:table-cell office:value-type="string">
            <text:p>Success</text:p>
          </table:table-cell>
          <table:table-cell office:value-type="float" office:value="75937">
            <text:p>75937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2H35M55.089S">
            <text:p>12:35:55.0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2H35M55.103S">
            <text:p>12:35:55.1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2H35M49.469S">
            <text:p>12:35:49.4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658">
            <text:p>5658</text:p>
          </table:table-cell>
          <table:table-cell office:value-type="string">
            <text:p>Success</text:p>
          </table:table-cell>
          <table:table-cell office:value-type="float" office:value="74065">
            <text:p>74065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2H35M55.128S">
            <text:p>12:35:55.1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2H35M55.144S">
            <text:p>12:35:55.1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2H35M51.87S">
            <text:p>12:35:51.87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635">
            <text:p>3635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2H35M50.745S">
            <text:p>12:35:50.7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770">
            <text:p>4770</text:p>
          </table:table-cell>
          <table:table-cell office:value-type="string">
            <text:p>Success</text:p>
          </table:table-cell>
          <table:table-cell office:value-type="float" office:value="73563">
            <text:p>73563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2H35M48.594S">
            <text:p>12:35:48.5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094">
            <text:p>7094</text:p>
          </table:table-cell>
          <table:table-cell office:value-type="string">
            <text:p>Success</text:p>
          </table:table-cell>
          <table:table-cell office:value-type="float" office:value="75941">
            <text:p>75941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2H35M50.748S">
            <text:p>12:35:50.7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940">
            <text:p>4940</text:p>
          </table:table-cell>
          <table:table-cell office:value-type="string">
            <text:p>Success</text:p>
          </table:table-cell>
          <table:table-cell office:value-type="float" office:value="62131">
            <text:p>62131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2H35M49.55S">
            <text:p>12:35:49.5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162">
            <text:p>6162</text:p>
          </table:table-cell>
          <table:table-cell office:value-type="string">
            <text:p>Success</text:p>
          </table:table-cell>
          <table:table-cell office:value-type="float" office:value="74046">
            <text:p>74046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2H35M50.706S">
            <text:p>12:35:50.7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028">
            <text:p>5028</text:p>
          </table:table-cell>
          <table:table-cell office:value-type="string">
            <text:p>Success</text:p>
          </table:table-cell>
          <table:table-cell office:value-type="float" office:value="50797">
            <text:p>50797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2H35M52.501S">
            <text:p>12:35:52.5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245">
            <text:p>3245</text:p>
          </table:table-cell>
          <table:table-cell office:value-type="string">
            <text:p>Success</text:p>
          </table:table-cell>
          <table:table-cell office:value-type="float" office:value="62131">
            <text:p>62131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2H35M49.539S">
            <text:p>12:35:49.5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217">
            <text:p>6217</text:p>
          </table:table-cell>
          <table:table-cell office:value-type="string">
            <text:p>Success</text:p>
          </table:table-cell>
          <table:table-cell office:value-type="float" office:value="67750">
            <text:p>67750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2H35M49.474S">
            <text:p>12:35:49.4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293">
            <text:p>6293</text:p>
          </table:table-cell>
          <table:table-cell office:value-type="string">
            <text:p>Success</text:p>
          </table:table-cell>
          <table:table-cell office:value-type="float" office:value="73768">
            <text:p>73768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2H35M49.475S">
            <text:p>12:35:49.4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294">
            <text:p>6294</text:p>
          </table:table-cell>
          <table:table-cell office:value-type="string">
            <text:p>Success</text:p>
          </table:table-cell>
          <table:table-cell office:value-type="float" office:value="73768">
            <text:p>73768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2H35M52.811S">
            <text:p>12:35:52.8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962">
            <text:p>2962</text:p>
          </table:table-cell>
          <table:table-cell office:value-type="string">
            <text:p>Success</text:p>
          </table:table-cell>
          <table:table-cell office:value-type="float" office:value="50797">
            <text:p>50797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2H35M55.77S">
            <text:p>12:35:55.7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2H35M55.768S">
            <text:p>12:35:55.7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2H35M49.552S">
            <text:p>12:35:49.5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290">
            <text:p>6290</text:p>
          </table:table-cell>
          <table:table-cell office:value-type="string">
            <text:p>Success</text:p>
          </table:table-cell>
          <table:table-cell office:value-type="float" office:value="73970">
            <text:p>73970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2H35M55.758S">
            <text:p>12:35:55.7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2H35M54.205S">
            <text:p>12:35:54.2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639">
            <text:p>1639</text:p>
          </table:table-cell>
          <table:table-cell office:value-type="string">
            <text:p>Success</text:p>
          </table:table-cell>
          <table:table-cell office:value-type="float" office:value="50797">
            <text:p>50797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2H35M55.827S">
            <text:p>12:35:55.8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2H35M55.831S">
            <text:p>12:35:55.8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2H35M49.541S">
            <text:p>12:35:49.5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319">
            <text:p>6319</text:p>
          </table:table-cell>
          <table:table-cell office:value-type="string">
            <text:p>Success</text:p>
          </table:table-cell>
          <table:table-cell office:value-type="float" office:value="74068">
            <text:p>74068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2H35M55.843S">
            <text:p>12:35:55.8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2H35M55.843S">
            <text:p>12:35:55.8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2H35M54.233S">
            <text:p>12:35:54.2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645">
            <text:p>1645</text:p>
          </table:table-cell>
          <table:table-cell office:value-type="string">
            <text:p>Success</text:p>
          </table:table-cell>
          <table:table-cell office:value-type="float" office:value="50795">
            <text:p>50795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2H35M55.862S">
            <text:p>12:35:55.8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2H35M55.862S">
            <text:p>12:35:55.8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2H35M55.89S">
            <text:p>12:35:55.8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2H35M51.013S">
            <text:p>12:35:51.01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946">
            <text:p>4946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2H35M55.96S">
            <text:p>12:35:55.9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2H35M55.517S">
            <text:p>12:35:55.5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66">
            <text:p>466</text:p>
          </table:table-cell>
          <table:table-cell office:value-type="string">
            <text:p>Success</text:p>
          </table:table-cell>
          <table:table-cell office:value-type="float" office:value="50795">
            <text:p>50795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2H35M55.985S">
            <text:p>12:35:55.9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2H35M56.023S">
            <text:p>12:35:56.0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2H35M56.04S">
            <text:p>12:35:56.0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601">
            <text:p>1601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2H35M56.092S">
            <text:p>12:35:56.0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1601">
            <text:p>1601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2H35M55.879S">
            <text:p>12:35:55.8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98">
            <text:p>698</text:p>
          </table:table-cell>
          <table:table-cell office:value-type="string">
            <text:p>Success</text:p>
          </table:table-cell>
          <table:table-cell office:value-type="float" office:value="18153">
            <text:p>18153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2H35M55.689S">
            <text:p>12:35:55.6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90">
            <text:p>890</text:p>
          </table:table-cell>
          <table:table-cell office:value-type="string">
            <text:p>Success</text:p>
          </table:table-cell>
          <table:table-cell office:value-type="float" office:value="18156">
            <text:p>18156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2H35M55.713S">
            <text:p>12:35:55.7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68">
            <text:p>868</text:p>
          </table:table-cell>
          <table:table-cell office:value-type="string">
            <text:p>Success</text:p>
          </table:table-cell>
          <table:table-cell office:value-type="float" office:value="18155">
            <text:p>18155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2H35M55.736S">
            <text:p>12:35:55.7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846">
            <text:p>846</text:p>
          </table:table-cell>
          <table:table-cell office:value-type="string">
            <text:p>Success</text:p>
          </table:table-cell>
          <table:table-cell office:value-type="float" office:value="18152">
            <text:p>18152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2H35M55.507S">
            <text:p>12:35:55.5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077">
            <text:p>1077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2H35M56.155S">
            <text:p>12:35:56.16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2H35M52.596S">
            <text:p>12:35:52.60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990">
            <text:p>3990</text:p>
          </table:table-cell>
          <table:table-cell office:value-type="string">
            <text:p>Success</text:p>
          </table:table-cell>
          <table:table-cell office:value-type="float" office:value="29650">
            <text:p>29650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2H35M55.161S">
            <text:p>12:35:55.1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26">
            <text:p>1426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2H35M51.341S">
            <text:p>12:35:51.34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247">
            <text:p>5247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2H35M55.976S">
            <text:p>12:35:55.98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41">
            <text:p>641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2H35M56.588S">
            <text:p>12:35:56.5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2H35M56.582S">
            <text:p>12:35:56.5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2H35M56.58S">
            <text:p>12:35:56.5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2H35M55.845S">
            <text:p>12:35:55.8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78">
            <text:p>778</text:p>
          </table:table-cell>
          <table:table-cell office:value-type="string">
            <text:p>Success</text:p>
          </table:table-cell>
          <table:table-cell office:value-type="float" office:value="18156">
            <text:p>18156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2H35M56.583S">
            <text:p>12:35:56.5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2H35M56.621S">
            <text:p>12:35:56.62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2H35M53.803S">
            <text:p>12:35:53.8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846">
            <text:p>2846</text:p>
          </table:table-cell>
          <table:table-cell office:value-type="string">
            <text:p>Success</text:p>
          </table:table-cell>
          <table:table-cell office:value-type="float" office:value="72196">
            <text:p>72196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2H35M56.623S">
            <text:p>12:35:56.62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2H35M56.653S">
            <text:p>12:35:56.65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2H35M56.639S">
            <text:p>12:35:56.64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2H35M56.648S">
            <text:p>12:35:56.65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2H35M56.578S">
            <text:p>12:35:56.5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2H35M56.659S">
            <text:p>12:35:56.66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2H35M56.668S">
            <text:p>12:35:56.67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2H35M56.624S">
            <text:p>12:35:56.6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2H35M56.668S">
            <text:p>12:35:56.67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2H35M56.664S">
            <text:p>12:35:56.66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2H35M56.585S">
            <text:p>12:35:56.5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2H35M56.689S">
            <text:p>12:35:56.69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2H35M56.683S">
            <text:p>12:35:56.68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2H35M56.681S">
            <text:p>12:35:56.68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2H35M56.697S">
            <text:p>12:35:56.70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2H35M56.65S">
            <text:p>12:35:56.6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643">
            <text:p>1643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2H35M56.691S">
            <text:p>12:35:56.69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2H35M56.718S">
            <text:p>12:35:56.72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2H35M56.743S">
            <text:p>12:35:56.74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2H35M56.741S">
            <text:p>12:35:56.74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2H35M56.756S">
            <text:p>12:35:56.76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2H35M56.739S">
            <text:p>12:35:56.7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1643">
            <text:p>1643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2H35M55.775S">
            <text:p>12:35:55.7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158">
            <text:p>1158</text:p>
          </table:table-cell>
          <table:table-cell office:value-type="string">
            <text:p>Success</text:p>
          </table:table-cell>
          <table:table-cell office:value-type="float" office:value="18153">
            <text:p>18153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2H35M55.748S">
            <text:p>12:35:55.7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192">
            <text:p>1192</text:p>
          </table:table-cell>
          <table:table-cell office:value-type="string">
            <text:p>Success</text:p>
          </table:table-cell>
          <table:table-cell office:value-type="float" office:value="18155">
            <text:p>18155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2H35M56.881S">
            <text:p>12:35:56.8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643">
            <text:p>1643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2H35M56.62S">
            <text:p>12:35:56.6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47">
            <text:p>347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2H35M56.587S">
            <text:p>12:35:56.5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88">
            <text:p>388</text:p>
          </table:table-cell>
          <table:table-cell office:value-type="string">
            <text:p>Success</text:p>
          </table:table-cell>
          <table:table-cell office:value-type="float" office:value="36104">
            <text:p>36104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2H35M56.586S">
            <text:p>12:35:56.5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01">
            <text:p>401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2H35M55.848S">
            <text:p>12:35:55.85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65">
            <text:p>1165</text:p>
          </table:table-cell>
          <table:table-cell office:value-type="string">
            <text:p>Success</text:p>
          </table:table-cell>
          <table:table-cell office:value-type="float" office:value="32164">
            <text:p>32164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2H35M55.116S">
            <text:p>12:35:55.12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929">
            <text:p>1929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2H35M54.553S">
            <text:p>12:35:54.55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495">
            <text:p>2495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2H35M55.863S">
            <text:p>12:35:55.86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96">
            <text:p>1196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2H35M54.756S">
            <text:p>12:35:54.76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307">
            <text:p>2307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2H35M55.89S">
            <text:p>12:35:55.89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88">
            <text:p>1188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2H35M55.69S">
            <text:p>12:35:55.6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394">
            <text:p>1394</text:p>
          </table:table-cell>
          <table:table-cell office:value-type="string">
            <text:p>Success</text:p>
          </table:table-cell>
          <table:table-cell office:value-type="float" office:value="72196">
            <text:p>72196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2H35M55.902S">
            <text:p>12:35:55.90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87">
            <text:p>1187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2H35M55.847S">
            <text:p>12:35:55.85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246">
            <text:p>1246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2H35M57.046S">
            <text:p>12:35:57.0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2H35M57.06S">
            <text:p>12:35:57.0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2H35M56.934S">
            <text:p>12:35:56.9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2H35M57.079S">
            <text:p>12:35:57.0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2H35M57.094S">
            <text:p>12:35:57.0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2H35M57.09S">
            <text:p>12:35:57.0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2H35M56.619S">
            <text:p>12:35:56.62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11">
            <text:p>511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2H35M56.941S">
            <text:p>12:35:56.9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2H35M57.064S">
            <text:p>12:35:57.0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2H35M57.015S">
            <text:p>12:35:57.0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2H35M57.121S">
            <text:p>12:35:57.12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2H35M57.085S">
            <text:p>12:35:57.0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1643">
            <text:p>1643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2H35M56.976S">
            <text:p>12:35:56.9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2H35M57.167S">
            <text:p>12:35:57.17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2H35M57.144S">
            <text:p>12:35:57.14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2H35M57.183S">
            <text:p>12:35:57.18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2H35M57.179S">
            <text:p>12:35:57.18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2H35M57.185S">
            <text:p>12:35:57.19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2H35M57.191S">
            <text:p>12:35:57.19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2H35M57.192S">
            <text:p>12:35:57.19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2H35M57.195S">
            <text:p>12:35:57.20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2H35M57.17S">
            <text:p>12:35:57.1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643">
            <text:p>1643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2H35M57.235S">
            <text:p>12:35:57.2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643">
            <text:p>1643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2H35M56.968S">
            <text:p>12:35:56.9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61">
            <text:p>761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2H35M57.73S">
            <text:p>12:35:57.73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2H35M57.737S">
            <text:p>12:35:57.74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2H35M57.741S">
            <text:p>12:35:57.74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2H35M56.988S">
            <text:p>12:35:56.9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828">
            <text:p>828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2H35M57.817S">
            <text:p>12:35:57.82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2H35M57.828S">
            <text:p>12:35:57.83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2H35M57.834S">
            <text:p>12:35:57.83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2H35M56.62S">
            <text:p>12:35:56.6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73">
            <text:p>1473</text:p>
          </table:table-cell>
          <table:table-cell office:value-type="string">
            <text:p>Success</text:p>
          </table:table-cell>
          <table:table-cell office:value-type="float" office:value="48722">
            <text:p>48722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2H35M57.05S">
            <text:p>12:35:57.0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93">
            <text:p>1193</text:p>
          </table:table-cell>
          <table:table-cell office:value-type="string">
            <text:p>Success</text:p>
          </table:table-cell>
          <table:table-cell office:value-type="float" office:value="16740">
            <text:p>16740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2H35M57.111S">
            <text:p>12:35:57.11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136">
            <text:p>1136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2H35M58.244S">
            <text:p>12:35:58.2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2H35M58.3S">
            <text:p>12:35:58.30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2H35M58.308S">
            <text:p>12:35:58.31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2H35M58.313S">
            <text:p>12:35:58.31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2H35M56.957S">
            <text:p>12:35:56.96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93">
            <text:p>1393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2H35M57.151S">
            <text:p>12:35:57.15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32825">
            <text:p>32825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2H35M57.128S">
            <text:p>12:35:57.13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59">
            <text:p>1259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2H35M57.145S">
            <text:p>12:35:57.1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43">
            <text:p>1243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2H35M57.273S">
            <text:p>12:35:57.27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17">
            <text:p>1117</text:p>
          </table:table-cell>
          <table:table-cell office:value-type="string">
            <text:p>Success</text:p>
          </table:table-cell>
          <table:table-cell office:value-type="float" office:value="30785">
            <text:p>30785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2H35M58.095S">
            <text:p>12:35:58.1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82">
            <text:p>582</text:p>
          </table:table-cell>
          <table:table-cell office:value-type="string">
            <text:p>Success</text:p>
          </table:table-cell>
          <table:table-cell office:value-type="float" office:value="18156">
            <text:p>18156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2H35M57.131S">
            <text:p>12:35:57.13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547">
            <text:p>1547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2H35M57.124S">
            <text:p>12:35:57.12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562">
            <text:p>1562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2H35M57.106S">
            <text:p>12:35:57.11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583">
            <text:p>1583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2H35M57.131S">
            <text:p>12:35:57.1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566">
            <text:p>1566</text:p>
          </table:table-cell>
          <table:table-cell office:value-type="string">
            <text:p>Success</text:p>
          </table:table-cell>
          <table:table-cell office:value-type="float" office:value="46650">
            <text:p>46650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2H35M58.678S">
            <text:p>12:35:58.6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2H35M58.712S">
            <text:p>12:35:58.71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2H35M58.72S">
            <text:p>12:35:58.72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2H35M58.725S">
            <text:p>12:35:58.73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2H35M58.698S">
            <text:p>12:35:58.7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18155">
            <text:p>18155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2H35M58.848S">
            <text:p>12:35:58.8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2H35M58.877S">
            <text:p>12:35:58.88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2H35M58.249S">
            <text:p>12:35:58.2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72">
            <text:p>672</text:p>
          </table:table-cell>
          <table:table-cell office:value-type="string">
            <text:p>Success</text:p>
          </table:table-cell>
          <table:table-cell office:value-type="float" office:value="40931">
            <text:p>40931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2H35M58.39S">
            <text:p>12:35:58.3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36">
            <text:p>536</text:p>
          </table:table-cell>
          <table:table-cell office:value-type="string">
            <text:p>Success</text:p>
          </table:table-cell>
          <table:table-cell office:value-type="float" office:value="40933">
            <text:p>40933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2H35M58.917S">
            <text:p>12:35:58.92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2H35M58.929S">
            <text:p>12:35:58.93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2H35M58.363S">
            <text:p>12:35:58.3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80">
            <text:p>580</text:p>
          </table:table-cell>
          <table:table-cell office:value-type="string">
            <text:p>Success</text:p>
          </table:table-cell>
          <table:table-cell office:value-type="float" office:value="40910">
            <text:p>40910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2H35M58.68S">
            <text:p>12:35:58.6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40933">
            <text:p>40933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2H35M58.388S">
            <text:p>12:35:58.3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85">
            <text:p>585</text:p>
          </table:table-cell>
          <table:table-cell office:value-type="string">
            <text:p>Success</text:p>
          </table:table-cell>
          <table:table-cell office:value-type="float" office:value="40931">
            <text:p>40931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2H35M58.391S">
            <text:p>12:35:58.3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84">
            <text:p>584</text:p>
          </table:table-cell>
          <table:table-cell office:value-type="string">
            <text:p>Success</text:p>
          </table:table-cell>
          <table:table-cell office:value-type="float" office:value="40931">
            <text:p>40931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2H35M58.976S">
            <text:p>12:35:58.9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2H35M59.005S">
            <text:p>12:35:59.0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2H35M58.351S">
            <text:p>12:35:58.3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90">
            <text:p>690</text:p>
          </table:table-cell>
          <table:table-cell office:value-type="string">
            <text:p>Success</text:p>
          </table:table-cell>
          <table:table-cell office:value-type="float" office:value="40933">
            <text:p>40933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2H35M58.927S">
            <text:p>12:35:58.9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18156">
            <text:p>18156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2H35M59.052S">
            <text:p>12:35:59.0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2H35M59.043S">
            <text:p>12:35:59.0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2H35M58.687S">
            <text:p>12:35:58.6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97">
            <text:p>397</text:p>
          </table:table-cell>
          <table:table-cell office:value-type="string">
            <text:p>Success</text:p>
          </table:table-cell>
          <table:table-cell office:value-type="float" office:value="40933">
            <text:p>40933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2H35M59.071S">
            <text:p>12:35:59.07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2H35M59.092S">
            <text:p>12:35:59.09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2H35M59.106S">
            <text:p>12:35:59.11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2H35M59.076S">
            <text:p>12:35:59.0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2H35M58.69S">
            <text:p>12:35:58.6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31">
            <text:p>431</text:p>
          </table:table-cell>
          <table:table-cell office:value-type="string">
            <text:p>Success</text:p>
          </table:table-cell>
          <table:table-cell office:value-type="float" office:value="40931">
            <text:p>40931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2H35M58.975S">
            <text:p>12:35:58.9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18156">
            <text:p>18156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2H35M58.944S">
            <text:p>12:35:58.9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18153">
            <text:p>18153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2H35M59.236S">
            <text:p>12:35:59.2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2H35M58.923S">
            <text:p>12:35:58.9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44">
            <text:p>344</text:p>
          </table:table-cell>
          <table:table-cell office:value-type="string">
            <text:p>Success</text:p>
          </table:table-cell>
          <table:table-cell office:value-type="float" office:value="18155">
            <text:p>18155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2H35M59.238S">
            <text:p>12:35:59.2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2H35M59.267S">
            <text:p>12:35:59.27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2H35M59.022S">
            <text:p>12:35:59.02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2H35M59.27S">
            <text:p>12:35:59.27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2H35M58.968S">
            <text:p>12:35:58.9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18156">
            <text:p>18156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2H35M59.269S">
            <text:p>12:35:59.2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2H35M59.287S">
            <text:p>12:35:59.2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701">
            <text:p>701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2H35M59.305S">
            <text:p>12:35:59.3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2H35M59.119S">
            <text:p>12:35:59.12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32167">
            <text:p>32167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2H35M59.3S">
            <text:p>12:35:59.30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2H35M59.33S">
            <text:p>12:35:59.33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2H35M59.317S">
            <text:p>12:35:59.32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2H35M59.284S">
            <text:p>12:35:59.28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2H35M59.328S">
            <text:p>12:35:59.3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585">
            <text:p>585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2H35M59.324S">
            <text:p>12:35:59.32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2H35M59.353S">
            <text:p>12:35:59.35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2H35M59.343S">
            <text:p>12:35:59.34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2H35M59.368S">
            <text:p>12:35:59.37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2H35M59.357S">
            <text:p>12:35:59.36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2H35M59.372S">
            <text:p>12:35:59.37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2H35M59.085S">
            <text:p>12:35:59.0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13">
            <text:p>413</text:p>
          </table:table-cell>
          <table:table-cell office:value-type="string">
            <text:p>Success</text:p>
          </table:table-cell>
          <table:table-cell office:value-type="float" office:value="18155">
            <text:p>18155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2H35M59.354S">
            <text:p>12:35:59.35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2H35M59.318S">
            <text:p>12:35:59.32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32830">
            <text:p>32830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2H35M59.122S">
            <text:p>12:35:59.1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89">
            <text:p>389</text:p>
          </table:table-cell>
          <table:table-cell office:value-type="string">
            <text:p>Success</text:p>
          </table:table-cell>
          <table:table-cell office:value-type="float" office:value="18155">
            <text:p>18155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2H35M59.499S">
            <text:p>12:35:59.5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2H35M59.521S">
            <text:p>12:35:59.52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2H35M59.529S">
            <text:p>12:35:59.53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2H35M59.512S">
            <text:p>12:35:59.5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2H35M59.533S">
            <text:p>12:35:59.53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2H35M59.535S">
            <text:p>12:35:59.54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2H35M59.545S">
            <text:p>12:35:59.55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2H35M59.55S">
            <text:p>12:35:59.55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2H35M59.509S">
            <text:p>12:35:59.5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51">
            <text:p>451</text:p>
          </table:table-cell>
          <table:table-cell office:value-type="string">
            <text:p>Success</text:p>
          </table:table-cell>
          <table:table-cell office:value-type="float" office:value="38960">
            <text:p>38960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2H35M59.501S">
            <text:p>12:35:59.5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64">
            <text:p>464</text:p>
          </table:table-cell>
          <table:table-cell office:value-type="string">
            <text:p>Success</text:p>
          </table:table-cell>
          <table:table-cell office:value-type="float" office:value="38940">
            <text:p>38940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2H35M59.966S">
            <text:p>12:35:59.9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8156">
            <text:p>18156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2H35M59.962S">
            <text:p>12:35:59.9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8155">
            <text:p>18155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2H36M00.027S">
            <text:p>12:36:00.0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2H36M00.022S">
            <text:p>12:36:00.0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2H36M00.044S">
            <text:p>12:36:00.04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2H36M00.044S">
            <text:p>12:36:00.04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2H36M00.052S">
            <text:p>12:36:00.05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2H36M00.053S">
            <text:p>12:36:00.05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2H36M00.056S">
            <text:p>12:36:00.06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2H36M00.059S">
            <text:p>12:36:00.06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6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6T16:06:16.59</dc:date>
    <meta:generator>OpenOffice.org/3.2$Win32 OpenOffice.org_project/320m12$Build-9483</meta:generator>
    <meta:editing-duration>PT00H01M33S</meta:editing-duration>
    <meta:editing-cycles>1</meta:editing-cycles>
    <meta:document-statistic meta:table-count="1" meta:cell-count="13727" meta:object-count="0"/>
  </office:meta>
</office:document-meta>
</file>